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IPAPANNEW" svg:font-family="IPAPANNEW"/>
    <style:font-face style:name="IPAPANNEW-Identity-H" svg:font-family="IPAPANNEW-Identity-H"/>
    <style:font-face style:name="PMingLiU-Identity-H" svg:font-family="PMingLiU-Identity-H"/>
    <style:font-face style:name="SimSun-Identity-H" svg:font-family="SimSun-Identity-H"/>
    <style:font-face style:name="F" svg:font-family="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haris SIL" svg:font-family="'Charis SIL'" style:font-pitch="variable"/>
    <style:font-face style:name="Gentium" svg:font-family="Gent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haris SIL" fo:font-size="10.5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use-window-font-color="true" style:text-outline="false" style:text-line-through-style="none" style:font-name="Charis SIL" fo:font-size="10.5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haris SIL" fo:language="en" fo:country="US" fo:text-shadow="none" style:text-underline-style="none" fo:font-weight="normal" style:text-underline-mode="continuous" style:text-line-through-mode="continuous" style:font-name-asian="Charis SIL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Charis SIL" fo:font-size="11pt" fo:language="en" fo:country="US" fo:font-style="normal" fo:text-shadow="none" style:text-underline-style="none" fo:font-weight="normal" style:text-underline-mode="continuous" style:text-line-through-mode="continuous" style:font-name-asian="Charis SIL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Charis SIL" fo:language="en" fo:country="US" fo:font-style="normal" fo:text-shadow="none" style:text-underline-style="none" fo:font-weight="normal" style:text-underline-mode="continuous" style:text-line-through-mode="continuous" style:font-name-asian="Charis SIL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Charis SIL" style:font-name-asian="Charis SI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>
            <text:p>kɯmŋu</text:p>
          </table:table-cell>
          <table:table-cell office:value-type="string">
            <text:p>kə-mŋô</text:p>
          </table:table-cell>
          <table:table-cell office:value-type="string">
            <text:p>kə-mŋɐ̂</text:p>
          </table:table-cell>
          <table:table-cell office:value-type="string">
            <text:p>*mŋo</text:p>
          </table:table-cell>
          <table:table-cell office:value-type="string">
            <text:p>五</text:p>
          </table:table-cell>
          <table:table-cell office:value-type="string">
            <text:p>cinq</text:p>
          </table:table-cell>
          <table:table-cell office:value-type="string">
            <text:p>lŋa</text:p>
          </table:table-cell>
          <table:table-cell office:value-type="string">
            <text:p>五</text:p>
          </table:table-cell>
          <table:table-cell office:value-type="string">
            <text:p>*ˁŋaʔ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sŋa</text:p>
          </table:table-cell>
          <table:table-cell office:value-type="string">
            <text:p>ka-məsŋár</text:p>
          </table:table-cell>
          <table:table-cell office:value-type="string">
            <text:p>kɤ-sŋêt,sŋît</text:p>
          </table:table-cell>
          <table:table-cell office:value-type="string">
            <text:p>*sŋa[r;t]</text:p>
          </table:table-cell>
          <table:table-cell office:value-type="string">
            <text:p>复活、苏醒</text:p>
          </table:table-cell>
          <table:table-cell office:value-type="string">
            <text:p>revenir à soi</text:p>
          </table:table-cell>
          <table:table-cell table:style-name="Default"/>
          <table:table-cell office:value-type="string">
            <text:p>蘇</text:p>
          </table:table-cell>
          <table:table-cell office:value-type="string">
            <text:p>*ˁs-ŋa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ɯ-rpa</text:p>
          </table:table-cell>
          <table:table-cell office:value-type="string">
            <text:p>ɕə-rpâ</text:p>
          </table:table-cell>
          <table:table-cell office:value-type="string">
            <text:p>tə-vrieʔ</text:p>
          </table:table-cell>
          <table:table-cell office:value-type="string">
            <text:p>*rpa</text:p>
          </table:table-cell>
          <table:table-cell office:value-type="string">
            <text:p>斧头</text:p>
          </table:table-cell>
          <table:table-cell office:value-type="string">
            <text:p>hache</text:p>
          </table:table-cell>
          <table:table-cell table:style-name="Default"/>
          <table:table-cell office:value-type="string">
            <text:p>斧</text:p>
          </table:table-cell>
          <table:table-cell office:value-type="string">
            <text:p>*paʔ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a-ʑo</text:p>
          </table:table-cell>
          <table:table-cell office:value-type="string">
            <text:p>ŋa</text:p>
          </table:table-cell>
          <table:table-cell office:value-type="string">
            <text:p>ŋəʔ</text:p>
          </table:table-cell>
          <table:table-cell office:value-type="string">
            <text:p>*ŋa</text:p>
          </table:table-cell>
          <table:table-cell office:value-type="string">
            <text:p>我</text:p>
          </table:table-cell>
          <table:table-cell office:value-type="string">
            <text:p>moi</text:p>
          </table:table-cell>
          <table:table-cell office:value-type="string">
            <text:p>ŋa</text:p>
          </table:table-cell>
          <table:table-cell office:value-type="string">
            <text:p>吾</text:p>
          </table:table-cell>
          <table:table-cell office:value-type="string">
            <text:p>*ˁŋa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ŋgra</text:p>
          </table:table-cell>
          <table:table-cell table:style-name="ce1" table:number-columns-repeated="2"/>
          <table:table-cell office:value-type="string">
            <text:p>*ŋgra</text:p>
          </table:table-cell>
          <table:table-cell office:value-type="string">
            <text:p>掉下</text:p>
          </table:table-cell>
          <table:table-cell office:value-type="string">
            <text:p>tomber</text:p>
          </table:table-cell>
          <table:table-cell table:style-name="Default"/>
          <table:table-cell office:value-type="string">
            <text:p>下</text:p>
          </table:table-cell>
          <table:table-cell office:value-type="string">
            <text:p>*ˁgraʔ-s</text:p>
          </table:table-cell>
          <table:table-cell office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ɣurʑa</text:p>
          </table:table-cell>
          <table:table-cell office:value-type="string">
            <text:p>pə-rjâ</text:p>
          </table:table-cell>
          <table:table-cell office:value-type="string">
            <text:p>və-rɟî</text:p>
          </table:table-cell>
          <table:table-cell office:value-type="string">
            <text:p>*(pə-,</text:p>
          </table:table-cell>
          <table:table-cell table:style-name="ce3" office:value-type="string">
            <text:p>一百</text:p>
          </table:table-cell>
          <table:table-cell table:style-name="ce3" office:value-type="string">
            <text:p>cent</text:p>
          </table:table-cell>
          <table:table-cell office:value-type="string">
            <text:p>brgja</text:p>
          </table:table-cell>
          <table:table-cell office:value-type="string">
            <text:p>百</text:p>
          </table:table-cell>
          <table:table-cell office:value-type="string">
            <text:p>*ˁprak</text:p>
          </table:table-cell>
          <table:table-cell office:value-type="string">
            <text:p>ak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ɯ-jaʁ</text:p>
          </table:table-cell>
          <table:table-cell office:value-type="string">
            <text:p>ta-ják</text:p>
          </table:table-cell>
          <table:table-cell office:value-type="string">
            <text:p>tə-jɐ̂χ</text:p>
          </table:table-cell>
          <table:table-cell office:value-type="string">
            <text:p>*ljaq</text:p>
          </table:table-cell>
          <table:table-cell office:value-type="string">
            <text:p>手</text:p>
          </table:table-cell>
          <table:table-cell office:value-type="string">
            <text:p>main</text:p>
          </table:table-cell>
          <table:table-cell office:value-type="string">
            <text:p>lag</text:p>
          </table:table-cell>
          <table:table-cell office:value-type="string">
            <text:p>胳</text:p>
          </table:table-cell>
          <table:table-cell office:value-type="string">
            <text:p>*k-lak</text:p>
          </table:table-cell>
          <table:table-cell office:value-type="string">
            <text:p>ak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ɤ-rʑaʁ</text:p>
          </table:table-cell>
          <table:table-cell table:style-name="ce1" table:number-columns-repeated="2"/>
          <table:table-cell office:value-type="string">
            <text:p>*rə-ljaq</text:p>
          </table:table-cell>
          <table:table-cell office:value-type="string">
            <text:p>一夜</text:p>
          </table:table-cell>
          <table:table-cell office:value-type="string">
            <text:p>une nuit</text:p>
          </table:table-cell>
          <table:table-cell office:value-type="string">
            <text:p>ʑag</text:p>
          </table:table-cell>
          <table:table-cell table:style-name="ce1" office:value-type="string">
            <text:p>夜</text:p>
          </table:table-cell>
          <table:table-cell office:value-type="string">
            <text:p>*lak-s</text:p>
          </table:table-cell>
          <table:table-cell office:value-type="string">
            <text:p>ak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tɯ-rpaʁ</text:p>
          </table:table-cell>
          <table:table-cell office:value-type="string">
            <text:p>ta-rpák</text:p>
          </table:table-cell>
          <table:table-cell table:style-name="Default"/>
          <table:table-cell office:value-type="string">
            <text:p>*rpaq</text:p>
          </table:table-cell>
          <table:table-cell office:value-type="string">
            <text:p>肩膀</text:p>
          </table:table-cell>
          <table:table-cell office:value-type="string">
            <text:p>épaule</text:p>
          </table:table-cell>
          <table:table-cell office:value-type="string">
            <text:p>pʰrag</text:p>
          </table:table-cell>
          <table:table-cell office:value-type="string">
            <text:p>膊</text:p>
          </table:table-cell>
          <table:table-cell office:value-type="string">
            <text:p>*ˁpak</text:p>
          </table:table-cell>
          <table:table-cell office:value-type="string">
            <text:p>ak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no</text:p>
          </table:table-cell>
          <table:table-cell office:value-type="string">
            <text:p>ka-nô</text:p>
          </table:table-cell>
          <table:table-cell office:value-type="string">
            <text:p>kɐ-nɐ,nɐʔ,niʔ</text:p>
          </table:table-cell>
          <table:table-cell table:style-name="ce5" office:value-type="string">
            <text:p>*naŋ</text:p>
          </table:table-cell>
          <table:table-cell office:value-type="string">
            <text:p>驱逐</text:p>
          </table:table-cell>
          <table:table-cell office:value-type="string">
            <text:p>chasser</text:p>
          </table:table-cell>
          <table:table-cell office:value-type="string">
            <text:p>snaŋ</text:p>
          </table:table-cell>
          <table:table-cell office:value-type="string">
            <text:p>攘</text:p>
          </table:table-cell>
          <table:table-cell office:value-type="string">
            <text:p>*naŋʔ</text:p>
          </table:table-cell>
          <table:table-cell office:value-type="string">
            <text:p>aŋ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rɤʑa</text:p>
          </table:table-cell>
          <table:table-cell table:style-name="Default" table:number-columns-repeated="2"/>
          <table:table-cell table:style-name="Default" office:value-type="string">
            <text:p>*rɐja</text:p>
          </table:table-cell>
          <table:table-cell table:style-name="Default" office:value-type="string">
            <text:p>痒</text:p>
          </table:table-cell>
          <table:table-cell table:style-name="Default" office:value-type="string">
            <text:p>gratter</text:p>
          </table:table-cell>
          <table:table-cell table:style-name="Default" office:value-type="string">
            <text:p>gja</text:p>
          </table:table-cell>
          <table:table-cell table:style-name="Default" office:value-type="string">
            <text:p>癢</text:p>
          </table:table-cell>
          <table:table-cell table:style-name="Default" office:value-type="string">
            <text:p>*jaŋ</text:p>
          </table:table-cell>
          <table:table-cell table:style-name="Default" office:value-type="string">
            <text:p>aŋ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rko</text:p>
          </table:table-cell>
          <table:table-cell office:value-type="string">
            <text:p>kə-rkô</text:p>
          </table:table-cell>
          <table:table-cell office:value-type="string">
            <text:p>kə-nkʌʔ,nkɐ̂</text:p>
          </table:table-cell>
          <table:table-cell table:style-name="ce3" office:value-type="string">
            <text:p>*[r]kaŋ</text:p>
          </table:table-cell>
          <table:table-cell office:value-type="string">
            <text:p>硬</text:p>
          </table:table-cell>
          <table:table-cell office:value-type="string">
            <text:p>dur</text:p>
          </table:table-cell>
          <table:table-cell office:value-type="string">
            <text:p>mkʰraŋ-po</text:p>
          </table:table-cell>
          <table:table-cell office:value-type="string">
            <text:p>硬</text:p>
          </table:table-cell>
          <table:table-cell office:value-type="string">
            <text:p>*ˁŋraŋ-s</text:p>
          </table:table-cell>
          <table:table-cell office:value-type="string">
            <text:p>aŋ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pɣo</text:p>
          </table:table-cell>
          <table:table-cell office:value-type="string">
            <text:p>ka-pó</text:p>
          </table:table-cell>
          <table:table-cell/>
          <table:table-cell office:value-type="string">
            <text:p>*paˠŋ</text:p>
          </table:table-cell>
          <table:table-cell office:value-type="string">
            <text:p>纺</text:p>
          </table:table-cell>
          <table:table-cell office:value-type="string">
            <text:p>filer</text:p>
          </table:table-cell>
          <table:table-cell office:value-type="string">
            <text:p>ɴpʰaŋ-ma</text:p>
          </table:table-cell>
          <table:table-cell table:style-name="ce4" office:value-type="string">
            <text:p>紡</text:p>
          </table:table-cell>
          <table:table-cell office:value-type="string">
            <text:p>*pʰaŋʔ</text:p>
          </table:table-cell>
          <table:table-cell office:value-type="string">
            <text:p>aŋ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qa-ʑo</text:p>
          </table:table-cell>
          <table:table-cell office:value-type="string">
            <text:p>kə-jó</text:p>
          </table:table-cell>
          <table:table-cell office:value-type="string">
            <text:p>ʁiɐʔ</text:p>
          </table:table-cell>
          <table:table-cell office:value-type="string">
            <text:p>*jaŋ</text:p>
          </table:table-cell>
          <table:table-cell office:value-type="string">
            <text:p>绵羊</text:p>
          </table:table-cell>
          <table:table-cell office:value-type="string">
            <text:p>mouton</text:p>
          </table:table-cell>
          <table:table-cell office:value-type="string">
            <text:p>gjaŋ-dkar</text:p>
          </table:table-cell>
          <table:table-cell office:value-type="string">
            <text:p>羊</text:p>
          </table:table-cell>
          <table:table-cell office:value-type="string">
            <text:p>*laŋ</text:p>
          </table:table-cell>
          <table:table-cell office:value-type="string">
            <text:p>aŋ</text:p>
          </table:table-cell>
          <table:table-cell table:number-columns-repeated="1014"/>
        </table:table-row>
        <table:table-row table:style-name="ro2">
          <table:table-cell table:style-name="ce5" office:value-type="string">
            <text:p>sɯso</text:p>
          </table:table-cell>
          <table:table-cell office:value-type="string">
            <text:p>səsô_ka-pa</text:p>
          </table:table-cell>
          <table:table-cell office:value-type="string">
            <text:p>kɐ-səsɐʔ&lt;</text:p>
          </table:table-cell>
          <table:table-cell table:style-name="ce3" office:value-type="string">
            <text:p>*saŋ</text:p>
          </table:table-cell>
          <table:table-cell office:value-type="string">
            <text:p>思考</text:p>
          </table:table-cell>
          <table:table-cell office:value-type="string">
            <text:p>penser</text:p>
          </table:table-cell>
          <table:table-cell table:style-name="Default"/>
          <table:table-cell office:value-type="string">
            <text:p>想</text:p>
          </table:table-cell>
          <table:table-cell office:value-type="string">
            <text:p>*saŋʔ</text:p>
          </table:table-cell>
          <table:table-cell office:value-type="string">
            <text:p>aŋ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rŋu</text:p>
          </table:table-cell>
          <table:table-cell office:value-type="string">
            <text:p>ka-rŋô</text:p>
          </table:table-cell>
          <table:table-cell office:value-type="string">
            <text:p>kɐ-rŋoʔ,rŋû,rŋə̂m</text:p>
          </table:table-cell>
          <table:table-cell office:value-type="string">
            <text:p>*rŋo</text:p>
          </table:table-cell>
          <table:table-cell office:value-type="string">
            <text:p>抄</text:p>
          </table:table-cell>
          <table:table-cell office:value-type="string">
            <text:p>frire</text:p>
          </table:table-cell>
          <table:table-cell office:value-type="string">
            <text:p>rŋo</text:p>
          </table:table-cell>
          <table:table-cell office:value-type="string">
            <text:p>熬</text:p>
          </table:table-cell>
          <table:table-cell office:value-type="string">
            <text:p>*ˁŋaw</text:p>
          </table:table-cell>
          <table:table-cell office:value-type="string">
            <text:p>aw</text:p>
          </table:table-cell>
          <table:table-cell table:number-columns-repeated="1014"/>
        </table:table-row>
        <table:table-row table:style-name="ro2">
          <table:table-cell office:value-type="string">
            <text:p>tɤ-rmi</text:p>
          </table:table-cell>
          <table:table-cell office:value-type="string">
            <text:p>tə-rmé</text:p>
          </table:table-cell>
          <table:table-cell office:value-type="string">
            <text:p>tɐ-rmiʔ</text:p>
          </table:table-cell>
          <table:table-cell office:value-type="string">
            <text:p>*rmij</text:p>
          </table:table-cell>
          <table:table-cell office:value-type="string">
            <text:p>名字</text:p>
          </table:table-cell>
          <table:table-cell office:value-type="string">
            <text:p>nom</text:p>
          </table:table-cell>
          <table:table-cell office:value-type="string">
            <text:p>miŋ</text:p>
          </table:table-cell>
          <table:table-cell office:value-type="string">
            <text:p>名</text:p>
          </table:table-cell>
          <table:table-cell office:value-type="string">
            <text:p>*meŋ</text:p>
          </table:table-cell>
          <table:table-cell office:value-type="string">
            <text:p>eŋ</text:p>
          </table:table-cell>
          <table:table-cell table:number-columns-repeated="1014"/>
        </table:table-row>
        <table:table-row table:style-name="ro2">
          <table:table-cell office:value-type="string">
            <text:p>mbri</text:p>
          </table:table-cell>
          <table:table-cell/>
          <table:table-cell office:value-type="string">
            <text:p>kə-mbriʔ,&lt;</text:p>
          </table:table-cell>
          <table:table-cell office:value-type="string">
            <text:p>*mrij</text:p>
          </table:table-cell>
          <table:table-cell office:value-type="string">
            <text:p>叫、发出声音</text:p>
          </table:table-cell>
          <table:table-cell office:value-type="string">
            <text:p>crier, faire un bruit</text:p>
          </table:table-cell>
          <table:table-cell table:style-name="Default"/>
          <table:table-cell office:value-type="string">
            <text:p>鳴</text:p>
          </table:table-cell>
          <table:table-cell office:value-type="string">
            <text:p>*mreŋ</text:p>
          </table:table-cell>
          <table:table-cell office:value-type="string">
            <text:p>eŋ</text:p>
          </table:table-cell>
          <table:table-cell table:number-columns-repeated="1014"/>
        </table:table-row>
        <table:table-row table:style-name="ro2">
          <table:table-cell office:value-type="string">
            <text:p>tɯ-mbri</text:p>
          </table:table-cell>
          <table:table-cell office:value-type="string">
            <text:p>tə-bré</text:p>
          </table:table-cell>
          <table:table-cell office:value-type="string">
            <text:p>tɐ-mbrəʔ</text:p>
          </table:table-cell>
          <table:table-cell office:value-type="string">
            <text:p>*mrij</text:p>
          </table:table-cell>
          <table:table-cell office:value-type="string">
            <text:p>绳子</text:p>
          </table:table-cell>
          <table:table-cell office:value-type="string">
            <text:p>corde</text:p>
          </table:table-cell>
          <table:table-cell office:value-type="string">
            <text:p>ɴbreŋ</text:p>
          </table:table-cell>
          <table:table-cell office:value-type="string">
            <text:p>繩</text:p>
          </table:table-cell>
          <table:table-cell office:value-type="string">
            <text:p>*mleŋ</text:p>
          </table:table-cell>
          <table:table-cell office:value-type="string">
            <text:p>eŋ</text:p>
          </table:table-cell>
          <table:table-cell table:number-columns-repeated="1014"/>
        </table:table-row>
        <table:table-row table:style-name="ro2">
          <table:table-cell office:value-type="string">
            <text:p>sɤr</text:p>
          </table:table-cell>
          <table:table-cell office:value-type="string">
            <text:p>kə-tsʰár</text:p>
          </table:table-cell>
          <table:table-cell/>
          <table:table-cell office:value-type="string">
            <text:p>???</text:p>
          </table:table-cell>
          <table:table-cell office:value-type="string">
            <text:p>新鲜</text:p>
          </table:table-cell>
          <table:table-cell office:value-type="string">
            <text:p>frais</text:p>
          </table:table-cell>
          <table:table-cell office:value-type="string">
            <text:p>gsar-pa</text:p>
          </table:table-cell>
          <table:table-cell office:value-type="string">
            <text:p>鮮</text:p>
          </table:table-cell>
          <table:table-cell office:value-type="string">
            <text:p>*ser</text:p>
          </table:table-cell>
          <table:table-cell table:style-name="Default" office:value-type="string">
            <text:p>er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pri</text:p>
          </table:table-cell>
          <table:table-cell office:value-type="string">
            <text:p>prí</text:p>
          </table:table-cell>
          <table:table-cell office:value-type="string">
            <text:p>praʔ</text:p>
          </table:table-cell>
          <table:table-cell office:value-type="string">
            <text:p>*prij</text:p>
          </table:table-cell>
          <table:table-cell office:value-type="string">
            <text:p>狗熊</text:p>
          </table:table-cell>
          <table:table-cell office:value-type="string">
            <text:p>ours</text:p>
          </table:table-cell>
          <table:table-cell table:style-name="Default"/>
          <table:table-cell office:value-type="string">
            <text:p>羆</text:p>
          </table:table-cell>
          <table:table-cell office:value-type="string">
            <text:p>*bre</text:p>
          </table:table-cell>
          <table:table-cell table:style-name="Default" office:value-type="string">
            <text:p>er</text:p>
          </table:table-cell>
          <table:table-cell table:number-columns-repeated="1014"/>
        </table:table-row>
        <table:table-row table:style-name="ro2">
          <table:table-cell office:value-type="string">
            <text:p>kɯrcat</text:p>
          </table:table-cell>
          <table:table-cell office:value-type="string">
            <text:p>wu-rját</text:p>
          </table:table-cell>
          <table:table-cell office:value-type="string">
            <text:p>və-rɟêt</text:p>
          </table:table-cell>
          <table:table-cell office:value-type="string">
            <text:p>???</text:p>
          </table:table-cell>
          <table:table-cell office:value-type="string">
            <text:p>八</text:p>
          </table:table-cell>
          <table:table-cell office:value-type="string">
            <text:p>huit</text:p>
          </table:table-cell>
          <table:table-cell office:value-type="string">
            <text:p>brgjad</text:p>
          </table:table-cell>
          <table:table-cell office:value-type="string">
            <text:p>八</text:p>
          </table:table-cell>
          <table:table-cell office:value-type="string">
            <text:p>*ˁpret</text:p>
          </table:table-cell>
          <table:table-cell office:value-type="string">
            <text:p>et</text:p>
          </table:table-cell>
          <table:table-cell table:number-columns-repeated="1014"/>
        </table:table-row>
        <table:table-row table:style-name="ro2">
          <table:table-cell office:value-type="string">
            <text:p>sat</text:p>
          </table:table-cell>
          <table:table-cell office:value-type="string">
            <text:p>ka-sát</text:p>
          </table:table-cell>
          <table:table-cell table:style-name="Default"/>
          <table:table-cell office:value-type="string">
            <text:p>*sat</text:p>
          </table:table-cell>
          <table:table-cell office:value-type="string">
            <text:p>杀</text:p>
          </table:table-cell>
          <table:table-cell office:value-type="string">
            <text:p>tuer</text:p>
          </table:table-cell>
          <table:table-cell office:value-type="string">
            <text:p>bsad</text:p>
          </table:table-cell>
          <table:table-cell office:value-type="string">
            <text:p>殺</text:p>
          </table:table-cell>
          <table:table-cell office:value-type="string">
            <text:p>*ˁsret</text:p>
          </table:table-cell>
          <table:table-cell office:value-type="string">
            <text:p>et</text:p>
          </table:table-cell>
          <table:table-cell table:number-columns-repeated="1014"/>
        </table:table-row>
        <table:table-row table:style-name="ro2">
          <table:table-cell office:value-type="string">
            <text:p>nɯŋa</text:p>
          </table:table-cell>
          <table:table-cell office:value-type="string">
            <text:p>nəŋá</text:p>
          </table:table-cell>
          <table:table-cell office:value-type="string">
            <text:p>ŋwəleʔ</text:p>
          </table:table-cell>
          <table:table-cell office:value-type="string">
            <text:p>*ŋwa</text:p>
          </table:table-cell>
          <table:table-cell office:value-type="string">
            <text:p>奶牛</text:p>
          </table:table-cell>
          <table:table-cell office:value-type="string">
            <text:p>vache</text:p>
          </table:table-cell>
          <table:table-cell table:style-name="Default"/>
          <table:table-cell office:value-type="string">
            <text:p>牛</text:p>
          </table:table-cell>
          <table:table-cell office:value-type="string">
            <text:p>*ŋwə</text:p>
          </table:table-cell>
          <table:table-cell office:value-type="string">
            <text:p>ə</text:p>
          </table:table-cell>
          <table:table-cell table:number-columns-repeated="1014"/>
        </table:table-row>
        <table:table-row table:style-name="ro2">
          <table:table-cell office:value-type="string">
            <text:p>tɯ-ftsa</text:p>
          </table:table-cell>
          <table:table-cell office:value-type="string">
            <text:p>tə-tsá</text:p>
          </table:table-cell>
          <table:table-cell office:value-type="string">
            <text:p>tə-ftsɣî</text:p>
          </table:table-cell>
          <table:table-cell office:value-type="string">
            <text:p>*[p]tsa</text:p>
          </table:table-cell>
          <table:table-cell office:value-type="string">
            <text:p>侄子</text:p>
          </table:table-cell>
          <table:table-cell office:value-type="string">
            <text:p>neveu</text:p>
          </table:table-cell>
          <table:table-cell office:value-type="string">
            <text:p>tsʰa-bo</text:p>
          </table:table-cell>
          <table:table-cell office:value-type="string">
            <text:p>子</text:p>
          </table:table-cell>
          <table:table-cell office:value-type="string">
            <text:p>*tsəʔ</text:p>
          </table:table-cell>
          <table:table-cell office:value-type="string">
            <text:p>ə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rna</text:p>
          </table:table-cell>
          <table:table-cell office:value-type="string">
            <text:p>tə-rnâ</text:p>
          </table:table-cell>
          <table:table-cell office:value-type="string">
            <text:p>tə-rnaʔ</text:p>
          </table:table-cell>
          <table:table-cell office:value-type="string">
            <text:p>*rna</text:p>
          </table:table-cell>
          <table:table-cell office:value-type="string">
            <text:p>耳朵</text:p>
          </table:table-cell>
          <table:table-cell office:value-type="string">
            <text:p>oreille</text:p>
          </table:table-cell>
          <table:table-cell office:value-type="string">
            <text:p>rna</text:p>
          </table:table-cell>
          <table:table-cell office:value-type="string">
            <text:p>耳</text:p>
          </table:table-cell>
          <table:table-cell office:value-type="string">
            <text:p>*nəʔ</text:p>
          </table:table-cell>
          <table:table-cell office:value-type="string">
            <text:p>ə</text:p>
          </table:table-cell>
          <table:table-cell table:style-name="Default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qa-pri</text:p>
          </table:table-cell>
          <table:table-cell office:value-type="string">
            <text:p>kʰa-bré</text:p>
          </table:table-cell>
          <table:table-cell office:value-type="string">
            <text:p>ʁɐ-prî</text:p>
          </table:table-cell>
          <table:table-cell office:value-type="string">
            <text:p>*prij</text:p>
          </table:table-cell>
          <table:table-cell office:value-type="string">
            <text:p>蛇</text:p>
          </table:table-cell>
          <table:table-cell office:value-type="string">
            <text:p>serpent</text:p>
          </table:table-cell>
          <table:table-cell office:value-type="string">
            <text:p>sbrul</text:p>
          </table:table-cell>
          <table:table-cell office:value-type="string">
            <text:p>虺</text:p>
          </table:table-cell>
          <table:table-cell office:value-type="string">
            <text:p>*ˁhməjʔ</text:p>
          </table:table-cell>
          <table:table-cell office:value-type="string">
            <text:p>ə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ɤ-rme</text:p>
          </table:table-cell>
          <table:table-cell office:value-type="string">
            <text:p>ta-rɲê</text:p>
          </table:table-cell>
          <table:table-cell office:value-type="string">
            <text:p>tɐ-rmeʔ</text:p>
          </table:table-cell>
          <table:table-cell office:value-type="string">
            <text:p>*rmej</text:p>
          </table:table-cell>
          <table:table-cell office:value-type="string">
            <text:p>毛</text:p>
          </table:table-cell>
          <table:table-cell office:value-type="string">
            <text:p>poil</text:p>
          </table:table-cell>
          <table:table-cell table:style-name="Default"/>
          <table:table-cell office:value-type="string">
            <text:p>眉</text:p>
          </table:table-cell>
          <table:table-cell office:value-type="string">
            <text:p>*mrəj</text:p>
          </table:table-cell>
          <table:table-cell office:value-type="string">
            <text:p>ə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ɤ-jme</text:p>
          </table:table-cell>
          <table:table-cell office:value-type="string">
            <text:p>ta-jmî</text:p>
          </table:table-cell>
          <table:table-cell office:value-type="string">
            <text:p>tɐ-lmeʔ</text:p>
          </table:table-cell>
          <table:table-cell office:value-type="string">
            <text:p>*lmej</text:p>
          </table:table-cell>
          <table:table-cell office:value-type="string">
            <text:p>尾巴</text:p>
          </table:table-cell>
          <table:table-cell office:value-type="string">
            <text:p>queue</text:p>
          </table:table-cell>
          <table:table-cell table:style-name="Default"/>
          <table:table-cell office:value-type="string">
            <text:p>尾</text:p>
          </table:table-cell>
          <table:table-cell office:value-type="string">
            <text:p>*məjʔ</text:p>
          </table:table-cell>
          <table:table-cell office:value-type="string">
            <text:p>ə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qaʁ</text:p>
          </table:table-cell>
          <table:table-cell/>
          <table:table-cell office:value-type="string">
            <text:p>kɐ-qɐ̂χ,qə́χ</text:p>
          </table:table-cell>
          <table:table-cell office:value-type="string">
            <text:p>*qaq</text:p>
          </table:table-cell>
          <table:table-cell office:value-type="string">
            <text:p>剥皮</text:p>
          </table:table-cell>
          <table:table-cell office:value-type="string">
            <text:p>enlever la peau</text:p>
          </table:table-cell>
          <table:table-cell table:style-name="Default"/>
          <table:table-cell office:value-type="string">
            <text:p>革</text:p>
          </table:table-cell>
          <table:table-cell office:value-type="string">
            <text:p>*ˁkrək</text:p>
          </table:table-cell>
          <table:table-cell office:value-type="string">
            <text:p>ək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ɲaʁ</text:p>
          </table:table-cell>
          <table:table-cell/>
          <table:table-cell office:value-type="string">
            <text:p>kə-ɲɐ̂χ</text:p>
          </table:table-cell>
          <table:table-cell office:value-type="string">
            <text:p>*ɲaq</text:p>
          </table:table-cell>
          <table:table-cell office:value-type="string">
            <text:p>黑色</text:p>
          </table:table-cell>
          <table:table-cell office:value-type="string">
            <text:p>noir</text:p>
          </table:table-cell>
          <table:table-cell office:value-type="string">
            <text:p>nag-po</text:p>
          </table:table-cell>
          <table:table-cell office:value-type="string">
            <text:p>慝</text:p>
          </table:table-cell>
          <table:table-cell office:value-type="string">
            <text:p>*ˁhnək</text:p>
          </table:table-cell>
          <table:table-cell office:value-type="string">
            <text:p>ə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qaljaʁ(qarɟaχ)</text:p>
          </table:table-cell>
          <table:table-cell/>
          <table:table-cell office:value-type="string">
            <text:p>ʁɐ-liɐ̂χ</text:p>
          </table:table-cell>
          <table:table-cell office:value-type="string">
            <text:p>*rljaq,lə-jaq</text:p>
          </table:table-cell>
          <table:table-cell office:value-type="string">
            <text:p>雕</text:p>
          </table:table-cell>
          <table:table-cell office:value-type="string">
            <text:p>aigle</text:p>
          </table:table-cell>
          <table:table-cell office:value-type="string">
            <text:p>glag</text:p>
          </table:table-cell>
          <table:table-cell office:value-type="string">
            <text:p>弋</text:p>
          </table:table-cell>
          <table:table-cell office:value-type="string">
            <text:p>*lək</text:p>
          </table:table-cell>
          <table:table-cell office:value-type="string">
            <text:p>ə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aʁ</text:p>
          </table:table-cell>
          <table:table-cell office:value-type="string">
            <text:p>ka-ták</text:p>
          </table:table-cell>
          <table:table-cell office:value-type="string">
            <text:p>kɐ-tɐ̂χ,tɐ̂χ,tə́χ</text:p>
          </table:table-cell>
          <table:table-cell office:value-type="string">
            <text:p>*taq</text:p>
          </table:table-cell>
          <table:table-cell office:value-type="string">
            <text:p>织</text:p>
          </table:table-cell>
          <table:table-cell office:value-type="string">
            <text:p>tisser</text:p>
          </table:table-cell>
          <table:table-cell office:value-type="string">
            <text:p>btags</text:p>
          </table:table-cell>
          <table:table-cell office:value-type="string">
            <text:p>織</text:p>
          </table:table-cell>
          <table:table-cell office:value-type="string">
            <text:p>*tək</text:p>
          </table:table-cell>
          <table:table-cell office:value-type="string">
            <text:p>ə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amɢom</text:p>
          </table:table-cell>
          <table:table-cell office:value-type="string">
            <text:p>ta-mkám</text:p>
          </table:table-cell>
          <table:table-cell/>
          <table:table-cell office:value-type="string">
            <text:p>*mqam</text:p>
          </table:table-cell>
          <table:table-cell office:value-type="string">
            <text:p>夹子</text:p>
          </table:table-cell>
          <table:table-cell office:value-type="string">
            <text:p>tenaille</text:p>
          </table:table-cell>
          <table:table-cell/>
          <table:table-cell office:value-type="string">
            <text:p>頷</text:p>
          </table:table-cell>
          <table:table-cell office:value-type="string">
            <text:p>*ˁm-kəm-s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table:style-name="Default"/>
          <table:table-cell office:value-type="string">
            <text:p>tə-mgám</text:p>
          </table:table-cell>
          <table:table-cell table:style-name="Default"/>
          <table:table-cell office:value-type="string">
            <text:p>*mgVm</text:p>
          </table:table-cell>
          <table:table-cell office:value-type="string">
            <text:p>尸体</text:p>
          </table:table-cell>
          <table:table-cell office:value-type="string">
            <text:p>corps</text:p>
          </table:table-cell>
          <table:table-cell table:style-name="Default"/>
          <table:table-cell office:value-type="string">
            <text:p>躬</text:p>
          </table:table-cell>
          <table:table-cell office:value-type="string">
            <text:p>*kwəŋ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ɤ-mkɯm</text:p>
          </table:table-cell>
          <table:table-cell office:value-type="string">
            <text:p>ta-mkâm</text:p>
          </table:table-cell>
          <table:table-cell office:value-type="string">
            <text:p>tɐ-mkóm</text:p>
          </table:table-cell>
          <table:table-cell office:value-type="string">
            <text:p>*mkom</text:p>
          </table:table-cell>
          <table:table-cell office:value-type="string">
            <text:p>枕头</text:p>
          </table:table-cell>
          <table:table-cell office:value-type="string">
            <text:p>oreiller</text:p>
          </table:table-cell>
          <table:table-cell/>
          <table:table-cell office:value-type="string">
            <text:p>枕</text:p>
          </table:table-cell>
          <table:table-cell office:value-type="string">
            <text:p>*t-kəmʔ</text:p>
          </table:table-cell>
          <table:table-cell office:value-type="string">
            <text:p>əm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ɴqiaβ</text:p>
          </table:table-cell>
          <table:table-cell office:value-type="string">
            <text:p>ta-ntɕáp</text:p>
          </table:table-cell>
          <table:table-cell table:style-name="Default"/>
          <table:table-cell office:value-type="string">
            <text:p>*n-qjap</text:p>
          </table:table-cell>
          <table:table-cell office:value-type="string">
            <text:p>山阴</text:p>
          </table:table-cell>
          <table:table-cell office:value-type="string">
            <text:p>ubac</text:p>
          </table:table-cell>
          <table:table-cell table:style-name="Default"/>
          <table:table-cell office:value-type="string">
            <text:p>陰</text:p>
          </table:table-cell>
          <table:table-cell office:value-type="string">
            <text:p>*ʔ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χsɯm</text:p>
          </table:table-cell>
          <table:table-cell office:value-type="string">
            <text:p>kə-sâm</text:p>
          </table:table-cell>
          <table:table-cell office:value-type="string">
            <text:p>χsúm</text:p>
          </table:table-cell>
          <table:table-cell office:value-type="string">
            <text:p>*qsum</text:p>
          </table:table-cell>
          <table:table-cell office:value-type="string">
            <text:p>三</text:p>
          </table:table-cell>
          <table:table-cell office:value-type="string">
            <text:p>trois</text:p>
          </table:table-cell>
          <table:table-cell office:value-type="string">
            <text:p>gsum</text:p>
          </table:table-cell>
          <table:table-cell office:value-type="string">
            <text:p>三</text:p>
          </table:table-cell>
          <table:table-cell office:value-type="string">
            <text:p>*ˁs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table:style-name="Default"/>
          <table:table-cell office:value-type="string">
            <text:p>tə-tɕém</text:p>
          </table:table-cell>
          <table:table-cell/>
          <table:table-cell office:value-type="string">
            <text:p>*qjim</text:p>
          </table:table-cell>
          <table:table-cell office:value-type="string">
            <text:p>房子</text:p>
          </table:table-cell>
          <table:table-cell office:value-type="string">
            <text:p>maison</text:p>
          </table:table-cell>
          <table:table-cell office:value-type="string">
            <text:p>kʰʲim</text:p>
          </table:table-cell>
          <table:table-cell office:value-type="string">
            <text:p>窨</text:p>
          </table:table-cell>
          <table:table-cell office:value-type="string">
            <text:p>*ʔəm-s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a-qaβ</text:p>
          </table:table-cell>
          <table:table-cell office:value-type="string">
            <text:p>ta-káp</text:p>
          </table:table-cell>
          <table:table-cell office:value-type="string">
            <text:p>tɐ-ʁâv</text:p>
          </table:table-cell>
          <table:table-cell office:value-type="string">
            <text:p>*qap</text:p>
          </table:table-cell>
          <table:table-cell office:value-type="string">
            <text:p>针</text:p>
          </table:table-cell>
          <table:table-cell office:value-type="string">
            <text:p>aiguille</text:p>
          </table:table-cell>
          <table:table-cell office:value-type="string">
            <text:p>khab</text:p>
          </table:table-cell>
          <table:table-cell office:value-type="string">
            <text:p>針</text:p>
          </table:table-cell>
          <table:table-cell office:value-type="string">
            <text:p>*t-k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ɟom</text:p>
          </table:table-cell>
          <table:table-cell/>
          <table:table-cell office:value-type="string">
            <text:p>ki-ʎɟɐ́m</text:p>
          </table:table-cell>
          <table:table-cell office:value-type="string">
            <text:p>*tljam</text:p>
          </table:table-cell>
          <table:table-cell office:value-type="string">
            <text:p>一庹</text:p>
          </table:table-cell>
          <table:table-cell office:value-type="string">
            <text:p>longueur de deux bras</text:p>
          </table:table-cell>
          <table:table-cell office:value-type="string">
            <text:p>ɴdom-pa</text:p>
          </table:table-cell>
          <table:table-cell office:value-type="string">
            <text:p>覃</text:p>
          </table:table-cell>
          <table:table-cell office:value-type="string">
            <text:p>*ˁl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/>
          <table:table-cell office:value-type="string">
            <text:p>tɯ-wám</text:p>
          </table:table-cell>
          <table:table-cell table:style-name="Default"/>
          <table:table-cell office:value-type="string">
            <text:p>*wam</text:p>
          </table:table-cell>
          <table:table-cell office:value-type="string">
            <text:p>熊</text:p>
          </table:table-cell>
          <table:table-cell office:value-type="string">
            <text:p>ours</text:p>
          </table:table-cell>
          <table:table-cell office:value-type="string">
            <text:p>dom</text:p>
          </table:table-cell>
          <table:table-cell office:value-type="string">
            <text:p>熊</text:p>
          </table:table-cell>
          <table:table-cell office:value-type="string">
            <text:p>*w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ɤ-jpɣom</text:p>
          </table:table-cell>
          <table:table-cell office:value-type="string">
            <text:p>tə-rpam</text:p>
          </table:table-cell>
          <table:table-cell office:value-type="string">
            <text:p>tɐ-lvɐ́m</text:p>
          </table:table-cell>
          <table:table-cell office:value-type="string">
            <text:p>*lpaˠm</text:p>
          </table:table-cell>
          <table:table-cell office:value-type="string">
            <text:p>冰</text:p>
          </table:table-cell>
          <table:table-cell office:value-type="string">
            <text:p>glace</text:p>
          </table:table-cell>
          <table:table-cell table:style-name="Default"/>
          <table:table-cell office:value-type="string">
            <text:p>冰</text:p>
          </table:table-cell>
          <table:table-cell office:value-type="string">
            <text:p>*prəŋ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table:style-name="Default" office:value-type="string">
            <text:p>tɤ-zrɤm</text:p>
          </table:table-cell>
          <table:table-cell table:style-name="Default"/>
          <table:table-cell table:style-name="Default" office:value-type="string">
            <text:p>tɐ-rzám</text:p>
          </table:table-cell>
          <table:table-cell table:style-name="Default" office:value-type="string">
            <text:p>*srɐm</text:p>
          </table:table-cell>
          <table:table-cell table:style-name="Default" office:value-type="string">
            <text:p>根</text:p>
          </table:table-cell>
          <table:table-cell table:style-name="Default" office:value-type="string">
            <text:p>racine</text:p>
          </table:table-cell>
          <table:table-cell table:style-name="Default"/>
          <table:table-cell table:style-name="Default" office:value-type="string">
            <text:p>参</text:p>
          </table:table-cell>
          <table:table-cell table:style-name="Default" office:value-type="string">
            <text:p>*srəm</text:p>
          </table:table-cell>
          <table:table-cell office:value-type="string">
            <text:p>əm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nɤ-ʑo</text:p>
          </table:table-cell>
          <table:table-cell office:value-type="string">
            <text:p>nô</text:p>
          </table:table-cell>
          <table:table-cell office:value-type="string">
            <text:p>nə-jeʔ</text:p>
          </table:table-cell>
          <table:table-cell office:value-type="string">
            <text:p>*naŋ</text:p>
          </table:table-cell>
          <table:table-cell office:value-type="string">
            <text:p>你</text:p>
          </table:table-cell>
          <table:table-cell office:value-type="string">
            <text:p>toi</text:p>
          </table:table-cell>
          <table:table-cell table:style-name="Default"/>
          <table:table-cell office:value-type="string">
            <text:p>乃</text:p>
          </table:table-cell>
          <table:table-cell office:value-type="string">
            <text:p>*ˁnəŋʔ</text:p>
          </table:table-cell>
          <table:table-cell office:value-type="string">
            <text:p>ə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ɣʑo</text:p>
          </table:table-cell>
          <table:table-cell table:style-name="Default"/>
          <table:table-cell office:value-type="string">
            <text:p>kə-tɕʰəwu-jɐ̂</text:p>
          </table:table-cell>
          <table:table-cell office:value-type="string">
            <text:p>*w-jaŋ</text:p>
          </table:table-cell>
          <table:table-cell office:value-type="string">
            <text:p>蜜蜂</text:p>
          </table:table-cell>
          <table:table-cell office:value-type="string">
            <text:p>abeille</text:p>
          </table:table-cell>
          <table:table-cell office:value-type="string">
            <text:p>sbraŋ</text:p>
          </table:table-cell>
          <table:table-cell office:value-type="string">
            <text:p>蠅</text:p>
          </table:table-cell>
          <table:table-cell office:value-type="string">
            <text:p>*mə-ləŋ</text:p>
          </table:table-cell>
          <table:table-cell office:value-type="string">
            <text:p>ə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rqo</text:p>
          </table:table-cell>
          <table:table-cell table:style-name="Default"/>
          <table:table-cell office:value-type="string">
            <text:p>tə-rqwʌʔ</text:p>
          </table:table-cell>
          <table:table-cell office:value-type="string">
            <text:p>*rqwaŋ</text:p>
          </table:table-cell>
          <table:table-cell office:value-type="string">
            <text:p>喉咙</text:p>
          </table:table-cell>
          <table:table-cell office:value-type="string">
            <text:p>gorge</text:p>
          </table:table-cell>
          <table:table-cell table:style-name="Default"/>
          <table:table-cell office:value-type="string">
            <text:p>膺</text:p>
          </table:table-cell>
          <table:table-cell office:value-type="string">
            <text:p>*ʔəŋ</text:p>
          </table:table-cell>
          <table:table-cell office:value-type="string">
            <text:p>əŋ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Default"/>
          <table:table-cell office:value-type="string">
            <text:p>ka-rjáp</text:p>
          </table:table-cell>
          <table:table-cell table:style-name="Default"/>
          <table:table-cell office:value-type="string">
            <text:p>*rjap</text:p>
          </table:table-cell>
          <table:table-cell office:value-type="string">
            <text:p>站、站起来</text:p>
          </table:table-cell>
          <table:table-cell office:value-type="string">
            <text:p>se tenir debout</text:p>
          </table:table-cell>
          <table:table-cell table:style-name="Default"/>
          <table:table-cell office:value-type="string">
            <text:p>立</text:p>
          </table:table-cell>
          <table:table-cell office:value-type="string">
            <text:p>*wə-rəp</text:p>
          </table:table-cell>
          <table:table-cell office:value-type="string">
            <text:p>əp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lɤt</text:p>
          </table:table-cell>
          <table:table-cell office:value-type="string">
            <text:p>kɐ-lɐ̂t</text:p>
          </table:table-cell>
          <table:table-cell table:style-name="Default"/>
          <table:table-cell office:value-type="string">
            <text:p>*lɐt</text:p>
          </table:table-cell>
          <table:table-cell office:value-type="string">
            <text:p>扔</text:p>
          </table:table-cell>
          <table:table-cell office:value-type="string">
            <text:p>jeter</text:p>
          </table:table-cell>
          <table:table-cell table:style-name="Default"/>
          <table:table-cell office:value-type="string">
            <text:p>lɐt5 (guangzhou)</text:p>
          </table:table-cell>
          <table:table-cell office:value-type="string">
            <text:p>*rət</text:p>
          </table:table-cell>
          <table:table-cell office:value-type="string">
            <text:p>ə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ɣli</text:p>
          </table:table-cell>
          <table:table-cell/>
          <table:table-cell office:value-type="string">
            <text:p>tə-lɣî</text:p>
          </table:table-cell>
          <table:table-cell office:value-type="string">
            <text:p>*klij</text:p>
          </table:table-cell>
          <table:table-cell office:value-type="string">
            <text:p>粪</text:p>
          </table:table-cell>
          <table:table-cell office:value-type="string">
            <text:p>purin</text:p>
          </table:table-cell>
          <table:table-cell office:value-type="string">
            <text:p>ltɕi-ba</text:p>
          </table:table-cell>
          <table:table-cell office:value-type="string">
            <text:p>屎</text:p>
          </table:table-cell>
          <table:table-cell office:value-type="string">
            <text:p>*lhijʔ</text:p>
          </table:table-cell>
          <table:table-cell office:value-type="string">
            <text:p>ij</text:p>
          </table:table-cell>
          <table:table-cell/>
          <table:table-cell table:number-columns-repeated="1013"/>
        </table:table-row>
        <table:table-row table:style-name="ro2">
          <table:table-cell table:style-name="Default"/>
          <table:table-cell office:value-type="string">
            <text:p>smai-khrí</text:p>
          </table:table-cell>
          <table:table-cell/>
          <table:table-cell office:value-type="string">
            <text:p>*sm?</text:p>
          </table:table-cell>
          <table:table-cell office:value-type="string">
            <text:p>小米</text:p>
          </table:table-cell>
          <table:table-cell office:value-type="string">
            <text:p>millet?</text:p>
          </table:table-cell>
          <table:table-cell table:style-name="Default"/>
          <table:table-cell office:value-type="string">
            <text:p>米</text:p>
          </table:table-cell>
          <table:table-cell office:value-type="string">
            <text:p>*mijʔ</text:p>
          </table:table-cell>
          <table:table-cell office:value-type="string">
            <text:p>i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i</text:p>
          </table:table-cell>
          <table:table-cell office:value-type="string">
            <text:p>ka-tsə́s</text:p>
          </table:table-cell>
          <table:table-cell office:value-type="string">
            <text:p>kɐ-tsʰəʔ,&lt;tsʰît</text:p>
          </table:table-cell>
          <table:table-cell office:value-type="string">
            <text:p>*ts[h]ij/*tij?</text:p>
          </table:table-cell>
          <table:table-cell office:value-type="string">
            <text:p>说</text:p>
          </table:table-cell>
          <table:table-cell office:value-type="string">
            <text:p>dire</text:p>
          </table:table-cell>
          <table:table-cell table:style-name="Default"/>
          <table:table-cell office:value-type="string">
            <text:p>諮</text:p>
          </table:table-cell>
          <table:table-cell office:value-type="string">
            <text:p>*tsij</text:p>
          </table:table-cell>
          <table:table-cell office:value-type="string">
            <text:p>ij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tɯ-di</text:p>
          </table:table-cell>
          <table:table-cell/>
          <table:table-cell office:value-type="string">
            <text:p>tə́-ʎɟə</text:p>
          </table:table-cell>
          <table:table-cell office:value-type="string">
            <text:p>*lij</text:p>
          </table:table-cell>
          <table:table-cell office:value-type="string">
            <text:p>箭</text:p>
          </table:table-cell>
          <table:table-cell office:value-type="string">
            <text:p>flèche</text:p>
          </table:table-cell>
          <table:table-cell/>
          <table:table-cell office:value-type="string">
            <text:p>矢</text:p>
          </table:table-cell>
          <table:table-cell office:value-type="string">
            <text:p>*lhilʔ</text:p>
          </table:table-cell>
          <table:table-cell office:value-type="string">
            <text:p>i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i</text:p>
          </table:table-cell>
          <table:table-cell office:value-type="string">
            <text:p>kə-ɕî</text:p>
          </table:table-cell>
          <table:table-cell office:value-type="string">
            <text:p>kɐ-səʔ,sə́t</text:p>
          </table:table-cell>
          <table:table-cell office:value-type="string">
            <text:p>*sij</text:p>
          </table:table-cell>
          <table:table-cell office:value-type="string">
            <text:p>死</text:p>
          </table:table-cell>
          <table:table-cell office:value-type="string">
            <text:p>mourir</text:p>
          </table:table-cell>
          <table:table-cell office:value-type="string">
            <text:p>ɕi</text:p>
          </table:table-cell>
          <table:table-cell office:value-type="string">
            <text:p>死</text:p>
          </table:table-cell>
          <table:table-cell office:value-type="string">
            <text:p>*sijʔ</text:p>
          </table:table-cell>
          <table:table-cell office:value-type="string">
            <text:p>ij</text:p>
          </table:table-cell>
          <table:table-cell table:style-name="Default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tɤ-wi</text:p>
          </table:table-cell>
          <table:table-cell office:value-type="string">
            <text:p>tɤ-wí</text:p>
          </table:table-cell>
          <table:table-cell/>
          <table:table-cell office:value-type="string">
            <text:p>*wij</text:p>
          </table:table-cell>
          <table:table-cell office:value-type="string">
            <text:p>祖母</text:p>
          </table:table-cell>
          <table:table-cell office:value-type="string">
            <text:p>grand-mère</text:p>
          </table:table-cell>
          <table:table-cell table:style-name="Default"/>
          <table:table-cell office:value-type="string">
            <text:p>妣</text:p>
          </table:table-cell>
          <table:table-cell office:value-type="string">
            <text:p>*pijʔ</text:p>
          </table:table-cell>
          <table:table-cell office:value-type="string">
            <text:p>ij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mbi</text:p>
          </table:table-cell>
          <table:table-cell office:value-type="string">
            <text:p>ka-wə̂</text:p>
          </table:table-cell>
          <table:table-cell office:value-type="string">
            <text:p>kɐ-mbəʔ</text:p>
          </table:table-cell>
          <table:table-cell office:value-type="string">
            <text:p>*bij</text:p>
          </table:table-cell>
          <table:table-cell office:value-type="string">
            <text:p>给</text:p>
          </table:table-cell>
          <table:table-cell office:value-type="string">
            <text:p>donner</text:p>
          </table:table-cell>
          <table:table-cell office:value-type="string">
            <text:p>sbjin</text:p>
          </table:table-cell>
          <table:table-cell office:value-type="string">
            <text:p>畀</text:p>
          </table:table-cell>
          <table:table-cell office:value-type="string">
            <text:p>*pij-s</text:p>
          </table:table-cell>
          <table:table-cell table:style-name="Default" office:value-type="string">
            <text:p>ij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ʁnɯz</text:p>
          </table:table-cell>
          <table:table-cell office:value-type="string">
            <text:p>kə-nês</text:p>
          </table:table-cell>
          <table:table-cell office:value-type="string">
            <text:p>ʁnîs</text:p>
          </table:table-cell>
          <table:table-cell office:value-type="string">
            <text:p>*qnis</text:p>
          </table:table-cell>
          <table:table-cell office:value-type="string">
            <text:p>二</text:p>
          </table:table-cell>
          <table:table-cell office:value-type="string">
            <text:p>deux</text:p>
          </table:table-cell>
          <table:table-cell office:value-type="string">
            <text:p>gɲis</text:p>
          </table:table-cell>
          <table:table-cell office:value-type="string">
            <text:p>二</text:p>
          </table:table-cell>
          <table:table-cell office:value-type="string">
            <text:p>*nij-s</text:p>
          </table:table-cell>
          <table:table-cell office:value-type="string">
            <text:p>ij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tɯ-rtsɤɣ</text:p>
          </table:table-cell>
          <table:table-cell table:number-columns-repeated="2"/>
          <table:table-cell office:value-type="string">
            <text:p>*rts[ɐ,e]k</text:p>
          </table:table-cell>
          <table:table-cell office:value-type="string">
            <text:p>一节</text:p>
          </table:table-cell>
          <table:table-cell office:value-type="string">
            <text:p>section, articulation</text:p>
          </table:table-cell>
          <table:table-cell office:value-type="string">
            <text:p>tsʰigs</text:p>
          </table:table-cell>
          <table:table-cell office:value-type="string">
            <text:p>節</text:p>
          </table:table-cell>
          <table:table-cell office:value-type="string">
            <text:p>*tsik</text:p>
          </table:table-cell>
          <table:table-cell office:value-type="string">
            <text:p>i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zrɯɣ</text:p>
          </table:table-cell>
          <table:table-cell table:number-columns-repeated="2"/>
          <table:table-cell office:value-type="string">
            <text:p>*srək</text:p>
          </table:table-cell>
          <table:table-cell office:value-type="string">
            <text:p>虱子</text:p>
          </table:table-cell>
          <table:table-cell office:value-type="string">
            <text:p>pou</text:p>
          </table:table-cell>
          <table:table-cell office:value-type="string">
            <text:p>ɕig</text:p>
          </table:table-cell>
          <table:table-cell office:value-type="string">
            <text:p>蝨</text:p>
          </table:table-cell>
          <table:table-cell office:value-type="string">
            <text:p>*srik</text:p>
          </table:table-cell>
          <table:table-cell office:value-type="string">
            <text:p>ik</text:p>
          </table:table-cell>
          <table:table-cell table:style-name="Default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ɕɤɣ</text:p>
          </table:table-cell>
          <table:table-cell office:value-type="string">
            <text:p>kə-ɕə́k</text:p>
          </table:table-cell>
          <table:table-cell table:style-name="Default"/>
          <table:table-cell office:value-type="string">
            <text:p>*ɕɐk</text:p>
          </table:table-cell>
          <table:table-cell office:value-type="string">
            <text:p>新</text:p>
          </table:table-cell>
          <table:table-cell office:value-type="string">
            <text:p>nouveau</text:p>
          </table:table-cell>
          <table:table-cell table:style-name="Default"/>
          <table:table-cell office:value-type="string">
            <text:p>新</text:p>
          </table:table-cell>
          <table:table-cell office:value-type="string">
            <text:p>*siŋ</text:p>
          </table:table-cell>
          <table:table-cell office:value-type="string">
            <text:p>i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i</text:p>
          </table:table-cell>
          <table:table-cell office:value-type="string">
            <text:p>ɕé</text:p>
          </table:table-cell>
          <table:table-cell table:style-name="Default"/>
          <table:table-cell office:value-type="string">
            <text:p>*sij</text:p>
          </table:table-cell>
          <table:table-cell office:value-type="string">
            <text:p>树</text:p>
          </table:table-cell>
          <table:table-cell office:value-type="string">
            <text:p>arbre</text:p>
          </table:table-cell>
          <table:table-cell office:value-type="string">
            <text:p>ɕiŋ</text:p>
          </table:table-cell>
          <table:table-cell office:value-type="string">
            <text:p>薪</text:p>
          </table:table-cell>
          <table:table-cell office:value-type="string">
            <text:p>*siŋ</text:p>
          </table:table-cell>
          <table:table-cell office:value-type="string">
            <text:p>i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ji</text:p>
          </table:table-cell>
          <table:table-cell table:style-name="Default"/>
          <table:table-cell office:value-type="string">
            <text:p>tə-ji</text:p>
          </table:table-cell>
          <table:table-cell office:value-type="string">
            <text:p>*ljij</text:p>
          </table:table-cell>
          <table:table-cell table:style-name="Default" office:value-type="string">
            <text:p>田</text:p>
          </table:table-cell>
          <table:table-cell table:style-name="Default" office:value-type="string">
            <text:p>champs</text:p>
          </table:table-cell>
          <table:table-cell office:value-type="string">
            <text:p>ʑiŋ-ka</text:p>
          </table:table-cell>
          <table:table-cell office:value-type="string">
            <text:p>田</text:p>
          </table:table-cell>
          <table:table-cell office:value-type="string">
            <text:p>*ˁliŋ</text:p>
          </table:table-cell>
          <table:table-cell office:value-type="string">
            <text:p>i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sni</text:p>
          </table:table-cell>
          <table:table-cell office:value-type="string">
            <text:p>tə-ɕné</text:p>
          </table:table-cell>
          <table:table-cell office:value-type="string">
            <text:p>tə-sneʔ</text:p>
          </table:table-cell>
          <table:table-cell office:value-type="string">
            <text:p>*(s,ɕ)nij</text:p>
          </table:table-cell>
          <table:table-cell office:value-type="string">
            <text:p>心脏</text:p>
          </table:table-cell>
          <table:table-cell office:value-type="string">
            <text:p>coeur</text:p>
          </table:table-cell>
          <table:table-cell office:value-type="string">
            <text:p>sɲiŋ</text:p>
          </table:table-cell>
          <table:table-cell office:value-type="string">
            <text:p>身</text:p>
          </table:table-cell>
          <table:table-cell office:value-type="string">
            <text:p>*hniŋ</text:p>
          </table:table-cell>
          <table:table-cell office:value-type="string">
            <text:p>i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qa-ndʐe</text:p>
          </table:table-cell>
          <table:table-cell table:style-name="Default"/>
          <table:table-cell office:value-type="string">
            <text:p>ʁɐ-ndʑeʔ</text:p>
          </table:table-cell>
          <table:table-cell office:value-type="string">
            <text:p>*n-rej</text:p>
          </table:table-cell>
          <table:table-cell office:value-type="string">
            <text:p>蚯蚓</text:p>
          </table:table-cell>
          <table:table-cell office:value-type="string">
            <text:p>lombric</text:p>
          </table:table-cell>
          <table:table-cell office:value-type="string">
            <text:p>sril</text:p>
          </table:table-cell>
          <table:table-cell office:value-type="string">
            <text:p>蚓</text:p>
          </table:table-cell>
          <table:table-cell office:value-type="string">
            <text:p>*lir</text:p>
          </table:table-cell>
          <table:table-cell office:value-type="string">
            <text:p>ir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kɯɕnɯz</text:p>
          </table:table-cell>
          <table:table-cell office:value-type="string">
            <text:p>kə-ɕnə́s</text:p>
          </table:table-cell>
          <table:table-cell office:value-type="string">
            <text:p>kə-snâs</text:p>
          </table:table-cell>
          <table:table-cell office:value-type="string">
            <text:p>*ɕnis</text:p>
          </table:table-cell>
          <table:table-cell office:value-type="string">
            <text:p>七</text:p>
          </table:table-cell>
          <table:table-cell office:value-type="string">
            <text:p>sept</text:p>
          </table:table-cell>
          <table:table-cell table:style-name="Default"/>
          <table:table-cell office:value-type="string">
            <text:p>七</text:p>
          </table:table-cell>
          <table:table-cell office:value-type="string">
            <text:p>*s-hnit</text:p>
          </table:table-cell>
          <table:table-cell office:value-type="string">
            <text:p>i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aʁdɤt</text:p>
          </table:table-cell>
          <table:table-cell table:style-name="Default"/>
          <table:table-cell office:value-type="string">
            <text:p>kɐ-ʁʎdɣêt,ʁʎdɣə́t</text:p>
          </table:table-cell>
          <table:table-cell office:value-type="string">
            <text:p>*q-tlet</text:p>
          </table:table-cell>
          <table:table-cell office:value-type="string">
            <text:p>跌倒</text:p>
          </table:table-cell>
          <table:table-cell office:value-type="string">
            <text:p>glisser</text:p>
          </table:table-cell>
          <table:table-cell table:style-name="Default"/>
          <table:table-cell table:style-name="Default" office:value-type="string">
            <text:p>躓</text:p>
          </table:table-cell>
          <table:table-cell office:value-type="string">
            <text:p>*tr-lit-s</text:p>
          </table:table-cell>
          <table:table-cell office:value-type="string">
            <text:p>it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mi</text:p>
          </table:table-cell>
          <table:table-cell office:value-type="string">
            <text:p>kɐ-rmék</text:p>
          </table:table-cell>
          <table:table-cell table:style-name="Default"/>
          <table:table-cell office:value-type="string">
            <text:p>*[r]mik</text:p>
          </table:table-cell>
          <table:table-cell office:value-type="string">
            <text:p>灭火</text:p>
          </table:table-cell>
          <table:table-cell office:value-type="string">
            <text:p>détruire</text:p>
          </table:table-cell>
          <table:table-cell table:style-name="Default"/>
          <table:table-cell office:value-type="string">
            <text:p>滅</text:p>
          </table:table-cell>
          <table:table-cell office:value-type="string">
            <text:p>*mit</text:p>
          </table:table-cell>
          <table:table-cell office:value-type="string">
            <text:p>i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pɣɤkhɯ</text:p>
          </table:table-cell>
          <table:table-cell office:value-type="string">
            <text:p>pkakʰú</text:p>
          </table:table-cell>
          <table:table-cell office:value-type="string">
            <text:p>pu-ku</text:p>
          </table:table-cell>
          <table:table-cell office:value-type="string">
            <text:p>*khu</text:p>
          </table:table-cell>
          <table:table-cell office:value-type="string">
            <text:p>猫头鹰</text:p>
          </table:table-cell>
          <table:table-cell office:value-type="string">
            <text:p>hibou</text:p>
          </table:table-cell>
          <table:table-cell table:style-name="Default"/>
          <table:table-cell office:value-type="string">
            <text:p>梟</text:p>
          </table:table-cell>
          <table:table-cell office:value-type="string">
            <text:p>*ˁkiw</text:p>
          </table:table-cell>
          <table:table-cell office:value-type="string">
            <text:p>iw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amdzɯ</text:p>
          </table:table-cell>
          <table:table-cell/>
          <table:table-cell office:value-type="string">
            <text:p>kɐ-mdzoʔ</text:p>
          </table:table-cell>
          <table:table-cell office:value-type="string">
            <text:p>*mdzu</text:p>
          </table:table-cell>
          <table:table-cell office:value-type="string">
            <text:p>坐</text:p>
          </table:table-cell>
          <table:table-cell office:value-type="string">
            <text:p>s'asseoir</text:p>
          </table:table-cell>
          <table:table-cell table:style-name="Default"/>
          <table:table-cell office:value-type="string">
            <text:p>坐</text:p>
          </table:table-cell>
          <table:table-cell office:value-type="string">
            <text:p>*ˁdzoʔ</text:p>
          </table:table-cell>
          <table:table-cell office:value-type="string">
            <text:p>o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tɯ-nɯ</text:p>
          </table:table-cell>
          <table:table-cell office:value-type="string">
            <text:p>tə-nú</text:p>
          </table:table-cell>
          <table:table-cell office:value-type="string">
            <text:p>tə-nôx</text:p>
          </table:table-cell>
          <table:table-cell office:value-type="string">
            <text:p>*nu[k]</text:p>
          </table:table-cell>
          <table:table-cell office:value-type="string">
            <text:p>乳􁠓</text:p>
          </table:table-cell>
          <table:table-cell office:value-type="string">
            <text:p>sein</text:p>
          </table:table-cell>
          <table:table-cell office:value-type="string">
            <text:p>nu-ma</text:p>
          </table:table-cell>
          <table:table-cell office:value-type="string">
            <text:p>乳</text:p>
          </table:table-cell>
          <table:table-cell office:value-type="string">
            <text:p>*noʔ</text:p>
          </table:table-cell>
          <table:table-cell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ku</text:p>
          </table:table-cell>
          <table:table-cell office:value-type="string">
            <text:p>ta-kó</text:p>
          </table:table-cell>
          <table:table-cell office:value-type="string">
            <text:p>tə-kuʔ</text:p>
          </table:table-cell>
          <table:table-cell office:value-type="string">
            <text:p>*ko</text:p>
          </table:table-cell>
          <table:table-cell office:value-type="string">
            <text:p>头</text:p>
          </table:table-cell>
          <table:table-cell office:value-type="string">
            <text:p>tête</text:p>
          </table:table-cell>
          <table:table-cell office:value-type="string">
            <text:p>mgo</text:p>
          </table:table-cell>
          <table:table-cell office:value-type="string">
            <text:p>后</text:p>
          </table:table-cell>
          <table:table-cell office:value-type="string">
            <text:p>*ˁgoʔ</text:p>
          </table:table-cell>
          <table:table-cell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pu</text:p>
          </table:table-cell>
          <table:table-cell office:value-type="string">
            <text:p>tə-pô</text:p>
          </table:table-cell>
          <table:table-cell table:style-name="Default"/>
          <table:table-cell office:value-type="string">
            <text:p>*po</text:p>
          </table:table-cell>
          <table:table-cell office:value-type="string">
            <text:p>肠子</text:p>
          </table:table-cell>
          <table:table-cell office:value-type="string">
            <text:p>intestin</text:p>
          </table:table-cell>
          <table:table-cell office:value-type="string">
            <text:p>pʰo-ba</text:p>
          </table:table-cell>
          <table:table-cell office:value-type="string">
            <text:p>腑</text:p>
          </table:table-cell>
          <table:table-cell office:value-type="string">
            <text:p>*poʔ</text:p>
          </table:table-cell>
          <table:table-cell table:style-name="Default"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qioʁ</text:p>
          </table:table-cell>
          <table:table-cell table:number-columns-repeated="2" table:style-name="Default"/>
          <table:table-cell office:value-type="string">
            <text:p>*qjoq</text:p>
          </table:table-cell>
          <table:table-cell office:value-type="string">
            <text:p>呕吐</text:p>
          </table:table-cell>
          <table:table-cell office:value-type="string">
            <text:p>vomit</text:p>
          </table:table-cell>
          <table:table-cell office:value-type="string">
            <text:p>skʲug</text:p>
          </table:table-cell>
          <table:table-cell office:value-type="string">
            <text:p>嘔</text:p>
          </table:table-cell>
          <table:table-cell office:value-type="string">
            <text:p>*qoʔ</text:p>
          </table:table-cell>
          <table:table-cell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ɯrkɯ</text:p>
          </table:table-cell>
          <table:table-cell/>
          <table:table-cell office:value-type="string">
            <text:p>kɐ-mərkəʔ,mərkʰiʔ</text:p>
          </table:table-cell>
          <table:table-cell office:value-type="string">
            <text:p>*rkə</text:p>
          </table:table-cell>
          <table:table-cell office:value-type="string">
            <text:p>偷</text:p>
          </table:table-cell>
          <table:table-cell office:value-type="string">
            <text:p>voler</text:p>
          </table:table-cell>
          <table:table-cell office:value-type="string">
            <text:p>rku</text:p>
          </table:table-cell>
          <table:table-cell office:value-type="string">
            <text:p>寇</text:p>
          </table:table-cell>
          <table:table-cell office:value-type="string">
            <text:p>*ˁkho-s</text:p>
          </table:table-cell>
          <table:table-cell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maqhu</text:p>
          </table:table-cell>
          <table:table-cell table:style-name="Default"/>
          <table:table-cell office:value-type="string">
            <text:p>kə-mɐʁû,&lt;mɐʁoʔ</text:p>
          </table:table-cell>
          <table:table-cell office:value-type="string">
            <text:p>*qho</text:p>
          </table:table-cell>
          <table:table-cell table:style-name="Default" office:value-type="string">
            <text:p>后来</text:p>
          </table:table-cell>
          <table:table-cell table:style-name="Default" office:value-type="string">
            <text:p>après</text:p>
          </table:table-cell>
          <table:table-cell table:style-name="Default"/>
          <table:table-cell office:value-type="string">
            <text:p>後</text:p>
          </table:table-cell>
          <table:table-cell office:value-type="string">
            <text:p>*ˁgoʔ</text:p>
          </table:table-cell>
          <table:table-cell table:style-name="ce7" office:value-type="string">
            <text:p>o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skʰrɯ</text:p>
          </table:table-cell>
          <table:table-cell office:value-type="string">
            <text:p>ta-skhrú</text:p>
          </table:table-cell>
          <table:table-cell table:style-name="Default"/>
          <table:table-cell office:value-type="string">
            <text:p>*skhru</text:p>
          </table:table-cell>
          <table:table-cell office:value-type="string">
            <text:p>身体</text:p>
          </table:table-cell>
          <table:table-cell office:value-type="string">
            <text:p>corps</text:p>
          </table:table-cell>
          <table:table-cell office:value-type="string">
            <text:p>sku</text:p>
          </table:table-cell>
          <table:table-cell office:value-type="string">
            <text:p>軀</text:p>
          </table:table-cell>
          <table:table-cell office:value-type="string">
            <text:p>*kh(r)o</text:p>
          </table:table-cell>
          <table:table-cell office:value-type="string">
            <text:p>o</text:p>
          </table:table-cell>
          <table:table-cell/>
          <table:table-cell table:number-columns-repeated="1013"/>
        </table:table-row>
        <table:table-row table:style-name="ro4">
          <table:table-cell office:value-type="string">
            <text:p>kɤɣ</text:p>
          </table:table-cell>
          <table:table-cell table:number-columns-repeated="2" table:style-name="Default"/>
          <table:table-cell office:value-type="string">
            <text:p>*k[ɐ,o]k</text:p>
          </table:table-cell>
          <table:table-cell office:value-type="string">
            <text:p>(使)弯曲</text:p>
          </table:table-cell>
          <table:table-cell office:value-type="string">
            <text:p>courber</text:p>
          </table:table-cell>
          <table:table-cell table:style-name="Default"/>
          <table:table-cell office:value-type="string">
            <text:p>曲</text:p>
          </table:table-cell>
          <table:table-cell office:value-type="string">
            <text:p>*khok</text:p>
          </table:table-cell>
          <table:table-cell office:value-type="string">
            <text:p>o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ɯ-rqhu</text:p>
          </table:table-cell>
          <table:table-cell office:value-type="string">
            <text:p>tə-rkʰó</text:p>
          </table:table-cell>
          <table:table-cell table:style-name="Default"/>
          <table:table-cell office:value-type="string">
            <text:p>*rqho</text:p>
          </table:table-cell>
          <table:table-cell table:style-name="Default" office:value-type="string">
            <text:p>壳</text:p>
          </table:table-cell>
          <table:table-cell table:style-name="Default" office:value-type="string">
            <text:p>écorce</text:p>
          </table:table-cell>
          <table:table-cell office:value-type="string">
            <text:p>skogs-pa</text:p>
          </table:table-cell>
          <table:table-cell office:value-type="string">
            <text:p>殼</text:p>
          </table:table-cell>
          <table:table-cell office:value-type="string">
            <text:p>*ˁkhrok</text:p>
          </table:table-cell>
          <table:table-cell office:value-type="string">
            <text:p>o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ʁndɯ</text:p>
          </table:table-cell>
          <table:table-cell table:style-name="Default"/>
          <table:table-cell office:value-type="string">
            <text:p>kɐ-ɣdoʔ,ɣdû,ɣdə̂m</text:p>
          </table:table-cell>
          <table:table-cell office:value-type="string">
            <text:p>*qndu</text:p>
          </table:table-cell>
          <table:table-cell table:style-name="Default" office:value-type="string">
            <text:p>打</text:p>
          </table:table-cell>
          <table:table-cell table:style-name="Default" office:value-type="string">
            <text:p>frapper</text:p>
          </table:table-cell>
          <table:table-cell office:value-type="string">
            <text:p>rduŋ</text:p>
          </table:table-cell>
          <table:table-cell office:value-type="string">
            <text:p>撞</text:p>
          </table:table-cell>
          <table:table-cell office:value-type="string">
            <text:p>*ˁdroŋ-s</text:p>
          </table:table-cell>
          <table:table-cell office:value-type="string">
            <text:p>oŋ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qhrɯt</text:p>
          </table:table-cell>
          <table:table-cell table:style-name="Default"/>
          <table:table-cell office:value-type="string">
            <text:p>ka-kʰrôt</text:p>
          </table:table-cell>
          <table:table-cell office:value-type="string">
            <text:p>*qhrot</text:p>
          </table:table-cell>
          <table:table-cell office:value-type="string">
            <text:p>刮</text:p>
          </table:table-cell>
          <table:table-cell office:value-type="string">
            <text:p>gratter</text:p>
          </table:table-cell>
          <table:table-cell table:style-name="Default"/>
          <table:table-cell office:value-type="string">
            <text:p>刮</text:p>
          </table:table-cell>
          <table:table-cell office:value-type="string">
            <text:p>*ˁkhrot</text:p>
          </table:table-cell>
          <table:table-cell office:value-type="string">
            <text:p>o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skɯ</text:p>
          </table:table-cell>
          <table:table-cell office:value-type="string">
            <text:p>ka-səkú</text:p>
          </table:table-cell>
          <table:table-cell office:value-type="string">
            <text:p>kɐ-skûs,skʰoʔ</text:p>
          </table:table-cell>
          <table:table-cell office:value-type="string">
            <text:p>*sə-ku</text:p>
          </table:table-cell>
          <table:table-cell office:value-type="string">
            <text:p>埋</text:p>
          </table:table-cell>
          <table:table-cell office:value-type="string">
            <text:p>enterrer</text:p>
          </table:table-cell>
          <table:table-cell office:value-type="string">
            <text:p>rko</text:p>
          </table:table-cell>
          <table:table-cell office:value-type="string">
            <text:p>掘</text:p>
          </table:table-cell>
          <table:table-cell office:value-type="string">
            <text:p>*kot</text:p>
          </table:table-cell>
          <table:table-cell office:value-type="string">
            <text:p>ot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rnoʁ</text:p>
          </table:table-cell>
          <table:table-cell office:value-type="string">
            <text:p>tə-rnók</text:p>
          </table:table-cell>
          <table:table-cell office:value-type="string">
            <text:p>tə-rnôχ</text:p>
          </table:table-cell>
          <table:table-cell office:value-type="string">
            <text:p>*rnoq</text:p>
          </table:table-cell>
          <table:table-cell office:value-type="string">
            <text:p>脑子</text:p>
          </table:table-cell>
          <table:table-cell office:value-type="string">
            <text:p>cerveau</text:p>
          </table:table-cell>
          <table:table-cell table:style-name="Default"/>
          <table:table-cell office:value-type="string">
            <text:p>腦</text:p>
          </table:table-cell>
          <table:table-cell office:value-type="string">
            <text:p>*ˁnuʔ</text:p>
          </table:table-cell>
          <table:table-cell office:value-type="string">
            <text:p>u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ndzrɯ</text:p>
          </table:table-cell>
          <table:table-cell office:value-type="string">
            <text:p>tə-ndzrúʔ</text:p>
          </table:table-cell>
          <table:table-cell office:value-type="string">
            <text:p>tə-ndzrû</text:p>
          </table:table-cell>
          <table:table-cell office:value-type="string">
            <text:p>*ndzru</text:p>
          </table:table-cell>
          <table:table-cell office:value-type="string">
            <text:p>指甲</text:p>
          </table:table-cell>
          <table:table-cell office:value-type="string">
            <text:p>ongle</text:p>
          </table:table-cell>
          <table:table-cell table:style-name="Default"/>
          <table:table-cell office:value-type="string">
            <text:p>爪</text:p>
          </table:table-cell>
          <table:table-cell office:value-type="string">
            <text:p>*tsruʔ</text:p>
          </table:table-cell>
          <table:table-cell office:value-type="string">
            <text:p>u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ngɯt</text:p>
          </table:table-cell>
          <table:table-cell office:value-type="string">
            <text:p>kə-ŋgû</text:p>
          </table:table-cell>
          <table:table-cell office:value-type="string">
            <text:p>kə-ngít</text:p>
          </table:table-cell>
          <table:table-cell office:value-type="string">
            <text:p>*ng?11</text:p>
          </table:table-cell>
          <table:table-cell office:value-type="string">
            <text:p>九</text:p>
          </table:table-cell>
          <table:table-cell office:value-type="string">
            <text:p>neuf</text:p>
          </table:table-cell>
          <table:table-cell office:value-type="string">
            <text:p>dgu</text:p>
          </table:table-cell>
          <table:table-cell office:value-type="string">
            <text:p>九</text:p>
          </table:table-cell>
          <table:table-cell office:value-type="string">
            <text:p>*kuʔ</text:p>
          </table:table-cell>
          <table:table-cell office:value-type="string">
            <text:p>u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zgrɯ (tɯ-ɣru)</text:p>
          </table:table-cell>
          <table:table-cell office:value-type="string">
            <text:p>tə-krú</text:p>
          </table:table-cell>
          <table:table-cell office:value-type="string">
            <text:p>tə-krəvzuʔ</text:p>
          </table:table-cell>
          <table:table-cell office:value-type="string">
            <text:p>*[s]kru</text:p>
          </table:table-cell>
          <table:table-cell office:value-type="string">
            <text:p>肘</text:p>
          </table:table-cell>
          <table:table-cell office:value-type="string">
            <text:p>coude</text:p>
          </table:table-cell>
          <table:table-cell office:value-type="string">
            <text:p>gru-mo</text:p>
          </table:table-cell>
          <table:table-cell office:value-type="string">
            <text:p>肘</text:p>
          </table:table-cell>
          <table:table-cell office:value-type="string">
            <text:p>*t-r-kuʔ</text:p>
          </table:table-cell>
          <table:table-cell office:value-type="string">
            <text:p>u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ɕku</text:p>
          </table:table-cell>
          <table:table-cell office:value-type="string">
            <text:p>ɕkó</text:p>
          </table:table-cell>
          <table:table-cell office:value-type="string">
            <text:p>skwəʔ</text:p>
          </table:table-cell>
          <table:table-cell office:value-type="string">
            <text:p>*ɕko</text:p>
          </table:table-cell>
          <table:table-cell office:value-type="string">
            <text:p>葱</text:p>
          </table:table-cell>
          <table:table-cell office:value-type="string">
            <text:p>oignon</text:p>
          </table:table-cell>
          <table:table-cell office:value-type="string">
            <text:p>sgog-pa</text:p>
          </table:table-cell>
          <table:table-cell office:value-type="string">
            <text:p>韭</text:p>
          </table:table-cell>
          <table:table-cell office:value-type="string">
            <text:p>*kuʔ</text:p>
          </table:table-cell>
          <table:table-cell table:style-name="Default" office:value-type="string">
            <text:p>u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stʰoʁ</text:p>
          </table:table-cell>
          <table:table-cell table:style-name="Default"/>
          <table:table-cell office:value-type="string">
            <text:p>kɐ-stɐ̂χ,stɐ̂χ,stə́χ</text:p>
          </table:table-cell>
          <table:table-cell office:value-type="string">
            <text:p>*st[h]oq</text:p>
          </table:table-cell>
          <table:table-cell office:value-type="string">
            <text:p>按</text:p>
          </table:table-cell>
          <table:table-cell office:value-type="string">
            <text:p>appuyer</text:p>
          </table:table-cell>
          <table:table-cell table:style-name="Default"/>
          <table:table-cell office:value-type="string">
            <text:p>蹙</text:p>
          </table:table-cell>
          <table:table-cell office:value-type="string">
            <text:p>*sthuk</text:p>
          </table:table-cell>
          <table:table-cell office:value-type="string">
            <text:p>u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ɤ-ndɤɣ</text:p>
          </table:table-cell>
          <table:table-cell table:style-name="Default"/>
          <table:table-cell office:value-type="string">
            <text:p>tə-dók</text:p>
          </table:table-cell>
          <table:table-cell office:value-type="string">
            <text:p>*ndɔk</text:p>
          </table:table-cell>
          <table:table-cell office:value-type="string">
            <text:p>毒</text:p>
          </table:table-cell>
          <table:table-cell office:value-type="string">
            <text:p>poison</text:p>
          </table:table-cell>
          <table:table-cell office:value-type="string">
            <text:p>dug</text:p>
          </table:table-cell>
          <table:table-cell office:value-type="string">
            <text:p>毒</text:p>
          </table:table-cell>
          <table:table-cell office:value-type="string">
            <text:p>*ˁluk</text:p>
          </table:table-cell>
          <table:table-cell office:value-type="string">
            <text:p>uk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kɯtʂɤɣ</text:p>
          </table:table-cell>
          <table:table-cell office:value-type="string">
            <text:p>kə-t􀄅ók</text:p>
          </table:table-cell>
          <table:table-cell office:value-type="string">
            <text:p>kə-tɕôx</text:p>
          </table:table-cell>
          <table:table-cell office:value-type="string">
            <text:p>*trɔk</text:p>
          </table:table-cell>
          <table:table-cell office:value-type="string">
            <text:p>六</text:p>
          </table:table-cell>
          <table:table-cell office:value-type="string">
            <text:p>six</text:p>
          </table:table-cell>
          <table:table-cell office:value-type="string">
            <text:p>drug</text:p>
          </table:table-cell>
          <table:table-cell office:value-type="string">
            <text:p>六</text:p>
          </table:table-cell>
          <table:table-cell office:value-type="string">
            <text:p>*Cə-ruk</text:p>
          </table:table-cell>
          <table:table-cell office:value-type="string">
            <text:p>uk</text:p>
          </table:table-cell>
          <table:table-cell/>
          <table:table-cell table:number-columns-repeated="1013"/>
        </table:table-row>
        <table:table-row table:style-name="ro2">
          <table:table-cell table:style-name="Default"/>
          <table:table-cell office:value-type="string">
            <text:p>tɯ-pók</text:p>
          </table:table-cell>
          <table:table-cell/>
          <table:table-cell office:value-type="string">
            <text:p>*poq</text:p>
          </table:table-cell>
          <table:table-cell office:value-type="string">
            <text:p>肚子</text:p>
          </table:table-cell>
          <table:table-cell office:value-type="string">
            <text:p>ventre</text:p>
          </table:table-cell>
          <table:table-cell office:value-type="string">
            <text:p>bug</text:p>
          </table:table-cell>
          <table:table-cell office:value-type="string">
            <text:p>腹</text:p>
          </table:table-cell>
          <table:table-cell office:value-type="string">
            <text:p>*puk</text:p>
          </table:table-cell>
          <table:table-cell office:value-type="string">
            <text:p>uk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string">
            <text:p>tɤ-khɯ</text:p>
          </table:table-cell>
          <table:table-cell office:value-type="string">
            <text:p>ta-kʰə̂</text:p>
          </table:table-cell>
          <table:table-cell office:value-type="string">
            <text:p>tɐ-kə́t</text:p>
          </table:table-cell>
          <table:table-cell office:value-type="string">
            <text:p>*k[h]ə</text:p>
          </table:table-cell>
          <table:table-cell office:value-type="string">
            <text:p>烟</text:p>
          </table:table-cell>
          <table:table-cell office:value-type="string">
            <text:p>fumée</text:p>
          </table:table-cell>
          <table:table-cell table:style-name="Default"/>
          <table:table-cell office:value-type="string">
            <text:p>熏</text:p>
          </table:table-cell>
          <table:table-cell office:value-type="string">
            <text:p>*xun</text:p>
          </table:table-cell>
          <table:table-cell office:value-type="string">
            <text:p>un</text:p>
          </table:table-cell>
          <table:table-cell/>
          <table:table-cell table:number-columns-repeated="1013"/>
        </table:table-row>
        <table:table-row table:style-name="ro2">
          <table:table-cell office:value-type="string">
            <text:p>tɯ-jmŋo</text:p>
          </table:table-cell>
          <table:table-cell office:value-type="string">
            <text:p>ta-rmô</text:p>
          </table:table-cell>
          <table:table-cell office:value-type="string">
            <text:p>tə-lmɐʔ</text:p>
          </table:table-cell>
          <table:table-cell office:value-type="string">
            <text:p>*lmaˠŋ</text:p>
          </table:table-cell>
          <table:table-cell office:value-type="string">
            <text:p>梦</text:p>
          </table:table-cell>
          <table:table-cell office:value-type="string">
            <text:p>rêve</text:p>
          </table:table-cell>
          <table:table-cell office:value-type="string">
            <text:p>rmaŋ-lam</text:p>
          </table:table-cell>
          <table:table-cell office:value-type="string">
            <text:p>夢</text:p>
          </table:table-cell>
          <table:table-cell office:value-type="string">
            <text:p>*muŋs</text:p>
          </table:table-cell>
          <table:table-cell office:value-type="string">
            <text:p>uŋ</text:p>
          </table:table-cell>
          <table:table-cell/>
          <table:table-cell table:number-columns-repeated="1013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5">
          <table:table-cell table:style-name="Default" table:formula="of:=CONCATENATE(&quot;\ipa{&quot;;[.A25];&quot;}  &amp;&quot;)" office:value-type="string" office:string-value="\ipa{tɯ-ftsa}  &amp;">
            <text:p>\ipa{tɯ-ftsa} <text:s/>&amp;</text:p>
          </table:table-cell>
          <table:table-cell table:style-name="Default" table:formula="of:=CONCATENATE(&quot;\ipa{&quot;;[.B25];&quot;}  &amp;&quot;)" office:value-type="string" office:string-value="\ipa{tə-tsá}  &amp;">
            <text:p>\ipa{tə-tsá} <text:s/>&amp;</text:p>
          </table:table-cell>
          <table:table-cell table:style-name="Default" table:formula="of:=CONCATENATE(&quot;\ipa{&quot;;[.C25];&quot;}  &amp;&quot;)" office:value-type="string" office:string-value="\ipa{tə-ftsɣî}  &amp;">
            <text:p>\ipa{tə-ftsɣî} <text:s/>&amp;</text:p>
          </table:table-cell>
          <table:table-cell table:style-name="Default" table:formula="of:=CONCATENATE(&quot;\ipa{&quot;;[.D25];&quot;}  &amp;&quot;)" office:value-type="string" office:string-value="\ipa{*[p]tsa}  &amp;">
            <text:p>\ipa{*[p]tsa} <text:s/>&amp;</text:p>
          </table:table-cell>
          <table:table-cell table:style-name="Default" table:formula="of:=CONCATENATE(&quot;\zh{&quot;;[.E25];&quot;}  &amp;&quot;)" office:value-type="string" office:string-value="\zh{侄子}  &amp;">
            <text:p>\zh{侄子} <text:s/>&amp;</text:p>
          </table:table-cell>
          <table:table-cell table:style-name="Default" table:formula="of:=CONCATENATE([.F25];&quot;  &amp;&quot;)" office:value-type="string" office:string-value="neveu  &amp;">
            <text:p>neveu <text:s/>&amp;</text:p>
          </table:table-cell>
          <table:table-cell table:style-name="Default" table:formula="of:=CONCATENATE(&quot;\ipa{&quot;;[.G25];&quot;}  &amp;&quot;)" office:value-type="string" office:string-value="\ipa{tsʰa-bo}  &amp;">
            <text:p>\ipa{tsʰa-bo} <text:s/>&amp;</text:p>
          </table:table-cell>
          <table:table-cell table:style-name="Default" table:formula="of:=CONCATENATE(&quot;\zh{&quot;;[.H25];&quot;}  &amp;&quot;)" office:value-type="string" office:string-value="\zh{子}  &amp;">
            <text:p>\zh{子} <text:s/>&amp;</text:p>
          </table:table-cell>
          <table:table-cell table:style-name="Default" table:formula="of:=CONCATENATE(&quot;\ipa{&quot;;[.I25];&quot;}  &amp;&quot;)" office:value-type="string" office:string-value="\ipa{*tsəʔ}  &amp;">
            <text:p>\ipa{*tsəʔ} <text:s/>&amp;</text:p>
          </table:table-cell>
          <table:table-cell table:style-name="Default" table:formula="of:=CONCATENATE(&quot;\ipa{&quot;;[.J25];&quot;}  &amp;&quot;)" office:value-type="string" office:string-value="\ipa{ə}  &amp;">
            <text:p>\ipa{ə} <text:s/>&amp;</text:p>
          </table:table-cell>
          <table:table-cell table:style-name="Default" table:formula="of:=CONCATENATE([.K2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26];&quot;}  &amp;&quot;)" office:value-type="string" office:string-value="\ipa{tɯ-rna}  &amp;">
            <text:p>\ipa{tɯ-rna} <text:s/>&amp;</text:p>
          </table:table-cell>
          <table:table-cell table:style-name="Default" table:formula="of:=CONCATENATE(&quot;\ipa{&quot;;[.B26];&quot;}  &amp;&quot;)" office:value-type="string" office:string-value="\ipa{tə-rnâ}  &amp;">
            <text:p>\ipa{tə-rnâ} <text:s/>&amp;</text:p>
          </table:table-cell>
          <table:table-cell table:style-name="Default" table:formula="of:=CONCATENATE(&quot;\ipa{&quot;;[.C26];&quot;}  &amp;&quot;)" office:value-type="string" office:string-value="\ipa{tə-rnaʔ}  &amp;">
            <text:p>\ipa{tə-rnaʔ} <text:s/>&amp;</text:p>
          </table:table-cell>
          <table:table-cell table:style-name="Default" table:formula="of:=CONCATENATE(&quot;\ipa{&quot;;[.D26];&quot;}  &amp;&quot;)" office:value-type="string" office:string-value="\ipa{*rna}  &amp;">
            <text:p>\ipa{*rna} <text:s/>&amp;</text:p>
          </table:table-cell>
          <table:table-cell table:style-name="Default" table:formula="of:=CONCATENATE(&quot;\zh{&quot;;[.E26];&quot;}  &amp;&quot;)" office:value-type="string" office:string-value="\zh{耳朵}  &amp;">
            <text:p>\zh{耳朵} <text:s/>&amp;</text:p>
          </table:table-cell>
          <table:table-cell table:style-name="Default" table:formula="of:=CONCATENATE([.F26];&quot;  &amp;&quot;)" office:value-type="string" office:string-value="oreille  &amp;">
            <text:p>oreille <text:s/>&amp;</text:p>
          </table:table-cell>
          <table:table-cell table:style-name="Default" table:formula="of:=CONCATENATE(&quot;\ipa{&quot;;[.G26];&quot;}  &amp;&quot;)" office:value-type="string" office:string-value="\ipa{rna}  &amp;">
            <text:p>\ipa{rna} <text:s/>&amp;</text:p>
          </table:table-cell>
          <table:table-cell table:style-name="Default" table:formula="of:=CONCATENATE(&quot;\zh{&quot;;[.H26];&quot;}  &amp;&quot;)" office:value-type="string" office:string-value="\zh{耳}  &amp;">
            <text:p>\zh{耳} <text:s/>&amp;</text:p>
          </table:table-cell>
          <table:table-cell table:style-name="Default" table:formula="of:=CONCATENATE(&quot;\ipa{&quot;;[.I26];&quot;}  &amp;&quot;)" office:value-type="string" office:string-value="\ipa{*nəʔ}  &amp;">
            <text:p>\ipa{*nəʔ} <text:s/>&amp;</text:p>
          </table:table-cell>
          <table:table-cell table:style-name="Default" table:formula="of:=CONCATENATE(&quot;\ipa{&quot;;[.J26];&quot;}  &amp;&quot;)" office:value-type="string" office:string-value="\ipa{ə}  &amp;">
            <text:p>\ipa{ə} <text:s/>&amp;</text:p>
          </table:table-cell>
          <table:table-cell table:style-name="Default" table:formula="of:=CONCATENATE([.K26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27];&quot;}  &amp;&quot;)" office:value-type="string" office:string-value="\ipa{qa-pri}  &amp;">
            <text:p>\ipa{qa-pri} <text:s/>&amp;</text:p>
          </table:table-cell>
          <table:table-cell table:style-name="Default" table:formula="of:=CONCATENATE(&quot;\ipa{&quot;;[.B27];&quot;}  &amp;&quot;)" office:value-type="string" office:string-value="\ipa{kʰa-bré}  &amp;">
            <text:p>\ipa{kʰa-bré} <text:s/>&amp;</text:p>
          </table:table-cell>
          <table:table-cell table:style-name="Default" table:formula="of:=CONCATENATE(&quot;\ipa{&quot;;[.C27];&quot;}  &amp;&quot;)" office:value-type="string" office:string-value="\ipa{ʁɐ-prî}  &amp;">
            <text:p>\ipa{ʁɐ-prî} <text:s/>&amp;</text:p>
          </table:table-cell>
          <table:table-cell table:style-name="Default" table:formula="of:=CONCATENATE(&quot;\ipa{&quot;;[.D27];&quot;}  &amp;&quot;)" office:value-type="string" office:string-value="\ipa{*prij}  &amp;">
            <text:p>\ipa{*prij} <text:s/>&amp;</text:p>
          </table:table-cell>
          <table:table-cell table:style-name="Default" table:formula="of:=CONCATENATE(&quot;\zh{&quot;;[.E27];&quot;}  &amp;&quot;)" office:value-type="string" office:string-value="\zh{蛇}  &amp;">
            <text:p>\zh{蛇} <text:s/>&amp;</text:p>
          </table:table-cell>
          <table:table-cell table:style-name="Default" table:formula="of:=CONCATENATE([.F27];&quot;  &amp;&quot;)" office:value-type="string" office:string-value="serpent  &amp;">
            <text:p>serpent <text:s/>&amp;</text:p>
          </table:table-cell>
          <table:table-cell table:style-name="Default" table:formula="of:=CONCATENATE(&quot;\ipa{&quot;;[.G27];&quot;}  &amp;&quot;)" office:value-type="string" office:string-value="\ipa{sbrul}  &amp;">
            <text:p>\ipa{sbrul} <text:s/>&amp;</text:p>
          </table:table-cell>
          <table:table-cell table:style-name="Default" table:formula="of:=CONCATENATE(&quot;\zh{&quot;;[.H27];&quot;}  &amp;&quot;)" office:value-type="string" office:string-value="\zh{虺}  &amp;">
            <text:p>\zh{虺} <text:s/>&amp;</text:p>
          </table:table-cell>
          <table:table-cell table:style-name="Default" table:formula="of:=CONCATENATE(&quot;\ipa{&quot;;[.I27];&quot;}  &amp;&quot;)" office:value-type="string" office:string-value="\ipa{*ˁhməjʔ}  &amp;">
            <text:p>\ipa{*ˁhməjʔ} <text:s/>&amp;</text:p>
          </table:table-cell>
          <table:table-cell table:style-name="Default" table:formula="of:=CONCATENATE(&quot;\ipa{&quot;;[.J27];&quot;}  &amp;&quot;)" office:value-type="string" office:string-value="\ipa{əj}  &amp;">
            <text:p>\ipa{əj} <text:s/>&amp;</text:p>
          </table:table-cell>
          <table:table-cell table:style-name="Default" table:formula="of:=CONCATENATE([.K2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28];&quot;}  &amp;&quot;)" office:value-type="string" office:string-value="\ipa{tɤ-rme}  &amp;">
            <text:p>\ipa{tɤ-rme} <text:s/>&amp;</text:p>
          </table:table-cell>
          <table:table-cell table:style-name="Default" table:formula="of:=CONCATENATE(&quot;\ipa{&quot;;[.B28];&quot;}  &amp;&quot;)" office:value-type="string" office:string-value="\ipa{ta-rɲê}  &amp;">
            <text:p>\ipa{ta-rɲê} <text:s/>&amp;</text:p>
          </table:table-cell>
          <table:table-cell table:style-name="Default" table:formula="of:=CONCATENATE(&quot;\ipa{&quot;;[.C28];&quot;}  &amp;&quot;)" office:value-type="string" office:string-value="\ipa{tɐ-rmeʔ}  &amp;">
            <text:p>\ipa{tɐ-rmeʔ} <text:s/>&amp;</text:p>
          </table:table-cell>
          <table:table-cell table:style-name="Default" table:formula="of:=CONCATENATE(&quot;\ipa{&quot;;[.D28];&quot;}  &amp;&quot;)" office:value-type="string" office:string-value="\ipa{*rmej}  &amp;">
            <text:p>\ipa{*rmej} <text:s/>&amp;</text:p>
          </table:table-cell>
          <table:table-cell table:style-name="Default" table:formula="of:=CONCATENATE(&quot;\zh{&quot;;[.E28];&quot;}  &amp;&quot;)" office:value-type="string" office:string-value="\zh{毛}  &amp;">
            <text:p>\zh{毛} <text:s/>&amp;</text:p>
          </table:table-cell>
          <table:table-cell table:style-name="Default" table:formula="of:=CONCATENATE([.F28];&quot;  &amp;&quot;)" office:value-type="string" office:string-value="poil  &amp;">
            <text:p>poil <text:s/>&amp;</text:p>
          </table:table-cell>
          <table:table-cell table:style-name="Default" table:formula="of:=CONCATENATE(&quot;\ipa{&quot;;[.G28];&quot;}  &amp;&quot;)" office:value-type="string" office:string-value="\ipa{}  &amp;">
            <text:p>\ipa{} <text:s/>&amp;</text:p>
          </table:table-cell>
          <table:table-cell table:style-name="Default" table:formula="of:=CONCATENATE(&quot;\zh{&quot;;[.H28];&quot;}  &amp;&quot;)" office:value-type="string" office:string-value="\zh{眉}  &amp;">
            <text:p>\zh{眉} <text:s/>&amp;</text:p>
          </table:table-cell>
          <table:table-cell table:style-name="Default" table:formula="of:=CONCATENATE(&quot;\ipa{&quot;;[.I28];&quot;}  &amp;&quot;)" office:value-type="string" office:string-value="\ipa{*mrəj}  &amp;">
            <text:p>\ipa{*mrəj} <text:s/>&amp;</text:p>
          </table:table-cell>
          <table:table-cell table:style-name="Default" table:formula="of:=CONCATENATE(&quot;\ipa{&quot;;[.J28];&quot;}  &amp;&quot;)" office:value-type="string" office:string-value="\ipa{əj}  &amp;">
            <text:p>\ipa{əj} <text:s/>&amp;</text:p>
          </table:table-cell>
          <table:table-cell table:style-name="Default" table:formula="of:=CONCATENATE([.K2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29];&quot;}  &amp;&quot;)" office:value-type="string" office:string-value="\ipa{tɤ-jme}  &amp;">
            <text:p>\ipa{tɤ-jme} <text:s/>&amp;</text:p>
          </table:table-cell>
          <table:table-cell table:style-name="Default" table:formula="of:=CONCATENATE(&quot;\ipa{&quot;;[.B29];&quot;}  &amp;&quot;)" office:value-type="string" office:string-value="\ipa{ta-jmî}  &amp;">
            <text:p>\ipa{ta-jmî} <text:s/>&amp;</text:p>
          </table:table-cell>
          <table:table-cell table:style-name="Default" table:formula="of:=CONCATENATE(&quot;\ipa{&quot;;[.C29];&quot;}  &amp;&quot;)" office:value-type="string" office:string-value="\ipa{tɐ-lmeʔ}  &amp;">
            <text:p>\ipa{tɐ-lmeʔ} <text:s/>&amp;</text:p>
          </table:table-cell>
          <table:table-cell table:style-name="Default" table:formula="of:=CONCATENATE(&quot;\ipa{&quot;;[.D29];&quot;}  &amp;&quot;)" office:value-type="string" office:string-value="\ipa{*lmej}  &amp;">
            <text:p>\ipa{*lmej} <text:s/>&amp;</text:p>
          </table:table-cell>
          <table:table-cell table:style-name="Default" table:formula="of:=CONCATENATE(&quot;\zh{&quot;;[.E29];&quot;}  &amp;&quot;)" office:value-type="string" office:string-value="\zh{尾巴}  &amp;">
            <text:p>\zh{尾巴} <text:s/>&amp;</text:p>
          </table:table-cell>
          <table:table-cell table:style-name="Default" table:formula="of:=CONCATENATE([.F29];&quot;  &amp;&quot;)" office:value-type="string" office:string-value="queue  &amp;">
            <text:p>queue <text:s/>&amp;</text:p>
          </table:table-cell>
          <table:table-cell table:style-name="Default" table:formula="of:=CONCATENATE(&quot;\ipa{&quot;;[.G29];&quot;}  &amp;&quot;)" office:value-type="string" office:string-value="\ipa{}  &amp;">
            <text:p>\ipa{} <text:s/>&amp;</text:p>
          </table:table-cell>
          <table:table-cell table:style-name="Default" table:formula="of:=CONCATENATE(&quot;\zh{&quot;;[.H29];&quot;}  &amp;&quot;)" office:value-type="string" office:string-value="\zh{尾}  &amp;">
            <text:p>\zh{尾} <text:s/>&amp;</text:p>
          </table:table-cell>
          <table:table-cell table:style-name="Default" table:formula="of:=CONCATENATE(&quot;\ipa{&quot;;[.I29];&quot;}  &amp;&quot;)" office:value-type="string" office:string-value="\ipa{*məjʔ}  &amp;">
            <text:p>\ipa{*məjʔ} <text:s/>&amp;</text:p>
          </table:table-cell>
          <table:table-cell table:style-name="Default" table:formula="of:=CONCATENATE(&quot;\ipa{&quot;;[.J29];&quot;}  &amp;&quot;)" office:value-type="string" office:string-value="\ipa{əj}  &amp;">
            <text:p>\ipa{əj} <text:s/>&amp;</text:p>
          </table:table-cell>
          <table:table-cell table:style-name="Default" table:formula="of:=CONCATENATE([.K2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0];&quot;}  &amp;&quot;)" office:value-type="string" office:string-value="\ipa{qaʁ}  &amp;">
            <text:p>\ipa{qaʁ} <text:s/>&amp;</text:p>
          </table:table-cell>
          <table:table-cell table:style-name="Default" table:formula="of:=CONCATENATE(&quot;\ipa{&quot;;[.B30];&quot;}  &amp;&quot;)" office:value-type="string" office:string-value="\ipa{}  &amp;">
            <text:p>\ipa{} <text:s/>&amp;</text:p>
          </table:table-cell>
          <table:table-cell table:style-name="Default" table:formula="of:=CONCATENATE(&quot;\ipa{&quot;;[.C30];&quot;}  &amp;&quot;)" office:value-type="string" office:string-value="\ipa{kɐ-qɐ̂χ,qə́χ}  &amp;">
            <text:p>\ipa{kɐ-qɐ̂χ,qə́χ} <text:s/>&amp;</text:p>
          </table:table-cell>
          <table:table-cell table:style-name="Default" table:formula="of:=CONCATENATE(&quot;\ipa{&quot;;[.D30];&quot;}  &amp;&quot;)" office:value-type="string" office:string-value="\ipa{*qaq}  &amp;">
            <text:p>\ipa{*qaq} <text:s/>&amp;</text:p>
          </table:table-cell>
          <table:table-cell table:style-name="Default" table:formula="of:=CONCATENATE(&quot;\zh{&quot;;[.E30];&quot;}  &amp;&quot;)" office:value-type="string" office:string-value="\zh{剥皮}  &amp;">
            <text:p>\zh{剥皮} <text:s/>&amp;</text:p>
          </table:table-cell>
          <table:table-cell table:style-name="Default" table:formula="of:=CONCATENATE([.F30];&quot;  &amp;&quot;)" office:value-type="string" office:string-value="enlever la peau  &amp;">
            <text:p>enlever la peau <text:s/>&amp;</text:p>
          </table:table-cell>
          <table:table-cell table:style-name="Default" table:formula="of:=CONCATENATE(&quot;\ipa{&quot;;[.G30];&quot;}  &amp;&quot;)" office:value-type="string" office:string-value="\ipa{}  &amp;">
            <text:p>\ipa{} <text:s/>&amp;</text:p>
          </table:table-cell>
          <table:table-cell table:style-name="Default" table:formula="of:=CONCATENATE(&quot;\zh{&quot;;[.H30];&quot;}  &amp;&quot;)" office:value-type="string" office:string-value="\zh{革}  &amp;">
            <text:p>\zh{革} <text:s/>&amp;</text:p>
          </table:table-cell>
          <table:table-cell table:style-name="Default" table:formula="of:=CONCATENATE(&quot;\ipa{&quot;;[.I30];&quot;}  &amp;&quot;)" office:value-type="string" office:string-value="\ipa{*ˁkrək}  &amp;">
            <text:p>\ipa{*ˁkrək} <text:s/>&amp;</text:p>
          </table:table-cell>
          <table:table-cell table:style-name="Default" table:formula="of:=CONCATENATE(&quot;\ipa{&quot;;[.J30];&quot;}  &amp;&quot;)" office:value-type="string" office:string-value="\ipa{ək}  &amp;">
            <text:p>\ipa{ək} <text:s/>&amp;</text:p>
          </table:table-cell>
          <table:table-cell table:style-name="Default" table:formula="of:=CONCATENATE([.K30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1];&quot;}  &amp;&quot;)" office:value-type="string" office:string-value="\ipa{ɲaʁ}  &amp;">
            <text:p>\ipa{ɲaʁ} <text:s/>&amp;</text:p>
          </table:table-cell>
          <table:table-cell table:style-name="Default" table:formula="of:=CONCATENATE(&quot;\ipa{&quot;;[.B31];&quot;}  &amp;&quot;)" office:value-type="string" office:string-value="\ipa{}  &amp;">
            <text:p>\ipa{} <text:s/>&amp;</text:p>
          </table:table-cell>
          <table:table-cell table:style-name="Default" table:formula="of:=CONCATENATE(&quot;\ipa{&quot;;[.C31];&quot;}  &amp;&quot;)" office:value-type="string" office:string-value="\ipa{kə-ɲɐ̂χ}  &amp;">
            <text:p>\ipa{kə-ɲɐ̂χ} <text:s/>&amp;</text:p>
          </table:table-cell>
          <table:table-cell table:style-name="Default" table:formula="of:=CONCATENATE(&quot;\ipa{&quot;;[.D31];&quot;}  &amp;&quot;)" office:value-type="string" office:string-value="\ipa{*ɲaq}  &amp;">
            <text:p>\ipa{*ɲaq} <text:s/>&amp;</text:p>
          </table:table-cell>
          <table:table-cell table:style-name="Default" table:formula="of:=CONCATENATE(&quot;\zh{&quot;;[.E31];&quot;}  &amp;&quot;)" office:value-type="string" office:string-value="\zh{黑色}  &amp;">
            <text:p>\zh{黑色} <text:s/>&amp;</text:p>
          </table:table-cell>
          <table:table-cell table:style-name="Default" table:formula="of:=CONCATENATE([.F31];&quot;  &amp;&quot;)" office:value-type="string" office:string-value="noir  &amp;">
            <text:p>noir <text:s/>&amp;</text:p>
          </table:table-cell>
          <table:table-cell table:style-name="Default" table:formula="of:=CONCATENATE(&quot;\ipa{&quot;;[.G31];&quot;}  &amp;&quot;)" office:value-type="string" office:string-value="\ipa{nag-po}  &amp;">
            <text:p>\ipa{nag-po} <text:s/>&amp;</text:p>
          </table:table-cell>
          <table:table-cell table:style-name="Default" table:formula="of:=CONCATENATE(&quot;\zh{&quot;;[.H31];&quot;}  &amp;&quot;)" office:value-type="string" office:string-value="\zh{慝}  &amp;">
            <text:p>\zh{慝} <text:s/>&amp;</text:p>
          </table:table-cell>
          <table:table-cell table:style-name="Default" table:formula="of:=CONCATENATE(&quot;\ipa{&quot;;[.I31];&quot;}  &amp;&quot;)" office:value-type="string" office:string-value="\ipa{*ˁhnək}  &amp;">
            <text:p>\ipa{*ˁhnək} <text:s/>&amp;</text:p>
          </table:table-cell>
          <table:table-cell table:style-name="Default" table:formula="of:=CONCATENATE(&quot;\ipa{&quot;;[.J31];&quot;}  &amp;&quot;)" office:value-type="string" office:string-value="\ipa{ək}  &amp;">
            <text:p>\ipa{ək} <text:s/>&amp;</text:p>
          </table:table-cell>
          <table:table-cell table:style-name="Default" table:formula="of:=CONCATENATE([.K3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2];&quot;}  &amp;&quot;)" office:value-type="string" office:string-value="\ipa{qaljaʁ(qarɟaχ)}  &amp;">
            <text:p>\ipa{qaljaʁ(qarɟaχ)} <text:s/>&amp;</text:p>
          </table:table-cell>
          <table:table-cell table:style-name="Default" table:formula="of:=CONCATENATE(&quot;\ipa{&quot;;[.B32];&quot;}  &amp;&quot;)" office:value-type="string" office:string-value="\ipa{}  &amp;">
            <text:p>\ipa{} <text:s/>&amp;</text:p>
          </table:table-cell>
          <table:table-cell table:style-name="Default" table:formula="of:=CONCATENATE(&quot;\ipa{&quot;;[.C32];&quot;}  &amp;&quot;)" office:value-type="string" office:string-value="\ipa{ʁɐ-liɐ̂χ}  &amp;">
            <text:p>\ipa{ʁɐ-liɐ̂χ} <text:s/>&amp;</text:p>
          </table:table-cell>
          <table:table-cell table:style-name="Default" table:formula="of:=CONCATENATE(&quot;\ipa{&quot;;[.D32];&quot;}  &amp;&quot;)" office:value-type="string" office:string-value="\ipa{*rljaq,lə-jaq}  &amp;">
            <text:p>\ipa{*rljaq,lə-jaq} <text:s/>&amp;</text:p>
          </table:table-cell>
          <table:table-cell table:style-name="Default" table:formula="of:=CONCATENATE(&quot;\zh{&quot;;[.E32];&quot;}  &amp;&quot;)" office:value-type="string" office:string-value="\zh{雕}  &amp;">
            <text:p>\zh{雕} <text:s/>&amp;</text:p>
          </table:table-cell>
          <table:table-cell table:style-name="Default" table:formula="of:=CONCATENATE([.F32];&quot;  &amp;&quot;)" office:value-type="string" office:string-value="aigle  &amp;">
            <text:p>aigle <text:s/>&amp;</text:p>
          </table:table-cell>
          <table:table-cell table:style-name="Default" table:formula="of:=CONCATENATE(&quot;\ipa{&quot;;[.G32];&quot;}  &amp;&quot;)" office:value-type="string" office:string-value="\ipa{glag}  &amp;">
            <text:p>\ipa{glag} <text:s/>&amp;</text:p>
          </table:table-cell>
          <table:table-cell table:style-name="Default" table:formula="of:=CONCATENATE(&quot;\zh{&quot;;[.H32];&quot;}  &amp;&quot;)" office:value-type="string" office:string-value="\zh{弋}  &amp;">
            <text:p>\zh{弋} <text:s/>&amp;</text:p>
          </table:table-cell>
          <table:table-cell table:style-name="Default" table:formula="of:=CONCATENATE(&quot;\ipa{&quot;;[.I32];&quot;}  &amp;&quot;)" office:value-type="string" office:string-value="\ipa{*lək}  &amp;">
            <text:p>\ipa{*lək} <text:s/>&amp;</text:p>
          </table:table-cell>
          <table:table-cell table:style-name="Default" table:formula="of:=CONCATENATE(&quot;\ipa{&quot;;[.J32];&quot;}  &amp;&quot;)" office:value-type="string" office:string-value="\ipa{ək}  &amp;">
            <text:p>\ipa{ək} <text:s/>&amp;</text:p>
          </table:table-cell>
          <table:table-cell table:style-name="Default" table:formula="of:=CONCATENATE([.K3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3];&quot;}  &amp;&quot;)" office:value-type="string" office:string-value="\ipa{taʁ}  &amp;">
            <text:p>\ipa{taʁ} <text:s/>&amp;</text:p>
          </table:table-cell>
          <table:table-cell table:style-name="Default" table:formula="of:=CONCATENATE(&quot;\ipa{&quot;;[.B33];&quot;}  &amp;&quot;)" office:value-type="string" office:string-value="\ipa{ka-ták}  &amp;">
            <text:p>\ipa{ka-ták} <text:s/>&amp;</text:p>
          </table:table-cell>
          <table:table-cell table:style-name="Default" table:formula="of:=CONCATENATE(&quot;\ipa{&quot;;[.C33];&quot;}  &amp;&quot;)" office:value-type="string" office:string-value="\ipa{kɐ-tɐ̂χ,tɐ̂χ,tə́χ}  &amp;">
            <text:p>\ipa{kɐ-tɐ̂χ,tɐ̂χ,tə́χ} <text:s/>&amp;</text:p>
          </table:table-cell>
          <table:table-cell table:style-name="Default" table:formula="of:=CONCATENATE(&quot;\ipa{&quot;;[.D33];&quot;}  &amp;&quot;)" office:value-type="string" office:string-value="\ipa{*taq}  &amp;">
            <text:p>\ipa{*taq} <text:s/>&amp;</text:p>
          </table:table-cell>
          <table:table-cell table:style-name="Default" table:formula="of:=CONCATENATE(&quot;\zh{&quot;;[.E33];&quot;}  &amp;&quot;)" office:value-type="string" office:string-value="\zh{织}  &amp;">
            <text:p>\zh{织} <text:s/>&amp;</text:p>
          </table:table-cell>
          <table:table-cell table:style-name="Default" table:formula="of:=CONCATENATE([.F33];&quot;  &amp;&quot;)" office:value-type="string" office:string-value="tisser  &amp;">
            <text:p>tisser <text:s/>&amp;</text:p>
          </table:table-cell>
          <table:table-cell table:style-name="Default" table:formula="of:=CONCATENATE(&quot;\ipa{&quot;;[.G33];&quot;}  &amp;&quot;)" office:value-type="string" office:string-value="\ipa{btags}  &amp;">
            <text:p>\ipa{btags} <text:s/>&amp;</text:p>
          </table:table-cell>
          <table:table-cell table:style-name="Default" table:formula="of:=CONCATENATE(&quot;\zh{&quot;;[.H33];&quot;}  &amp;&quot;)" office:value-type="string" office:string-value="\zh{織}  &amp;">
            <text:p>\zh{織} <text:s/>&amp;</text:p>
          </table:table-cell>
          <table:table-cell table:style-name="Default" table:formula="of:=CONCATENATE(&quot;\ipa{&quot;;[.I33];&quot;}  &amp;&quot;)" office:value-type="string" office:string-value="\ipa{*tək}  &amp;">
            <text:p>\ipa{*tək} <text:s/>&amp;</text:p>
          </table:table-cell>
          <table:table-cell table:style-name="Default" table:formula="of:=CONCATENATE(&quot;\ipa{&quot;;[.J33];&quot;}  &amp;&quot;)" office:value-type="string" office:string-value="\ipa{ək}  &amp;">
            <text:p>\ipa{ək} <text:s/>&amp;</text:p>
          </table:table-cell>
          <table:table-cell table:style-name="Default" table:formula="of:=CONCATENATE([.K3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4];&quot;}  &amp;&quot;)" office:value-type="string" office:string-value="\ipa{tamɢom}  &amp;">
            <text:p>\ipa{tamɢom} <text:s/>&amp;</text:p>
          </table:table-cell>
          <table:table-cell table:style-name="Default" table:formula="of:=CONCATENATE(&quot;\ipa{&quot;;[.B34];&quot;}  &amp;&quot;)" office:value-type="string" office:string-value="\ipa{ta-mkám}  &amp;">
            <text:p>\ipa{ta-mkám} <text:s/>&amp;</text:p>
          </table:table-cell>
          <table:table-cell table:style-name="Default" table:formula="of:=CONCATENATE(&quot;\ipa{&quot;;[.C34];&quot;}  &amp;&quot;)" office:value-type="string" office:string-value="\ipa{}  &amp;">
            <text:p>\ipa{} <text:s/>&amp;</text:p>
          </table:table-cell>
          <table:table-cell table:style-name="Default" table:formula="of:=CONCATENATE(&quot;\ipa{&quot;;[.D34];&quot;}  &amp;&quot;)" office:value-type="string" office:string-value="\ipa{*mqam}  &amp;">
            <text:p>\ipa{*mqam} <text:s/>&amp;</text:p>
          </table:table-cell>
          <table:table-cell table:style-name="Default" table:formula="of:=CONCATENATE(&quot;\zh{&quot;;[.E34];&quot;}  &amp;&quot;)" office:value-type="string" office:string-value="\zh{夹子}  &amp;">
            <text:p>\zh{夹子} <text:s/>&amp;</text:p>
          </table:table-cell>
          <table:table-cell table:style-name="Default" table:formula="of:=CONCATENATE([.F34];&quot;  &amp;&quot;)" office:value-type="string" office:string-value="tenaille  &amp;">
            <text:p>tenaille <text:s/>&amp;</text:p>
          </table:table-cell>
          <table:table-cell table:style-name="Default" table:formula="of:=CONCATENATE(&quot;\ipa{&quot;;[.G34];&quot;}  &amp;&quot;)" office:value-type="string" office:string-value="\ipa{}  &amp;">
            <text:p>\ipa{} <text:s/>&amp;</text:p>
          </table:table-cell>
          <table:table-cell table:style-name="Default" table:formula="of:=CONCATENATE(&quot;\zh{&quot;;[.H34];&quot;}  &amp;&quot;)" office:value-type="string" office:string-value="\zh{頷}  &amp;">
            <text:p>\zh{頷} <text:s/>&amp;</text:p>
          </table:table-cell>
          <table:table-cell table:style-name="Default" table:formula="of:=CONCATENATE(&quot;\ipa{&quot;;[.I34];&quot;}  &amp;&quot;)" office:value-type="string" office:string-value="\ipa{*ˁm-kəm-s}  &amp;">
            <text:p>\ipa{*ˁm-kəm-s} <text:s/>&amp;</text:p>
          </table:table-cell>
          <table:table-cell table:style-name="Default" table:formula="of:=CONCATENATE(&quot;\ipa{&quot;;[.J34];&quot;}  &amp;&quot;)" office:value-type="string" office:string-value="\ipa{əm}  &amp;">
            <text:p>\ipa{əm} <text:s/>&amp;</text:p>
          </table:table-cell>
          <table:table-cell table:style-name="Default" table:formula="of:=CONCATENATE([.K3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5];&quot;}  &amp;&quot;)" office:value-type="string" office:string-value="\ipa{}  &amp;">
            <text:p>\ipa{} <text:s/>&amp;</text:p>
          </table:table-cell>
          <table:table-cell table:style-name="Default" table:formula="of:=CONCATENATE(&quot;\ipa{&quot;;[.B35];&quot;}  &amp;&quot;)" office:value-type="string" office:string-value="\ipa{tə-mgám}  &amp;">
            <text:p>\ipa{tə-mgám} <text:s/>&amp;</text:p>
          </table:table-cell>
          <table:table-cell table:style-name="Default" table:formula="of:=CONCATENATE(&quot;\ipa{&quot;;[.C35];&quot;}  &amp;&quot;)" office:value-type="string" office:string-value="\ipa{}  &amp;">
            <text:p>\ipa{} <text:s/>&amp;</text:p>
          </table:table-cell>
          <table:table-cell table:style-name="Default" table:formula="of:=CONCATENATE(&quot;\ipa{&quot;;[.D35];&quot;}  &amp;&quot;)" office:value-type="string" office:string-value="\ipa{*mgVm}  &amp;">
            <text:p>\ipa{*mgVm} <text:s/>&amp;</text:p>
          </table:table-cell>
          <table:table-cell table:style-name="Default" table:formula="of:=CONCATENATE(&quot;\zh{&quot;;[.E35];&quot;}  &amp;&quot;)" office:value-type="string" office:string-value="\zh{尸体}  &amp;">
            <text:p>\zh{尸体} <text:s/>&amp;</text:p>
          </table:table-cell>
          <table:table-cell table:style-name="Default" table:formula="of:=CONCATENATE([.F35];&quot;  &amp;&quot;)" office:value-type="string" office:string-value="corps  &amp;">
            <text:p>corps <text:s/>&amp;</text:p>
          </table:table-cell>
          <table:table-cell table:style-name="Default" table:formula="of:=CONCATENATE(&quot;\ipa{&quot;;[.G35];&quot;}  &amp;&quot;)" office:value-type="string" office:string-value="\ipa{}  &amp;">
            <text:p>\ipa{} <text:s/>&amp;</text:p>
          </table:table-cell>
          <table:table-cell table:style-name="Default" table:formula="of:=CONCATENATE(&quot;\zh{&quot;;[.H35];&quot;}  &amp;&quot;)" office:value-type="string" office:string-value="\zh{躬}  &amp;">
            <text:p>\zh{躬} <text:s/>&amp;</text:p>
          </table:table-cell>
          <table:table-cell table:style-name="Default" table:formula="of:=CONCATENATE(&quot;\ipa{&quot;;[.I35];&quot;}  &amp;&quot;)" office:value-type="string" office:string-value="\ipa{*kwəŋ}  &amp;">
            <text:p>\ipa{*kwəŋ} <text:s/>&amp;</text:p>
          </table:table-cell>
          <table:table-cell table:style-name="Default" table:formula="of:=CONCATENATE(&quot;\ipa{&quot;;[.J35];&quot;}  &amp;&quot;)" office:value-type="string" office:string-value="\ipa{əm}  &amp;">
            <text:p>\ipa{əm} <text:s/>&amp;</text:p>
          </table:table-cell>
          <table:table-cell table:style-name="Default" table:formula="of:=CONCATENATE([.K3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6];&quot;}  &amp;&quot;)" office:value-type="string" office:string-value="\ipa{tɤ-mkɯm}  &amp;">
            <text:p>\ipa{tɤ-mkɯm} <text:s/>&amp;</text:p>
          </table:table-cell>
          <table:table-cell table:style-name="Default" table:formula="of:=CONCATENATE(&quot;\ipa{&quot;;[.B36];&quot;}  &amp;&quot;)" office:value-type="string" office:string-value="\ipa{ta-mkâm}  &amp;">
            <text:p>\ipa{ta-mkâm} <text:s/>&amp;</text:p>
          </table:table-cell>
          <table:table-cell table:style-name="Default" table:formula="of:=CONCATENATE(&quot;\ipa{&quot;;[.C36];&quot;}  &amp;&quot;)" office:value-type="string" office:string-value="\ipa{tɐ-mkóm}  &amp;">
            <text:p>\ipa{tɐ-mkóm} <text:s/>&amp;</text:p>
          </table:table-cell>
          <table:table-cell table:style-name="Default" table:formula="of:=CONCATENATE(&quot;\ipa{&quot;;[.D36];&quot;}  &amp;&quot;)" office:value-type="string" office:string-value="\ipa{*mkom}  &amp;">
            <text:p>\ipa{*mkom} <text:s/>&amp;</text:p>
          </table:table-cell>
          <table:table-cell table:style-name="Default" table:formula="of:=CONCATENATE(&quot;\zh{&quot;;[.E36];&quot;}  &amp;&quot;)" office:value-type="string" office:string-value="\zh{枕头}  &amp;">
            <text:p>\zh{枕头} <text:s/>&amp;</text:p>
          </table:table-cell>
          <table:table-cell table:style-name="Default" table:formula="of:=CONCATENATE([.F36];&quot;  &amp;&quot;)" office:value-type="string" office:string-value="oreiller  &amp;">
            <text:p>oreiller <text:s/>&amp;</text:p>
          </table:table-cell>
          <table:table-cell table:style-name="Default" table:formula="of:=CONCATENATE(&quot;\ipa{&quot;;[.G36];&quot;}  &amp;&quot;)" office:value-type="string" office:string-value="\ipa{}  &amp;">
            <text:p>\ipa{} <text:s/>&amp;</text:p>
          </table:table-cell>
          <table:table-cell table:style-name="Default" table:formula="of:=CONCATENATE(&quot;\zh{&quot;;[.H36];&quot;}  &amp;&quot;)" office:value-type="string" office:string-value="\zh{枕}  &amp;">
            <text:p>\zh{枕} <text:s/>&amp;</text:p>
          </table:table-cell>
          <table:table-cell table:style-name="Default" table:formula="of:=CONCATENATE(&quot;\ipa{&quot;;[.I36];&quot;}  &amp;&quot;)" office:value-type="string" office:string-value="\ipa{*t-kəmʔ}  &amp;">
            <text:p>\ipa{*t-kəmʔ} <text:s/>&amp;</text:p>
          </table:table-cell>
          <table:table-cell table:style-name="Default" table:formula="of:=CONCATENATE(&quot;\ipa{&quot;;[.J36];&quot;}  &amp;&quot;)" office:value-type="string" office:string-value="\ipa{əm}  &amp;">
            <text:p>\ipa{əm} <text:s/>&amp;</text:p>
          </table:table-cell>
          <table:table-cell table:style-name="Default" table:formula="of:=CONCATENATE([.K36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7];&quot;}  &amp;&quot;)" office:value-type="string" office:string-value="\ipa{ɴqiaβ}  &amp;">
            <text:p>\ipa{ɴqiaβ} <text:s/>&amp;</text:p>
          </table:table-cell>
          <table:table-cell table:style-name="Default" table:formula="of:=CONCATENATE(&quot;\ipa{&quot;;[.B37];&quot;}  &amp;&quot;)" office:value-type="string" office:string-value="\ipa{ta-ntɕáp}  &amp;">
            <text:p>\ipa{ta-ntɕáp} <text:s/>&amp;</text:p>
          </table:table-cell>
          <table:table-cell table:style-name="Default" table:formula="of:=CONCATENATE(&quot;\ipa{&quot;;[.C37];&quot;}  &amp;&quot;)" office:value-type="string" office:string-value="\ipa{}  &amp;">
            <text:p>\ipa{} <text:s/>&amp;</text:p>
          </table:table-cell>
          <table:table-cell table:style-name="Default" table:formula="of:=CONCATENATE(&quot;\ipa{&quot;;[.D37];&quot;}  &amp;&quot;)" office:value-type="string" office:string-value="\ipa{*n-qjap}  &amp;">
            <text:p>\ipa{*n-qjap} <text:s/>&amp;</text:p>
          </table:table-cell>
          <table:table-cell table:style-name="Default" table:formula="of:=CONCATENATE(&quot;\zh{&quot;;[.E37];&quot;}  &amp;&quot;)" office:value-type="string" office:string-value="\zh{山阴}  &amp;">
            <text:p>\zh{山阴} <text:s/>&amp;</text:p>
          </table:table-cell>
          <table:table-cell table:style-name="Default" table:formula="of:=CONCATENATE([.F37];&quot;  &amp;&quot;)" office:value-type="string" office:string-value="ubac  &amp;">
            <text:p>ubac <text:s/>&amp;</text:p>
          </table:table-cell>
          <table:table-cell table:style-name="Default" table:formula="of:=CONCATENATE(&quot;\ipa{&quot;;[.G37];&quot;}  &amp;&quot;)" office:value-type="string" office:string-value="\ipa{}  &amp;">
            <text:p>\ipa{} <text:s/>&amp;</text:p>
          </table:table-cell>
          <table:table-cell table:style-name="Default" table:formula="of:=CONCATENATE(&quot;\zh{&quot;;[.H37];&quot;}  &amp;&quot;)" office:value-type="string" office:string-value="\zh{陰}  &amp;">
            <text:p>\zh{陰} <text:s/>&amp;</text:p>
          </table:table-cell>
          <table:table-cell table:style-name="Default" table:formula="of:=CONCATENATE(&quot;\ipa{&quot;;[.I37];&quot;}  &amp;&quot;)" office:value-type="string" office:string-value="\ipa{*ʔəm}  &amp;">
            <text:p>\ipa{*ʔəm} <text:s/>&amp;</text:p>
          </table:table-cell>
          <table:table-cell table:style-name="Default" table:formula="of:=CONCATENATE(&quot;\ipa{&quot;;[.J37];&quot;}  &amp;&quot;)" office:value-type="string" office:string-value="\ipa{əm}  &amp;">
            <text:p>\ipa{əm} <text:s/>&amp;</text:p>
          </table:table-cell>
          <table:table-cell table:style-name="Default" table:formula="of:=CONCATENATE([.K3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8];&quot;}  &amp;&quot;)" office:value-type="string" office:string-value="\ipa{χsɯm}  &amp;">
            <text:p>\ipa{χsɯm} <text:s/>&amp;</text:p>
          </table:table-cell>
          <table:table-cell table:style-name="Default" table:formula="of:=CONCATENATE(&quot;\ipa{&quot;;[.B38];&quot;}  &amp;&quot;)" office:value-type="string" office:string-value="\ipa{kə-sâm}  &amp;">
            <text:p>\ipa{kə-sâm} <text:s/>&amp;</text:p>
          </table:table-cell>
          <table:table-cell table:style-name="Default" table:formula="of:=CONCATENATE(&quot;\ipa{&quot;;[.C38];&quot;}  &amp;&quot;)" office:value-type="string" office:string-value="\ipa{χsúm}  &amp;">
            <text:p>\ipa{χsúm} <text:s/>&amp;</text:p>
          </table:table-cell>
          <table:table-cell table:style-name="Default" table:formula="of:=CONCATENATE(&quot;\ipa{&quot;;[.D38];&quot;}  &amp;&quot;)" office:value-type="string" office:string-value="\ipa{*qsum}  &amp;">
            <text:p>\ipa{*qsum} <text:s/>&amp;</text:p>
          </table:table-cell>
          <table:table-cell table:style-name="Default" table:formula="of:=CONCATENATE(&quot;\zh{&quot;;[.E38];&quot;}  &amp;&quot;)" office:value-type="string" office:string-value="\zh{三}  &amp;">
            <text:p>\zh{三} <text:s/>&amp;</text:p>
          </table:table-cell>
          <table:table-cell table:style-name="Default" table:formula="of:=CONCATENATE([.F38];&quot;  &amp;&quot;)" office:value-type="string" office:string-value="trois  &amp;">
            <text:p>trois <text:s/>&amp;</text:p>
          </table:table-cell>
          <table:table-cell table:style-name="Default" table:formula="of:=CONCATENATE(&quot;\ipa{&quot;;[.G38];&quot;}  &amp;&quot;)" office:value-type="string" office:string-value="\ipa{gsum}  &amp;">
            <text:p>\ipa{gsum} <text:s/>&amp;</text:p>
          </table:table-cell>
          <table:table-cell table:style-name="Default" table:formula="of:=CONCATENATE(&quot;\zh{&quot;;[.H38];&quot;}  &amp;&quot;)" office:value-type="string" office:string-value="\zh{三}  &amp;">
            <text:p>\zh{三} <text:s/>&amp;</text:p>
          </table:table-cell>
          <table:table-cell table:style-name="Default" table:formula="of:=CONCATENATE(&quot;\ipa{&quot;;[.I38];&quot;}  &amp;&quot;)" office:value-type="string" office:string-value="\ipa{*ˁsəm}  &amp;">
            <text:p>\ipa{*ˁsəm} <text:s/>&amp;</text:p>
          </table:table-cell>
          <table:table-cell table:style-name="Default" table:formula="of:=CONCATENATE(&quot;\ipa{&quot;;[.J38];&quot;}  &amp;&quot;)" office:value-type="string" office:string-value="\ipa{əm}  &amp;">
            <text:p>\ipa{əm} <text:s/>&amp;</text:p>
          </table:table-cell>
          <table:table-cell table:style-name="Default" table:formula="of:=CONCATENATE([.K3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39];&quot;}  &amp;&quot;)" office:value-type="string" office:string-value="\ipa{}  &amp;">
            <text:p>\ipa{} <text:s/>&amp;</text:p>
          </table:table-cell>
          <table:table-cell table:style-name="Default" table:formula="of:=CONCATENATE(&quot;\ipa{&quot;;[.B39];&quot;}  &amp;&quot;)" office:value-type="string" office:string-value="\ipa{tə-tɕém}  &amp;">
            <text:p>\ipa{tə-tɕém} <text:s/>&amp;</text:p>
          </table:table-cell>
          <table:table-cell table:style-name="Default" table:formula="of:=CONCATENATE(&quot;\ipa{&quot;;[.C39];&quot;}  &amp;&quot;)" office:value-type="string" office:string-value="\ipa{}  &amp;">
            <text:p>\ipa{} <text:s/>&amp;</text:p>
          </table:table-cell>
          <table:table-cell table:style-name="Default" table:formula="of:=CONCATENATE(&quot;\ipa{&quot;;[.D39];&quot;}  &amp;&quot;)" office:value-type="string" office:string-value="\ipa{*qjim}  &amp;">
            <text:p>\ipa{*qjim} <text:s/>&amp;</text:p>
          </table:table-cell>
          <table:table-cell table:style-name="Default" table:formula="of:=CONCATENATE(&quot;\zh{&quot;;[.E39];&quot;}  &amp;&quot;)" office:value-type="string" office:string-value="\zh{房子}  &amp;">
            <text:p>\zh{房子} <text:s/>&amp;</text:p>
          </table:table-cell>
          <table:table-cell table:style-name="Default" table:formula="of:=CONCATENATE([.F39];&quot;  &amp;&quot;)" office:value-type="string" office:string-value="maison  &amp;">
            <text:p>maison <text:s/>&amp;</text:p>
          </table:table-cell>
          <table:table-cell table:style-name="Default" table:formula="of:=CONCATENATE(&quot;\ipa{&quot;;[.G39];&quot;}  &amp;&quot;)" office:value-type="string" office:string-value="\ipa{kʰʲim}  &amp;">
            <text:p>\ipa{kʰʲim} <text:s/>&amp;</text:p>
          </table:table-cell>
          <table:table-cell table:style-name="Default" table:formula="of:=CONCATENATE(&quot;\zh{&quot;;[.H39];&quot;}  &amp;&quot;)" office:value-type="string" office:string-value="\zh{窨}  &amp;">
            <text:p>\zh{窨} <text:s/>&amp;</text:p>
          </table:table-cell>
          <table:table-cell table:style-name="Default" table:formula="of:=CONCATENATE(&quot;\ipa{&quot;;[.I39];&quot;}  &amp;&quot;)" office:value-type="string" office:string-value="\ipa{*ʔəm-s}  &amp;">
            <text:p>\ipa{*ʔəm-s} <text:s/>&amp;</text:p>
          </table:table-cell>
          <table:table-cell table:style-name="Default" table:formula="of:=CONCATENATE(&quot;\ipa{&quot;;[.J39];&quot;}  &amp;&quot;)" office:value-type="string" office:string-value="\ipa{əm}  &amp;">
            <text:p>\ipa{əm} <text:s/>&amp;</text:p>
          </table:table-cell>
          <table:table-cell table:style-name="Default" table:formula="of:=CONCATENATE([.K3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0];&quot;}  &amp;&quot;)" office:value-type="string" office:string-value="\ipa{ta-qaβ}  &amp;">
            <text:p>\ipa{ta-qaβ} <text:s/>&amp;</text:p>
          </table:table-cell>
          <table:table-cell table:style-name="Default" table:formula="of:=CONCATENATE(&quot;\ipa{&quot;;[.B40];&quot;}  &amp;&quot;)" office:value-type="string" office:string-value="\ipa{ta-káp}  &amp;">
            <text:p>\ipa{ta-káp} <text:s/>&amp;</text:p>
          </table:table-cell>
          <table:table-cell table:style-name="Default" table:formula="of:=CONCATENATE(&quot;\ipa{&quot;;[.C40];&quot;}  &amp;&quot;)" office:value-type="string" office:string-value="\ipa{tɐ-ʁâv}  &amp;">
            <text:p>\ipa{tɐ-ʁâv} <text:s/>&amp;</text:p>
          </table:table-cell>
          <table:table-cell table:style-name="Default" table:formula="of:=CONCATENATE(&quot;\ipa{&quot;;[.D40];&quot;}  &amp;&quot;)" office:value-type="string" office:string-value="\ipa{*qap}  &amp;">
            <text:p>\ipa{*qap} <text:s/>&amp;</text:p>
          </table:table-cell>
          <table:table-cell table:style-name="Default" table:formula="of:=CONCATENATE(&quot;\zh{&quot;;[.E40];&quot;}  &amp;&quot;)" office:value-type="string" office:string-value="\zh{针}  &amp;">
            <text:p>\zh{针} <text:s/>&amp;</text:p>
          </table:table-cell>
          <table:table-cell table:style-name="Default" table:formula="of:=CONCATENATE([.F40];&quot;  &amp;&quot;)" office:value-type="string" office:string-value="aiguille  &amp;">
            <text:p>aiguille <text:s/>&amp;</text:p>
          </table:table-cell>
          <table:table-cell table:style-name="Default" table:formula="of:=CONCATENATE(&quot;\ipa{&quot;;[.G40];&quot;}  &amp;&quot;)" office:value-type="string" office:string-value="\ipa{khab}  &amp;">
            <text:p>\ipa{khab} <text:s/>&amp;</text:p>
          </table:table-cell>
          <table:table-cell table:style-name="Default" table:formula="of:=CONCATENATE(&quot;\zh{&quot;;[.H40];&quot;}  &amp;&quot;)" office:value-type="string" office:string-value="\zh{針}  &amp;">
            <text:p>\zh{針} <text:s/>&amp;</text:p>
          </table:table-cell>
          <table:table-cell table:style-name="Default" table:formula="of:=CONCATENATE(&quot;\ipa{&quot;;[.I40];&quot;}  &amp;&quot;)" office:value-type="string" office:string-value="\ipa{*t-kəm}  &amp;">
            <text:p>\ipa{*t-kəm} <text:s/>&amp;</text:p>
          </table:table-cell>
          <table:table-cell table:style-name="Default" table:formula="of:=CONCATENATE(&quot;\ipa{&quot;;[.J40];&quot;}  &amp;&quot;)" office:value-type="string" office:string-value="\ipa{əm}  &amp;">
            <text:p>\ipa{əm} <text:s/>&amp;</text:p>
          </table:table-cell>
          <table:table-cell table:style-name="Default" table:formula="of:=CONCATENATE([.K4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1];&quot;}  &amp;&quot;)" office:value-type="string" office:string-value="\ipa{tɯ-ɟom}  &amp;">
            <text:p>\ipa{tɯ-ɟom} <text:s/>&amp;</text:p>
          </table:table-cell>
          <table:table-cell table:style-name="Default" table:formula="of:=CONCATENATE(&quot;\ipa{&quot;;[.B41];&quot;}  &amp;&quot;)" office:value-type="string" office:string-value="\ipa{}  &amp;">
            <text:p>\ipa{} <text:s/>&amp;</text:p>
          </table:table-cell>
          <table:table-cell table:style-name="Default" table:formula="of:=CONCATENATE(&quot;\ipa{&quot;;[.C41];&quot;}  &amp;&quot;)" office:value-type="string" office:string-value="\ipa{ki-ʎɟɐ́m}  &amp;">
            <text:p>\ipa{ki-ʎɟɐ́m} <text:s/>&amp;</text:p>
          </table:table-cell>
          <table:table-cell table:style-name="Default" table:formula="of:=CONCATENATE(&quot;\ipa{&quot;;[.D41];&quot;}  &amp;&quot;)" office:value-type="string" office:string-value="\ipa{*tljam}  &amp;">
            <text:p>\ipa{*tljam} <text:s/>&amp;</text:p>
          </table:table-cell>
          <table:table-cell table:style-name="Default" table:formula="of:=CONCATENATE(&quot;\zh{&quot;;[.E41];&quot;}  &amp;&quot;)" office:value-type="string" office:string-value="\zh{一庹}  &amp;">
            <text:p>\zh{一庹} <text:s/>&amp;</text:p>
          </table:table-cell>
          <table:table-cell table:style-name="Default" table:formula="of:=CONCATENATE([.F41];&quot;  &amp;&quot;)" office:value-type="string" office:string-value="longueur de deux bras  &amp;">
            <text:p>longueur de deux bras <text:s/>&amp;</text:p>
          </table:table-cell>
          <table:table-cell table:style-name="Default" table:formula="of:=CONCATENATE(&quot;\ipa{&quot;;[.G41];&quot;}  &amp;&quot;)" office:value-type="string" office:string-value="\ipa{ɴdom-pa}  &amp;">
            <text:p>\ipa{ɴdom-pa} <text:s/>&amp;</text:p>
          </table:table-cell>
          <table:table-cell table:style-name="Default" table:formula="of:=CONCATENATE(&quot;\zh{&quot;;[.H41];&quot;}  &amp;&quot;)" office:value-type="string" office:string-value="\zh{覃}  &amp;">
            <text:p>\zh{覃} <text:s/>&amp;</text:p>
          </table:table-cell>
          <table:table-cell table:style-name="Default" table:formula="of:=CONCATENATE(&quot;\ipa{&quot;;[.I41];&quot;}  &amp;&quot;)" office:value-type="string" office:string-value="\ipa{*ˁləm}  &amp;">
            <text:p>\ipa{*ˁləm} <text:s/>&amp;</text:p>
          </table:table-cell>
          <table:table-cell table:style-name="Default" table:formula="of:=CONCATENATE(&quot;\ipa{&quot;;[.J41];&quot;}  &amp;&quot;)" office:value-type="string" office:string-value="\ipa{əm}  &amp;">
            <text:p>\ipa{əm} <text:s/>&amp;</text:p>
          </table:table-cell>
          <table:table-cell table:style-name="Default" table:formula="of:=CONCATENATE([.K4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2];&quot;}  &amp;&quot;)" office:value-type="string" office:string-value="\ipa{}  &amp;">
            <text:p>\ipa{} <text:s/>&amp;</text:p>
          </table:table-cell>
          <table:table-cell table:style-name="Default" table:formula="of:=CONCATENATE(&quot;\ipa{&quot;;[.B42];&quot;}  &amp;&quot;)" office:value-type="string" office:string-value="\ipa{tɯ-wám}  &amp;">
            <text:p>\ipa{tɯ-wám} <text:s/>&amp;</text:p>
          </table:table-cell>
          <table:table-cell table:style-name="Default" table:formula="of:=CONCATENATE(&quot;\ipa{&quot;;[.C42];&quot;}  &amp;&quot;)" office:value-type="string" office:string-value="\ipa{}  &amp;">
            <text:p>\ipa{} <text:s/>&amp;</text:p>
          </table:table-cell>
          <table:table-cell table:style-name="Default" table:formula="of:=CONCATENATE(&quot;\ipa{&quot;;[.D42];&quot;}  &amp;&quot;)" office:value-type="string" office:string-value="\ipa{*wam}  &amp;">
            <text:p>\ipa{*wam} <text:s/>&amp;</text:p>
          </table:table-cell>
          <table:table-cell table:style-name="Default" table:formula="of:=CONCATENATE(&quot;\zh{&quot;;[.E42];&quot;}  &amp;&quot;)" office:value-type="string" office:string-value="\zh{熊}  &amp;">
            <text:p>\zh{熊} <text:s/>&amp;</text:p>
          </table:table-cell>
          <table:table-cell table:style-name="Default" table:formula="of:=CONCATENATE([.F42];&quot;  &amp;&quot;)" office:value-type="string" office:string-value="ours  &amp;">
            <text:p>ours <text:s/>&amp;</text:p>
          </table:table-cell>
          <table:table-cell table:style-name="Default" table:formula="of:=CONCATENATE(&quot;\ipa{&quot;;[.G42];&quot;}  &amp;&quot;)" office:value-type="string" office:string-value="\ipa{dom}  &amp;">
            <text:p>\ipa{dom} <text:s/>&amp;</text:p>
          </table:table-cell>
          <table:table-cell table:style-name="Default" table:formula="of:=CONCATENATE(&quot;\zh{&quot;;[.H42];&quot;}  &amp;&quot;)" office:value-type="string" office:string-value="\zh{熊}  &amp;">
            <text:p>\zh{熊} <text:s/>&amp;</text:p>
          </table:table-cell>
          <table:table-cell table:style-name="Default" table:formula="of:=CONCATENATE(&quot;\ipa{&quot;;[.I42];&quot;}  &amp;&quot;)" office:value-type="string" office:string-value="\ipa{*wəm}  &amp;">
            <text:p>\ipa{*wəm} <text:s/>&amp;</text:p>
          </table:table-cell>
          <table:table-cell table:style-name="Default" table:formula="of:=CONCATENATE(&quot;\ipa{&quot;;[.J42];&quot;}  &amp;&quot;)" office:value-type="string" office:string-value="\ipa{əm}  &amp;">
            <text:p>\ipa{əm} <text:s/>&amp;</text:p>
          </table:table-cell>
          <table:table-cell table:style-name="Default" table:formula="of:=CONCATENATE([.K4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3];&quot;}  &amp;&quot;)" office:value-type="string" office:string-value="\ipa{tɤ-jpɣom}  &amp;">
            <text:p>\ipa{tɤ-jpɣom} <text:s/>&amp;</text:p>
          </table:table-cell>
          <table:table-cell table:style-name="Default" table:formula="of:=CONCATENATE(&quot;\ipa{&quot;;[.B43];&quot;}  &amp;&quot;)" office:value-type="string" office:string-value="\ipa{tə-rpam}  &amp;">
            <text:p>\ipa{tə-rpam} <text:s/>&amp;</text:p>
          </table:table-cell>
          <table:table-cell table:style-name="Default" table:formula="of:=CONCATENATE(&quot;\ipa{&quot;;[.C43];&quot;}  &amp;&quot;)" office:value-type="string" office:string-value="\ipa{tɐ-lvɐ́m}  &amp;">
            <text:p>\ipa{tɐ-lvɐ́m} <text:s/>&amp;</text:p>
          </table:table-cell>
          <table:table-cell table:style-name="Default" table:formula="of:=CONCATENATE(&quot;\ipa{&quot;;[.D43];&quot;}  &amp;&quot;)" office:value-type="string" office:string-value="\ipa{*lpaˠm}  &amp;">
            <text:p>\ipa{*lpaˠm} <text:s/>&amp;</text:p>
          </table:table-cell>
          <table:table-cell table:style-name="Default" table:formula="of:=CONCATENATE(&quot;\zh{&quot;;[.E43];&quot;}  &amp;&quot;)" office:value-type="string" office:string-value="\zh{冰}  &amp;">
            <text:p>\zh{冰} <text:s/>&amp;</text:p>
          </table:table-cell>
          <table:table-cell table:style-name="Default" table:formula="of:=CONCATENATE([.F43];&quot;  &amp;&quot;)" office:value-type="string" office:string-value="glace  &amp;">
            <text:p>glace <text:s/>&amp;</text:p>
          </table:table-cell>
          <table:table-cell table:style-name="Default" table:formula="of:=CONCATENATE(&quot;\ipa{&quot;;[.G43];&quot;}  &amp;&quot;)" office:value-type="string" office:string-value="\ipa{}  &amp;">
            <text:p>\ipa{} <text:s/>&amp;</text:p>
          </table:table-cell>
          <table:table-cell table:style-name="Default" table:formula="of:=CONCATENATE(&quot;\zh{&quot;;[.H43];&quot;}  &amp;&quot;)" office:value-type="string" office:string-value="\zh{冰}  &amp;">
            <text:p>\zh{冰} <text:s/>&amp;</text:p>
          </table:table-cell>
          <table:table-cell table:style-name="Default" table:formula="of:=CONCATENATE(&quot;\ipa{&quot;;[.I43];&quot;}  &amp;&quot;)" office:value-type="string" office:string-value="\ipa{*prəŋ}  &amp;">
            <text:p>\ipa{*prəŋ} <text:s/>&amp;</text:p>
          </table:table-cell>
          <table:table-cell table:style-name="Default" table:formula="of:=CONCATENATE(&quot;\ipa{&quot;;[.J43];&quot;}  &amp;&quot;)" office:value-type="string" office:string-value="\ipa{əm}  &amp;">
            <text:p>\ipa{əm} <text:s/>&amp;</text:p>
          </table:table-cell>
          <table:table-cell table:style-name="Default" table:formula="of:=CONCATENATE([.K4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4];&quot;}  &amp;&quot;)" office:value-type="string" office:string-value="\ipa{tɤ-zrɤm}  &amp;">
            <text:p>\ipa{tɤ-zrɤm} <text:s/>&amp;</text:p>
          </table:table-cell>
          <table:table-cell table:style-name="Default" table:formula="of:=CONCATENATE(&quot;\ipa{&quot;;[.B44];&quot;}  &amp;&quot;)" office:value-type="string" office:string-value="\ipa{}  &amp;">
            <text:p>\ipa{} <text:s/>&amp;</text:p>
          </table:table-cell>
          <table:table-cell table:style-name="Default" table:formula="of:=CONCATENATE(&quot;\ipa{&quot;;[.C44];&quot;}  &amp;&quot;)" office:value-type="string" office:string-value="\ipa{tɐ-rzám}  &amp;">
            <text:p>\ipa{tɐ-rzám} <text:s/>&amp;</text:p>
          </table:table-cell>
          <table:table-cell table:style-name="Default" table:formula="of:=CONCATENATE(&quot;\ipa{&quot;;[.D44];&quot;}  &amp;&quot;)" office:value-type="string" office:string-value="\ipa{*srɐm}  &amp;">
            <text:p>\ipa{*srɐm} <text:s/>&amp;</text:p>
          </table:table-cell>
          <table:table-cell table:style-name="Default" table:formula="of:=CONCATENATE(&quot;\zh{&quot;;[.E44];&quot;}  &amp;&quot;)" office:value-type="string" office:string-value="\zh{根}  &amp;">
            <text:p>\zh{根} <text:s/>&amp;</text:p>
          </table:table-cell>
          <table:table-cell table:style-name="Default" table:formula="of:=CONCATENATE([.F44];&quot;  &amp;&quot;)" office:value-type="string" office:string-value="racine  &amp;">
            <text:p>racine <text:s/>&amp;</text:p>
          </table:table-cell>
          <table:table-cell table:style-name="Default" table:formula="of:=CONCATENATE(&quot;\ipa{&quot;;[.G44];&quot;}  &amp;&quot;)" office:value-type="string" office:string-value="\ipa{}  &amp;">
            <text:p>\ipa{} <text:s/>&amp;</text:p>
          </table:table-cell>
          <table:table-cell table:style-name="Default" table:formula="of:=CONCATENATE(&quot;\zh{&quot;;[.H44];&quot;}  &amp;&quot;)" office:value-type="string" office:string-value="\zh{参}  &amp;">
            <text:p>\zh{参} <text:s/>&amp;</text:p>
          </table:table-cell>
          <table:table-cell table:style-name="Default" table:formula="of:=CONCATENATE(&quot;\ipa{&quot;;[.I44];&quot;}  &amp;&quot;)" office:value-type="string" office:string-value="\ipa{*srəm}  &amp;">
            <text:p>\ipa{*srəm} <text:s/>&amp;</text:p>
          </table:table-cell>
          <table:table-cell table:style-name="Default" table:formula="of:=CONCATENATE(&quot;\ipa{&quot;;[.J44];&quot;}  &amp;&quot;)" office:value-type="string" office:string-value="\ipa{əm}  &amp;">
            <text:p>\ipa{əm} <text:s/>&amp;</text:p>
          </table:table-cell>
          <table:table-cell table:style-name="Default" table:formula="of:=CONCATENATE([.K4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5];&quot;}  &amp;&quot;)" office:value-type="string" office:string-value="\ipa{nɤ-ʑo}  &amp;">
            <text:p>\ipa{nɤ-ʑo} <text:s/>&amp;</text:p>
          </table:table-cell>
          <table:table-cell table:style-name="Default" table:formula="of:=CONCATENATE(&quot;\ipa{&quot;;[.B45];&quot;}  &amp;&quot;)" office:value-type="string" office:string-value="\ipa{nô}  &amp;">
            <text:p>\ipa{nô} <text:s/>&amp;</text:p>
          </table:table-cell>
          <table:table-cell table:style-name="Default" table:formula="of:=CONCATENATE(&quot;\ipa{&quot;;[.C45];&quot;}  &amp;&quot;)" office:value-type="string" office:string-value="\ipa{nə-jeʔ}  &amp;">
            <text:p>\ipa{nə-jeʔ} <text:s/>&amp;</text:p>
          </table:table-cell>
          <table:table-cell table:style-name="Default" table:formula="of:=CONCATENATE(&quot;\ipa{&quot;;[.D45];&quot;}  &amp;&quot;)" office:value-type="string" office:string-value="\ipa{*naŋ}  &amp;">
            <text:p>\ipa{*naŋ} <text:s/>&amp;</text:p>
          </table:table-cell>
          <table:table-cell table:style-name="Default" table:formula="of:=CONCATENATE(&quot;\zh{&quot;;[.E45];&quot;}  &amp;&quot;)" office:value-type="string" office:string-value="\zh{你}  &amp;">
            <text:p>\zh{你} <text:s/>&amp;</text:p>
          </table:table-cell>
          <table:table-cell table:style-name="Default" table:formula="of:=CONCATENATE([.F45];&quot;  &amp;&quot;)" office:value-type="string" office:string-value="toi  &amp;">
            <text:p>toi <text:s/>&amp;</text:p>
          </table:table-cell>
          <table:table-cell table:style-name="Default" table:formula="of:=CONCATENATE(&quot;\ipa{&quot;;[.G45];&quot;}  &amp;&quot;)" office:value-type="string" office:string-value="\ipa{}  &amp;">
            <text:p>\ipa{} <text:s/>&amp;</text:p>
          </table:table-cell>
          <table:table-cell table:style-name="Default" table:formula="of:=CONCATENATE(&quot;\zh{&quot;;[.H45];&quot;}  &amp;&quot;)" office:value-type="string" office:string-value="\zh{乃}  &amp;">
            <text:p>\zh{乃} <text:s/>&amp;</text:p>
          </table:table-cell>
          <table:table-cell table:style-name="Default" table:formula="of:=CONCATENATE(&quot;\ipa{&quot;;[.I45];&quot;}  &amp;&quot;)" office:value-type="string" office:string-value="\ipa{*ˁnəŋʔ}  &amp;">
            <text:p>\ipa{*ˁnəŋʔ} <text:s/>&amp;</text:p>
          </table:table-cell>
          <table:table-cell table:style-name="Default" table:formula="of:=CONCATENATE(&quot;\ipa{&quot;;[.J45];&quot;}  &amp;&quot;)" office:value-type="string" office:string-value="\ipa{əŋ}  &amp;">
            <text:p>\ipa{əŋ} <text:s/>&amp;</text:p>
          </table:table-cell>
          <table:table-cell table:style-name="Default" table:formula="of:=CONCATENATE([.K4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6];&quot;}  &amp;&quot;)" office:value-type="string" office:string-value="\ipa{ɣʑo}  &amp;">
            <text:p>\ipa{ɣʑo} <text:s/>&amp;</text:p>
          </table:table-cell>
          <table:table-cell table:style-name="Default" table:formula="of:=CONCATENATE(&quot;\ipa{&quot;;[.B46];&quot;}  &amp;&quot;)" office:value-type="string" office:string-value="\ipa{}  &amp;">
            <text:p>\ipa{} <text:s/>&amp;</text:p>
          </table:table-cell>
          <table:table-cell table:style-name="Default" table:formula="of:=CONCATENATE(&quot;\ipa{&quot;;[.C46];&quot;}  &amp;&quot;)" office:value-type="string" office:string-value="\ipa{kə-tɕʰəwu-jɐ̂}  &amp;">
            <text:p>\ipa{kə-tɕʰəwu-jɐ̂} <text:s/>&amp;</text:p>
          </table:table-cell>
          <table:table-cell table:style-name="Default" table:formula="of:=CONCATENATE(&quot;\ipa{&quot;;[.D46];&quot;}  &amp;&quot;)" office:value-type="string" office:string-value="\ipa{*w-jaŋ}  &amp;">
            <text:p>\ipa{*w-jaŋ} <text:s/>&amp;</text:p>
          </table:table-cell>
          <table:table-cell table:style-name="Default" table:formula="of:=CONCATENATE(&quot;\zh{&quot;;[.E46];&quot;}  &amp;&quot;)" office:value-type="string" office:string-value="\zh{蜜蜂}  &amp;">
            <text:p>\zh{蜜蜂} <text:s/>&amp;</text:p>
          </table:table-cell>
          <table:table-cell table:style-name="Default" table:formula="of:=CONCATENATE([.F46];&quot;  &amp;&quot;)" office:value-type="string" office:string-value="abeille  &amp;">
            <text:p>abeille <text:s/>&amp;</text:p>
          </table:table-cell>
          <table:table-cell table:style-name="Default" table:formula="of:=CONCATENATE(&quot;\ipa{&quot;;[.G46];&quot;}  &amp;&quot;)" office:value-type="string" office:string-value="\ipa{sbraŋ}  &amp;">
            <text:p>\ipa{sbraŋ} <text:s/>&amp;</text:p>
          </table:table-cell>
          <table:table-cell table:style-name="Default" table:formula="of:=CONCATENATE(&quot;\zh{&quot;;[.H46];&quot;}  &amp;&quot;)" office:value-type="string" office:string-value="\zh{蠅}  &amp;">
            <text:p>\zh{蠅} <text:s/>&amp;</text:p>
          </table:table-cell>
          <table:table-cell table:style-name="Default" table:formula="of:=CONCATENATE(&quot;\ipa{&quot;;[.I46];&quot;}  &amp;&quot;)" office:value-type="string" office:string-value="\ipa{*mə-ləŋ}  &amp;">
            <text:p>\ipa{*mə-ləŋ} <text:s/>&amp;</text:p>
          </table:table-cell>
          <table:table-cell table:style-name="Default" table:formula="of:=CONCATENATE(&quot;\ipa{&quot;;[.J46];&quot;}  &amp;&quot;)" office:value-type="string" office:string-value="\ipa{əŋ}  &amp;">
            <text:p>\ipa{əŋ} <text:s/>&amp;</text:p>
          </table:table-cell>
          <table:table-cell table:style-name="Default" table:formula="of:=CONCATENATE([.K46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7];&quot;}  &amp;&quot;)" office:value-type="string" office:string-value="\ipa{tɯ-rqo}  &amp;">
            <text:p>\ipa{tɯ-rqo} <text:s/>&amp;</text:p>
          </table:table-cell>
          <table:table-cell table:style-name="Default" table:formula="of:=CONCATENATE(&quot;\ipa{&quot;;[.B47];&quot;}  &amp;&quot;)" office:value-type="string" office:string-value="\ipa{}  &amp;">
            <text:p>\ipa{} <text:s/>&amp;</text:p>
          </table:table-cell>
          <table:table-cell table:style-name="Default" table:formula="of:=CONCATENATE(&quot;\ipa{&quot;;[.C47];&quot;}  &amp;&quot;)" office:value-type="string" office:string-value="\ipa{tə-rqwʌʔ}  &amp;">
            <text:p>\ipa{tə-rqwʌʔ} <text:s/>&amp;</text:p>
          </table:table-cell>
          <table:table-cell table:style-name="Default" table:formula="of:=CONCATENATE(&quot;\ipa{&quot;;[.D47];&quot;}  &amp;&quot;)" office:value-type="string" office:string-value="\ipa{*rqwaŋ}  &amp;">
            <text:p>\ipa{*rqwaŋ} <text:s/>&amp;</text:p>
          </table:table-cell>
          <table:table-cell table:style-name="Default" table:formula="of:=CONCATENATE(&quot;\zh{&quot;;[.E47];&quot;}  &amp;&quot;)" office:value-type="string" office:string-value="\zh{喉咙}  &amp;">
            <text:p>\zh{喉咙} <text:s/>&amp;</text:p>
          </table:table-cell>
          <table:table-cell table:style-name="Default" table:formula="of:=CONCATENATE([.F47];&quot;  &amp;&quot;)" office:value-type="string" office:string-value="gorge  &amp;">
            <text:p>gorge <text:s/>&amp;</text:p>
          </table:table-cell>
          <table:table-cell table:style-name="Default" table:formula="of:=CONCATENATE(&quot;\ipa{&quot;;[.G47];&quot;}  &amp;&quot;)" office:value-type="string" office:string-value="\ipa{}  &amp;">
            <text:p>\ipa{} <text:s/>&amp;</text:p>
          </table:table-cell>
          <table:table-cell table:style-name="Default" table:formula="of:=CONCATENATE(&quot;\zh{&quot;;[.H47];&quot;}  &amp;&quot;)" office:value-type="string" office:string-value="\zh{膺}  &amp;">
            <text:p>\zh{膺} <text:s/>&amp;</text:p>
          </table:table-cell>
          <table:table-cell table:style-name="Default" table:formula="of:=CONCATENATE(&quot;\ipa{&quot;;[.I47];&quot;}  &amp;&quot;)" office:value-type="string" office:string-value="\ipa{*ʔəŋ}  &amp;">
            <text:p>\ipa{*ʔəŋ} <text:s/>&amp;</text:p>
          </table:table-cell>
          <table:table-cell table:style-name="Default" table:formula="of:=CONCATENATE(&quot;\ipa{&quot;;[.J47];&quot;}  &amp;&quot;)" office:value-type="string" office:string-value="\ipa{əŋ}  &amp;">
            <text:p>\ipa{əŋ} <text:s/>&amp;</text:p>
          </table:table-cell>
          <table:table-cell table:style-name="Default" table:formula="of:=CONCATENATE([.K47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8];&quot;}  &amp;&quot;)" office:value-type="string" office:string-value="\ipa{}  &amp;">
            <text:p>\ipa{} <text:s/>&amp;</text:p>
          </table:table-cell>
          <table:table-cell table:style-name="Default" table:formula="of:=CONCATENATE(&quot;\ipa{&quot;;[.B48];&quot;}  &amp;&quot;)" office:value-type="string" office:string-value="\ipa{ka-rjáp}  &amp;">
            <text:p>\ipa{ka-rjáp} <text:s/>&amp;</text:p>
          </table:table-cell>
          <table:table-cell table:style-name="Default" table:formula="of:=CONCATENATE(&quot;\ipa{&quot;;[.C48];&quot;}  &amp;&quot;)" office:value-type="string" office:string-value="\ipa{}  &amp;">
            <text:p>\ipa{} <text:s/>&amp;</text:p>
          </table:table-cell>
          <table:table-cell table:style-name="Default" table:formula="of:=CONCATENATE(&quot;\ipa{&quot;;[.D48];&quot;}  &amp;&quot;)" office:value-type="string" office:string-value="\ipa{*rjap}  &amp;">
            <text:p>\ipa{*rjap} <text:s/>&amp;</text:p>
          </table:table-cell>
          <table:table-cell table:style-name="Default" table:formula="of:=CONCATENATE(&quot;\zh{&quot;;[.E48];&quot;}  &amp;&quot;)" office:value-type="string" office:string-value="\zh{站、站起来}  &amp;">
            <text:p>\zh{站、站起来} <text:s/>&amp;</text:p>
          </table:table-cell>
          <table:table-cell table:style-name="Default" table:formula="of:=CONCATENATE([.F48];&quot;  &amp;&quot;)" office:value-type="string" office:string-value="se tenir debout  &amp;">
            <text:p>se tenir debout <text:s/>&amp;</text:p>
          </table:table-cell>
          <table:table-cell table:style-name="Default" table:formula="of:=CONCATENATE(&quot;\ipa{&quot;;[.G48];&quot;}  &amp;&quot;)" office:value-type="string" office:string-value="\ipa{}  &amp;">
            <text:p>\ipa{} <text:s/>&amp;</text:p>
          </table:table-cell>
          <table:table-cell table:style-name="Default" table:formula="of:=CONCATENATE(&quot;\zh{&quot;;[.H48];&quot;}  &amp;&quot;)" office:value-type="string" office:string-value="\zh{立}  &amp;">
            <text:p>\zh{立} <text:s/>&amp;</text:p>
          </table:table-cell>
          <table:table-cell table:style-name="Default" table:formula="of:=CONCATENATE(&quot;\ipa{&quot;;[.I48];&quot;}  &amp;&quot;)" office:value-type="string" office:string-value="\ipa{*wə-rəp}  &amp;">
            <text:p>\ipa{*wə-rəp} <text:s/>&amp;</text:p>
          </table:table-cell>
          <table:table-cell table:style-name="Default" table:formula="of:=CONCATENATE(&quot;\ipa{&quot;;[.J48];&quot;}  &amp;&quot;)" office:value-type="string" office:string-value="\ipa{əp}  &amp;">
            <text:p>\ipa{əp} <text:s/>&amp;</text:p>
          </table:table-cell>
          <table:table-cell table:style-name="Default" table:formula="of:=CONCATENATE([.K4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49];&quot;}  &amp;&quot;)" office:value-type="string" office:string-value="\ipa{lɤt}  &amp;">
            <text:p>\ipa{lɤt} <text:s/>&amp;</text:p>
          </table:table-cell>
          <table:table-cell table:style-name="Default" table:formula="of:=CONCATENATE(&quot;\ipa{&quot;;[.B49];&quot;}  &amp;&quot;)" office:value-type="string" office:string-value="\ipa{kɐ-lɐ̂t}  &amp;">
            <text:p>\ipa{kɐ-lɐ̂t} <text:s/>&amp;</text:p>
          </table:table-cell>
          <table:table-cell table:style-name="Default" table:formula="of:=CONCATENATE(&quot;\ipa{&quot;;[.C49];&quot;}  &amp;&quot;)" office:value-type="string" office:string-value="\ipa{}  &amp;">
            <text:p>\ipa{} <text:s/>&amp;</text:p>
          </table:table-cell>
          <table:table-cell table:style-name="Default" table:formula="of:=CONCATENATE(&quot;\ipa{&quot;;[.D49];&quot;}  &amp;&quot;)" office:value-type="string" office:string-value="\ipa{*lɐt}  &amp;">
            <text:p>\ipa{*lɐt} <text:s/>&amp;</text:p>
          </table:table-cell>
          <table:table-cell table:style-name="Default" table:formula="of:=CONCATENATE(&quot;\zh{&quot;;[.E49];&quot;}  &amp;&quot;)" office:value-type="string" office:string-value="\zh{扔}  &amp;">
            <text:p>\zh{扔} <text:s/>&amp;</text:p>
          </table:table-cell>
          <table:table-cell table:style-name="Default" table:formula="of:=CONCATENATE([.F49];&quot;  &amp;&quot;)" office:value-type="string" office:string-value="jeter  &amp;">
            <text:p>jeter <text:s/>&amp;</text:p>
          </table:table-cell>
          <table:table-cell table:style-name="Default" table:formula="of:=CONCATENATE(&quot;\ipa{&quot;;[.G49];&quot;}  &amp;&quot;)" office:value-type="string" office:string-value="\ipa{}  &amp;">
            <text:p>\ipa{} <text:s/>&amp;</text:p>
          </table:table-cell>
          <table:table-cell table:style-name="Default" table:formula="of:=CONCATENATE(&quot;\zh{&quot;;[.H49];&quot;}  &amp;&quot;)" office:value-type="string" office:string-value="\zh{lɐt5 (guangzhou)}  &amp;">
            <text:p>\zh{lɐt5 (guangzhou)} <text:s/>&amp;</text:p>
          </table:table-cell>
          <table:table-cell table:style-name="Default" table:formula="of:=CONCATENATE(&quot;\ipa{&quot;;[.I49];&quot;}  &amp;&quot;)" office:value-type="string" office:string-value="\ipa{*rət}  &amp;">
            <text:p>\ipa{*rət} <text:s/>&amp;</text:p>
          </table:table-cell>
          <table:table-cell table:style-name="Default" table:formula="of:=CONCATENATE(&quot;\ipa{&quot;;[.J49];&quot;}  &amp;&quot;)" office:value-type="string" office:string-value="\ipa{ət}  &amp;">
            <text:p>\ipa{ət} <text:s/>&amp;</text:p>
          </table:table-cell>
          <table:table-cell table:style-name="Default" table:formula="of:=CONCATENATE([.K4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0];&quot;}  &amp;&quot;)" office:value-type="string" office:string-value="\ipa{tɯ-ɣli}  &amp;">
            <text:p>\ipa{tɯ-ɣli} <text:s/>&amp;</text:p>
          </table:table-cell>
          <table:table-cell table:style-name="Default" table:formula="of:=CONCATENATE(&quot;\ipa{&quot;;[.B50];&quot;}  &amp;&quot;)" office:value-type="string" office:string-value="\ipa{}  &amp;">
            <text:p>\ipa{} <text:s/>&amp;</text:p>
          </table:table-cell>
          <table:table-cell table:style-name="Default" table:formula="of:=CONCATENATE(&quot;\ipa{&quot;;[.C50];&quot;}  &amp;&quot;)" office:value-type="string" office:string-value="\ipa{tə-lɣî}  &amp;">
            <text:p>\ipa{tə-lɣî} <text:s/>&amp;</text:p>
          </table:table-cell>
          <table:table-cell table:style-name="Default" table:formula="of:=CONCATENATE(&quot;\ipa{&quot;;[.D50];&quot;}  &amp;&quot;)" office:value-type="string" office:string-value="\ipa{*klij}  &amp;">
            <text:p>\ipa{*klij} <text:s/>&amp;</text:p>
          </table:table-cell>
          <table:table-cell table:style-name="Default" table:formula="of:=CONCATENATE(&quot;\zh{&quot;;[.E50];&quot;}  &amp;&quot;)" office:value-type="string" office:string-value="\zh{粪}  &amp;">
            <text:p>\zh{粪} <text:s/>&amp;</text:p>
          </table:table-cell>
          <table:table-cell table:style-name="Default" table:formula="of:=CONCATENATE([.F50];&quot;  &amp;&quot;)" office:value-type="string" office:string-value="purin  &amp;">
            <text:p>purin <text:s/>&amp;</text:p>
          </table:table-cell>
          <table:table-cell table:style-name="Default" table:formula="of:=CONCATENATE(&quot;\ipa{&quot;;[.G50];&quot;}  &amp;&quot;)" office:value-type="string" office:string-value="\ipa{ltɕi-ba}  &amp;">
            <text:p>\ipa{ltɕi-ba} <text:s/>&amp;</text:p>
          </table:table-cell>
          <table:table-cell table:style-name="Default" table:formula="of:=CONCATENATE(&quot;\zh{&quot;;[.H50];&quot;}  &amp;&quot;)" office:value-type="string" office:string-value="\zh{屎}  &amp;">
            <text:p>\zh{屎} <text:s/>&amp;</text:p>
          </table:table-cell>
          <table:table-cell table:style-name="Default" table:formula="of:=CONCATENATE(&quot;\ipa{&quot;;[.I50];&quot;}  &amp;&quot;)" office:value-type="string" office:string-value="\ipa{*lhijʔ}  &amp;">
            <text:p>\ipa{*lhijʔ} <text:s/>&amp;</text:p>
          </table:table-cell>
          <table:table-cell table:style-name="Default" table:formula="of:=CONCATENATE(&quot;\ipa{&quot;;[.J50];&quot;}  &amp;&quot;)" office:value-type="string" office:string-value="\ipa{ij}  &amp;">
            <text:p>\ipa{ij} <text:s/>&amp;</text:p>
          </table:table-cell>
          <table:table-cell table:style-name="Default" table:formula="of:=CONCATENATE([.K5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1];&quot;}  &amp;&quot;)" office:value-type="string" office:string-value="\ipa{}  &amp;">
            <text:p>\ipa{} <text:s/>&amp;</text:p>
          </table:table-cell>
          <table:table-cell table:style-name="Default" table:formula="of:=CONCATENATE(&quot;\ipa{&quot;;[.B51];&quot;}  &amp;&quot;)" office:value-type="string" office:string-value="\ipa{smai-khrí}  &amp;">
            <text:p>\ipa{smai-khrí} <text:s/>&amp;</text:p>
          </table:table-cell>
          <table:table-cell table:style-name="Default" table:formula="of:=CONCATENATE(&quot;\ipa{&quot;;[.C51];&quot;}  &amp;&quot;)" office:value-type="string" office:string-value="\ipa{}  &amp;">
            <text:p>\ipa{} <text:s/>&amp;</text:p>
          </table:table-cell>
          <table:table-cell table:style-name="Default" table:formula="of:=CONCATENATE(&quot;\ipa{&quot;;[.D51];&quot;}  &amp;&quot;)" office:value-type="string" office:string-value="\ipa{*sm?}  &amp;">
            <text:p>\ipa{*sm?} <text:s/>&amp;</text:p>
          </table:table-cell>
          <table:table-cell table:style-name="Default" table:formula="of:=CONCATENATE(&quot;\zh{&quot;;[.E51];&quot;}  &amp;&quot;)" office:value-type="string" office:string-value="\zh{小米}  &amp;">
            <text:p>\zh{小米} <text:s/>&amp;</text:p>
          </table:table-cell>
          <table:table-cell table:style-name="Default" table:formula="of:=CONCATENATE([.F51];&quot;  &amp;&quot;)" office:value-type="string" office:string-value="millet?  &amp;">
            <text:p>millet? <text:s/>&amp;</text:p>
          </table:table-cell>
          <table:table-cell table:style-name="Default" table:formula="of:=CONCATENATE(&quot;\ipa{&quot;;[.G51];&quot;}  &amp;&quot;)" office:value-type="string" office:string-value="\ipa{}  &amp;">
            <text:p>\ipa{} <text:s/>&amp;</text:p>
          </table:table-cell>
          <table:table-cell table:style-name="Default" table:formula="of:=CONCATENATE(&quot;\zh{&quot;;[.H51];&quot;}  &amp;&quot;)" office:value-type="string" office:string-value="\zh{米}  &amp;">
            <text:p>\zh{米} <text:s/>&amp;</text:p>
          </table:table-cell>
          <table:table-cell table:style-name="Default" table:formula="of:=CONCATENATE(&quot;\ipa{&quot;;[.I51];&quot;}  &amp;&quot;)" office:value-type="string" office:string-value="\ipa{*mijʔ}  &amp;">
            <text:p>\ipa{*mijʔ} <text:s/>&amp;</text:p>
          </table:table-cell>
          <table:table-cell table:style-name="Default" table:formula="of:=CONCATENATE(&quot;\ipa{&quot;;[.J51];&quot;}  &amp;&quot;)" office:value-type="string" office:string-value="\ipa{ij}  &amp;">
            <text:p>\ipa{ij} <text:s/>&amp;</text:p>
          </table:table-cell>
          <table:table-cell table:style-name="Default" table:formula="of:=CONCATENATE([.K5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2];&quot;}  &amp;&quot;)" office:value-type="string" office:string-value="\ipa{ti}  &amp;">
            <text:p>\ipa{ti} <text:s/>&amp;</text:p>
          </table:table-cell>
          <table:table-cell table:style-name="Default" table:formula="of:=CONCATENATE(&quot;\ipa{&quot;;[.B52];&quot;}  &amp;&quot;)" office:value-type="string" office:string-value="\ipa{ka-tsə́s}  &amp;">
            <text:p>\ipa{ka-tsə́s} <text:s/>&amp;</text:p>
          </table:table-cell>
          <table:table-cell table:style-name="Default" table:formula="of:=CONCATENATE(&quot;\ipa{&quot;;[.C52];&quot;}  &amp;&quot;)" office:value-type="string" office:string-value="\ipa{kɐ-tsʰəʔ,&lt;tsʰît}  &amp;">
            <text:p>\ipa{kɐ-tsʰəʔ,&lt;tsʰît} <text:s/>&amp;</text:p>
          </table:table-cell>
          <table:table-cell table:style-name="Default" table:formula="of:=CONCATENATE(&quot;\ipa{&quot;;[.D52];&quot;}  &amp;&quot;)" office:value-type="string" office:string-value="\ipa{*ts[h]ij/*tij?}  &amp;">
            <text:p>\ipa{*ts[h]ij/*tij?} <text:s/>&amp;</text:p>
          </table:table-cell>
          <table:table-cell table:style-name="Default" table:formula="of:=CONCATENATE(&quot;\zh{&quot;;[.E52];&quot;}  &amp;&quot;)" office:value-type="string" office:string-value="\zh{说}  &amp;">
            <text:p>\zh{说} <text:s/>&amp;</text:p>
          </table:table-cell>
          <table:table-cell table:style-name="Default" table:formula="of:=CONCATENATE([.F52];&quot;  &amp;&quot;)" office:value-type="string" office:string-value="dire  &amp;">
            <text:p>dire <text:s/>&amp;</text:p>
          </table:table-cell>
          <table:table-cell table:style-name="Default" table:formula="of:=CONCATENATE(&quot;\ipa{&quot;;[.G52];&quot;}  &amp;&quot;)" office:value-type="string" office:string-value="\ipa{}  &amp;">
            <text:p>\ipa{} <text:s/>&amp;</text:p>
          </table:table-cell>
          <table:table-cell table:style-name="Default" table:formula="of:=CONCATENATE(&quot;\zh{&quot;;[.H52];&quot;}  &amp;&quot;)" office:value-type="string" office:string-value="\zh{諮}  &amp;">
            <text:p>\zh{諮} <text:s/>&amp;</text:p>
          </table:table-cell>
          <table:table-cell table:style-name="Default" table:formula="of:=CONCATENATE(&quot;\ipa{&quot;;[.I52];&quot;}  &amp;&quot;)" office:value-type="string" office:string-value="\ipa{*tsij}  &amp;">
            <text:p>\ipa{*tsij} <text:s/>&amp;</text:p>
          </table:table-cell>
          <table:table-cell table:style-name="Default" table:formula="of:=CONCATENATE(&quot;\ipa{&quot;;[.J52];&quot;}  &amp;&quot;)" office:value-type="string" office:string-value="\ipa{ij}  &amp;">
            <text:p>\ipa{ij} <text:s/>&amp;</text:p>
          </table:table-cell>
          <table:table-cell table:style-name="Default" table:formula="of:=CONCATENATE([.K52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3];&quot;}  &amp;&quot;)" office:value-type="string" office:string-value="\ipa{tɯ-di}  &amp;">
            <text:p>\ipa{tɯ-di} <text:s/>&amp;</text:p>
          </table:table-cell>
          <table:table-cell table:style-name="Default" table:formula="of:=CONCATENATE(&quot;\ipa{&quot;;[.B53];&quot;}  &amp;&quot;)" office:value-type="string" office:string-value="\ipa{}  &amp;">
            <text:p>\ipa{} <text:s/>&amp;</text:p>
          </table:table-cell>
          <table:table-cell table:style-name="Default" table:formula="of:=CONCATENATE(&quot;\ipa{&quot;;[.C53];&quot;}  &amp;&quot;)" office:value-type="string" office:string-value="\ipa{tə́-ʎɟə}  &amp;">
            <text:p>\ipa{tə́-ʎɟə} <text:s/>&amp;</text:p>
          </table:table-cell>
          <table:table-cell table:style-name="Default" table:formula="of:=CONCATENATE(&quot;\ipa{&quot;;[.D53];&quot;}  &amp;&quot;)" office:value-type="string" office:string-value="\ipa{*lij}  &amp;">
            <text:p>\ipa{*lij} <text:s/>&amp;</text:p>
          </table:table-cell>
          <table:table-cell table:style-name="Default" table:formula="of:=CONCATENATE(&quot;\zh{&quot;;[.E53];&quot;}  &amp;&quot;)" office:value-type="string" office:string-value="\zh{箭}  &amp;">
            <text:p>\zh{箭} <text:s/>&amp;</text:p>
          </table:table-cell>
          <table:table-cell table:style-name="Default" table:formula="of:=CONCATENATE([.F53];&quot;  &amp;&quot;)" office:value-type="string" office:string-value="flèche  &amp;">
            <text:p>flèche <text:s/>&amp;</text:p>
          </table:table-cell>
          <table:table-cell table:style-name="Default" table:formula="of:=CONCATENATE(&quot;\ipa{&quot;;[.G53];&quot;}  &amp;&quot;)" office:value-type="string" office:string-value="\ipa{}  &amp;">
            <text:p>\ipa{} <text:s/>&amp;</text:p>
          </table:table-cell>
          <table:table-cell table:style-name="Default" table:formula="of:=CONCATENATE(&quot;\zh{&quot;;[.H53];&quot;}  &amp;&quot;)" office:value-type="string" office:string-value="\zh{矢}  &amp;">
            <text:p>\zh{矢} <text:s/>&amp;</text:p>
          </table:table-cell>
          <table:table-cell table:style-name="Default" table:formula="of:=CONCATENATE(&quot;\ipa{&quot;;[.I53];&quot;}  &amp;&quot;)" office:value-type="string" office:string-value="\ipa{*lhilʔ}  &amp;">
            <text:p>\ipa{*lhilʔ} <text:s/>&amp;</text:p>
          </table:table-cell>
          <table:table-cell table:style-name="Default" table:formula="of:=CONCATENATE(&quot;\ipa{&quot;;[.J53];&quot;}  &amp;&quot;)" office:value-type="string" office:string-value="\ipa{ij}  &amp;">
            <text:p>\ipa{ij} <text:s/>&amp;</text:p>
          </table:table-cell>
          <table:table-cell table:style-name="Default" table:formula="of:=CONCATENATE([.K5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4];&quot;}  &amp;&quot;)" office:value-type="string" office:string-value="\ipa{si}  &amp;">
            <text:p>\ipa{si} <text:s/>&amp;</text:p>
          </table:table-cell>
          <table:table-cell table:style-name="Default" table:formula="of:=CONCATENATE(&quot;\ipa{&quot;;[.B54];&quot;}  &amp;&quot;)" office:value-type="string" office:string-value="\ipa{kə-ɕî}  &amp;">
            <text:p>\ipa{kə-ɕî} <text:s/>&amp;</text:p>
          </table:table-cell>
          <table:table-cell table:style-name="Default" table:formula="of:=CONCATENATE(&quot;\ipa{&quot;;[.C54];&quot;}  &amp;&quot;)" office:value-type="string" office:string-value="\ipa{kɐ-səʔ,sə́t}  &amp;">
            <text:p>\ipa{kɐ-səʔ,sə́t} <text:s/>&amp;</text:p>
          </table:table-cell>
          <table:table-cell table:style-name="Default" table:formula="of:=CONCATENATE(&quot;\ipa{&quot;;[.D54];&quot;}  &amp;&quot;)" office:value-type="string" office:string-value="\ipa{*sij}  &amp;">
            <text:p>\ipa{*sij} <text:s/>&amp;</text:p>
          </table:table-cell>
          <table:table-cell table:style-name="Default" table:formula="of:=CONCATENATE(&quot;\zh{&quot;;[.E54];&quot;}  &amp;&quot;)" office:value-type="string" office:string-value="\zh{死}  &amp;">
            <text:p>\zh{死} <text:s/>&amp;</text:p>
          </table:table-cell>
          <table:table-cell table:style-name="Default" table:formula="of:=CONCATENATE([.F54];&quot;  &amp;&quot;)" office:value-type="string" office:string-value="mourir  &amp;">
            <text:p>mourir <text:s/>&amp;</text:p>
          </table:table-cell>
          <table:table-cell table:style-name="Default" table:formula="of:=CONCATENATE(&quot;\ipa{&quot;;[.G54];&quot;}  &amp;&quot;)" office:value-type="string" office:string-value="\ipa{ɕi}  &amp;">
            <text:p>\ipa{ɕi} <text:s/>&amp;</text:p>
          </table:table-cell>
          <table:table-cell table:style-name="Default" table:formula="of:=CONCATENATE(&quot;\zh{&quot;;[.H54];&quot;}  &amp;&quot;)" office:value-type="string" office:string-value="\zh{死}  &amp;">
            <text:p>\zh{死} <text:s/>&amp;</text:p>
          </table:table-cell>
          <table:table-cell table:style-name="Default" table:formula="of:=CONCATENATE(&quot;\ipa{&quot;;[.I54];&quot;}  &amp;&quot;)" office:value-type="string" office:string-value="\ipa{*sijʔ}  &amp;">
            <text:p>\ipa{*sijʔ} <text:s/>&amp;</text:p>
          </table:table-cell>
          <table:table-cell table:style-name="Default" table:formula="of:=CONCATENATE(&quot;\ipa{&quot;;[.J54];&quot;}  &amp;&quot;)" office:value-type="string" office:string-value="\ipa{ij}  &amp;">
            <text:p>\ipa{ij} <text:s/>&amp;</text:p>
          </table:table-cell>
          <table:table-cell table:style-name="Default" table:formula="of:=CONCATENATE([.K5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5];&quot;}  &amp;&quot;)" office:value-type="string" office:string-value="\ipa{tɤ-wi}  &amp;">
            <text:p>\ipa{tɤ-wi} <text:s/>&amp;</text:p>
          </table:table-cell>
          <table:table-cell table:style-name="Default" table:formula="of:=CONCATENATE(&quot;\ipa{&quot;;[.B55];&quot;}  &amp;&quot;)" office:value-type="string" office:string-value="\ipa{tɤ-wí}  &amp;">
            <text:p>\ipa{tɤ-wí} <text:s/>&amp;</text:p>
          </table:table-cell>
          <table:table-cell table:style-name="Default" table:formula="of:=CONCATENATE(&quot;\ipa{&quot;;[.C55];&quot;}  &amp;&quot;)" office:value-type="string" office:string-value="\ipa{}  &amp;">
            <text:p>\ipa{} <text:s/>&amp;</text:p>
          </table:table-cell>
          <table:table-cell table:style-name="Default" table:formula="of:=CONCATENATE(&quot;\ipa{&quot;;[.D55];&quot;}  &amp;&quot;)" office:value-type="string" office:string-value="\ipa{*wij}  &amp;">
            <text:p>\ipa{*wij} <text:s/>&amp;</text:p>
          </table:table-cell>
          <table:table-cell table:style-name="Default" table:formula="of:=CONCATENATE(&quot;\zh{&quot;;[.E55];&quot;}  &amp;&quot;)" office:value-type="string" office:string-value="\zh{祖母}  &amp;">
            <text:p>\zh{祖母} <text:s/>&amp;</text:p>
          </table:table-cell>
          <table:table-cell table:style-name="Default" table:formula="of:=CONCATENATE([.F55];&quot;  &amp;&quot;)" office:value-type="string" office:string-value="grand-mère  &amp;">
            <text:p>grand-mère <text:s/>&amp;</text:p>
          </table:table-cell>
          <table:table-cell table:style-name="Default" table:formula="of:=CONCATENATE(&quot;\ipa{&quot;;[.G55];&quot;}  &amp;&quot;)" office:value-type="string" office:string-value="\ipa{}  &amp;">
            <text:p>\ipa{} <text:s/>&amp;</text:p>
          </table:table-cell>
          <table:table-cell table:style-name="Default" table:formula="of:=CONCATENATE(&quot;\zh{&quot;;[.H55];&quot;}  &amp;&quot;)" office:value-type="string" office:string-value="\zh{妣}  &amp;">
            <text:p>\zh{妣} <text:s/>&amp;</text:p>
          </table:table-cell>
          <table:table-cell table:style-name="Default" table:formula="of:=CONCATENATE(&quot;\ipa{&quot;;[.I55];&quot;}  &amp;&quot;)" office:value-type="string" office:string-value="\ipa{*pijʔ}  &amp;">
            <text:p>\ipa{*pijʔ} <text:s/>&amp;</text:p>
          </table:table-cell>
          <table:table-cell table:style-name="Default" table:formula="of:=CONCATENATE(&quot;\ipa{&quot;;[.J55];&quot;}  &amp;&quot;)" office:value-type="string" office:string-value="\ipa{ij}  &amp;">
            <text:p>\ipa{ij} <text:s/>&amp;</text:p>
          </table:table-cell>
          <table:table-cell table:style-name="Default" table:formula="of:=CONCATENATE([.K55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6];&quot;}  &amp;&quot;)" office:value-type="string" office:string-value="\ipa{mbi}  &amp;">
            <text:p>\ipa{mbi} <text:s/>&amp;</text:p>
          </table:table-cell>
          <table:table-cell table:style-name="Default" table:formula="of:=CONCATENATE(&quot;\ipa{&quot;;[.B56];&quot;}  &amp;&quot;)" office:value-type="string" office:string-value="\ipa{ka-wə̂}  &amp;">
            <text:p>\ipa{ka-wə̂} <text:s/>&amp;</text:p>
          </table:table-cell>
          <table:table-cell table:style-name="Default" table:formula="of:=CONCATENATE(&quot;\ipa{&quot;;[.C56];&quot;}  &amp;&quot;)" office:value-type="string" office:string-value="\ipa{kɐ-mbəʔ}  &amp;">
            <text:p>\ipa{kɐ-mbəʔ} <text:s/>&amp;</text:p>
          </table:table-cell>
          <table:table-cell table:style-name="Default" table:formula="of:=CONCATENATE(&quot;\ipa{&quot;;[.D56];&quot;}  &amp;&quot;)" office:value-type="string" office:string-value="\ipa{*bij}  &amp;">
            <text:p>\ipa{*bij} <text:s/>&amp;</text:p>
          </table:table-cell>
          <table:table-cell table:style-name="Default" table:formula="of:=CONCATENATE(&quot;\zh{&quot;;[.E56];&quot;}  &amp;&quot;)" office:value-type="string" office:string-value="\zh{给}  &amp;">
            <text:p>\zh{给} <text:s/>&amp;</text:p>
          </table:table-cell>
          <table:table-cell table:style-name="Default" table:formula="of:=CONCATENATE([.F56];&quot;  &amp;&quot;)" office:value-type="string" office:string-value="donner  &amp;">
            <text:p>donner <text:s/>&amp;</text:p>
          </table:table-cell>
          <table:table-cell table:style-name="Default" table:formula="of:=CONCATENATE(&quot;\ipa{&quot;;[.G56];&quot;}  &amp;&quot;)" office:value-type="string" office:string-value="\ipa{sbjin}  &amp;">
            <text:p>\ipa{sbjin} <text:s/>&amp;</text:p>
          </table:table-cell>
          <table:table-cell table:style-name="Default" table:formula="of:=CONCATENATE(&quot;\zh{&quot;;[.H56];&quot;}  &amp;&quot;)" office:value-type="string" office:string-value="\zh{畀}  &amp;">
            <text:p>\zh{畀} <text:s/>&amp;</text:p>
          </table:table-cell>
          <table:table-cell table:style-name="Default" table:formula="of:=CONCATENATE(&quot;\ipa{&quot;;[.I56];&quot;}  &amp;&quot;)" office:value-type="string" office:string-value="\ipa{*pij-s}  &amp;">
            <text:p>\ipa{*pij-s} <text:s/>&amp;</text:p>
          </table:table-cell>
          <table:table-cell table:style-name="Default" table:formula="of:=CONCATENATE(&quot;\ipa{&quot;;[.J56];&quot;}  &amp;&quot;)" office:value-type="string" office:string-value="\ipa{ij}  &amp;">
            <text:p>\ipa{ij} <text:s/>&amp;</text:p>
          </table:table-cell>
          <table:table-cell table:style-name="Default" table:formula="of:=CONCATENATE([.K56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7];&quot;}  &amp;&quot;)" office:value-type="string" office:string-value="\ipa{ʁnɯz}  &amp;">
            <text:p>\ipa{ʁnɯz} <text:s/>&amp;</text:p>
          </table:table-cell>
          <table:table-cell table:style-name="Default" table:formula="of:=CONCATENATE(&quot;\ipa{&quot;;[.B57];&quot;}  &amp;&quot;)" office:value-type="string" office:string-value="\ipa{kə-nês}  &amp;">
            <text:p>\ipa{kə-nês} <text:s/>&amp;</text:p>
          </table:table-cell>
          <table:table-cell table:style-name="Default" table:formula="of:=CONCATENATE(&quot;\ipa{&quot;;[.C57];&quot;}  &amp;&quot;)" office:value-type="string" office:string-value="\ipa{ʁnîs}  &amp;">
            <text:p>\ipa{ʁnîs} <text:s/>&amp;</text:p>
          </table:table-cell>
          <table:table-cell table:style-name="Default" table:formula="of:=CONCATENATE(&quot;\ipa{&quot;;[.D57];&quot;}  &amp;&quot;)" office:value-type="string" office:string-value="\ipa{*qnis}  &amp;">
            <text:p>\ipa{*qnis} <text:s/>&amp;</text:p>
          </table:table-cell>
          <table:table-cell table:style-name="Default" table:formula="of:=CONCATENATE(&quot;\zh{&quot;;[.E57];&quot;}  &amp;&quot;)" office:value-type="string" office:string-value="\zh{二}  &amp;">
            <text:p>\zh{二} <text:s/>&amp;</text:p>
          </table:table-cell>
          <table:table-cell table:style-name="Default" table:formula="of:=CONCATENATE([.F57];&quot;  &amp;&quot;)" office:value-type="string" office:string-value="deux  &amp;">
            <text:p>deux <text:s/>&amp;</text:p>
          </table:table-cell>
          <table:table-cell table:style-name="Default" table:formula="of:=CONCATENATE(&quot;\ipa{&quot;;[.G57];&quot;}  &amp;&quot;)" office:value-type="string" office:string-value="\ipa{gɲis}  &amp;">
            <text:p>\ipa{gɲis} <text:s/>&amp;</text:p>
          </table:table-cell>
          <table:table-cell table:style-name="Default" table:formula="of:=CONCATENATE(&quot;\zh{&quot;;[.H57];&quot;}  &amp;&quot;)" office:value-type="string" office:string-value="\zh{二}  &amp;">
            <text:p>\zh{二} <text:s/>&amp;</text:p>
          </table:table-cell>
          <table:table-cell table:style-name="Default" table:formula="of:=CONCATENATE(&quot;\ipa{&quot;;[.I57];&quot;}  &amp;&quot;)" office:value-type="string" office:string-value="\ipa{*nij-s}  &amp;">
            <text:p>\ipa{*nij-s} <text:s/>&amp;</text:p>
          </table:table-cell>
          <table:table-cell table:style-name="Default" table:formula="of:=CONCATENATE(&quot;\ipa{&quot;;[.J57];&quot;}  &amp;&quot;)" office:value-type="string" office:string-value="\ipa{ij}  &amp;">
            <text:p>\ipa{ij} <text:s/>&amp;</text:p>
          </table:table-cell>
          <table:table-cell table:style-name="Default" table:formula="of:=CONCATENATE([.K5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8];&quot;}  &amp;&quot;)" office:value-type="string" office:string-value="\ipa{tɯ-rtsɤɣ}  &amp;">
            <text:p>\ipa{tɯ-rtsɤɣ} <text:s/>&amp;</text:p>
          </table:table-cell>
          <table:table-cell table:style-name="Default" table:formula="of:=CONCATENATE(&quot;\ipa{&quot;;[.B58];&quot;}  &amp;&quot;)" office:value-type="string" office:string-value="\ipa{}  &amp;">
            <text:p>\ipa{} <text:s/>&amp;</text:p>
          </table:table-cell>
          <table:table-cell table:style-name="Default" table:formula="of:=CONCATENATE(&quot;\ipa{&quot;;[.C58];&quot;}  &amp;&quot;)" office:value-type="string" office:string-value="\ipa{}  &amp;">
            <text:p>\ipa{} <text:s/>&amp;</text:p>
          </table:table-cell>
          <table:table-cell table:style-name="Default" table:formula="of:=CONCATENATE(&quot;\ipa{&quot;;[.D58];&quot;}  &amp;&quot;)" office:value-type="string" office:string-value="\ipa{*rts[ɐ,e]k}  &amp;">
            <text:p>\ipa{*rts[ɐ,e]k} <text:s/>&amp;</text:p>
          </table:table-cell>
          <table:table-cell table:style-name="Default" table:formula="of:=CONCATENATE(&quot;\zh{&quot;;[.E58];&quot;}  &amp;&quot;)" office:value-type="string" office:string-value="\zh{一节}  &amp;">
            <text:p>\zh{一节} <text:s/>&amp;</text:p>
          </table:table-cell>
          <table:table-cell table:style-name="Default" table:formula="of:=CONCATENATE([.F58];&quot;  &amp;&quot;)" office:value-type="string" office:string-value="section, articulation  &amp;">
            <text:p>section, articulation <text:s/>&amp;</text:p>
          </table:table-cell>
          <table:table-cell table:style-name="Default" table:formula="of:=CONCATENATE(&quot;\ipa{&quot;;[.G58];&quot;}  &amp;&quot;)" office:value-type="string" office:string-value="\ipa{tsʰigs}  &amp;">
            <text:p>\ipa{tsʰigs} <text:s/>&amp;</text:p>
          </table:table-cell>
          <table:table-cell table:style-name="Default" table:formula="of:=CONCATENATE(&quot;\zh{&quot;;[.H58];&quot;}  &amp;&quot;)" office:value-type="string" office:string-value="\zh{節}  &amp;">
            <text:p>\zh{節} <text:s/>&amp;</text:p>
          </table:table-cell>
          <table:table-cell table:style-name="Default" table:formula="of:=CONCATENATE(&quot;\ipa{&quot;;[.I58];&quot;}  &amp;&quot;)" office:value-type="string" office:string-value="\ipa{*tsik}  &amp;">
            <text:p>\ipa{*tsik} <text:s/>&amp;</text:p>
          </table:table-cell>
          <table:table-cell table:style-name="Default" table:formula="of:=CONCATENATE(&quot;\ipa{&quot;;[.J58];&quot;}  &amp;&quot;)" office:value-type="string" office:string-value="\ipa{ik}  &amp;">
            <text:p>\ipa{ik} <text:s/>&amp;</text:p>
          </table:table-cell>
          <table:table-cell table:style-name="Default" table:formula="of:=CONCATENATE([.K5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59];&quot;}  &amp;&quot;)" office:value-type="string" office:string-value="\ipa{zrɯɣ}  &amp;">
            <text:p>\ipa{zrɯɣ} <text:s/>&amp;</text:p>
          </table:table-cell>
          <table:table-cell table:style-name="Default" table:formula="of:=CONCATENATE(&quot;\ipa{&quot;;[.B59];&quot;}  &amp;&quot;)" office:value-type="string" office:string-value="\ipa{}  &amp;">
            <text:p>\ipa{} <text:s/>&amp;</text:p>
          </table:table-cell>
          <table:table-cell table:style-name="Default" table:formula="of:=CONCATENATE(&quot;\ipa{&quot;;[.C59];&quot;}  &amp;&quot;)" office:value-type="string" office:string-value="\ipa{}  &amp;">
            <text:p>\ipa{} <text:s/>&amp;</text:p>
          </table:table-cell>
          <table:table-cell table:style-name="Default" table:formula="of:=CONCATENATE(&quot;\ipa{&quot;;[.D59];&quot;}  &amp;&quot;)" office:value-type="string" office:string-value="\ipa{*srək}  &amp;">
            <text:p>\ipa{*srək} <text:s/>&amp;</text:p>
          </table:table-cell>
          <table:table-cell table:style-name="Default" table:formula="of:=CONCATENATE(&quot;\zh{&quot;;[.E59];&quot;}  &amp;&quot;)" office:value-type="string" office:string-value="\zh{虱子}  &amp;">
            <text:p>\zh{虱子} <text:s/>&amp;</text:p>
          </table:table-cell>
          <table:table-cell table:style-name="Default" table:formula="of:=CONCATENATE([.F59];&quot;  &amp;&quot;)" office:value-type="string" office:string-value="pou  &amp;">
            <text:p>pou <text:s/>&amp;</text:p>
          </table:table-cell>
          <table:table-cell table:style-name="Default" table:formula="of:=CONCATENATE(&quot;\ipa{&quot;;[.G59];&quot;}  &amp;&quot;)" office:value-type="string" office:string-value="\ipa{ɕig}  &amp;">
            <text:p>\ipa{ɕig} <text:s/>&amp;</text:p>
          </table:table-cell>
          <table:table-cell table:style-name="Default" table:formula="of:=CONCATENATE(&quot;\zh{&quot;;[.H59];&quot;}  &amp;&quot;)" office:value-type="string" office:string-value="\zh{蝨}  &amp;">
            <text:p>\zh{蝨} <text:s/>&amp;</text:p>
          </table:table-cell>
          <table:table-cell table:style-name="Default" table:formula="of:=CONCATENATE(&quot;\ipa{&quot;;[.I59];&quot;}  &amp;&quot;)" office:value-type="string" office:string-value="\ipa{*srik}  &amp;">
            <text:p>\ipa{*srik} <text:s/>&amp;</text:p>
          </table:table-cell>
          <table:table-cell table:style-name="Default" table:formula="of:=CONCATENATE(&quot;\ipa{&quot;;[.J59];&quot;}  &amp;&quot;)" office:value-type="string" office:string-value="\ipa{ik}  &amp;">
            <text:p>\ipa{ik} <text:s/>&amp;</text:p>
          </table:table-cell>
          <table:table-cell table:style-name="Default" table:formula="of:=CONCATENATE([.K5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0];&quot;}  &amp;&quot;)" office:value-type="string" office:string-value="\ipa{ɕɤɣ}  &amp;">
            <text:p>\ipa{ɕɤɣ} <text:s/>&amp;</text:p>
          </table:table-cell>
          <table:table-cell table:style-name="Default" table:formula="of:=CONCATENATE(&quot;\ipa{&quot;;[.B60];&quot;}  &amp;&quot;)" office:value-type="string" office:string-value="\ipa{kə-ɕə́k}  &amp;">
            <text:p>\ipa{kə-ɕə́k} <text:s/>&amp;</text:p>
          </table:table-cell>
          <table:table-cell table:style-name="Default" table:formula="of:=CONCATENATE(&quot;\ipa{&quot;;[.C60];&quot;}  &amp;&quot;)" office:value-type="string" office:string-value="\ipa{}  &amp;">
            <text:p>\ipa{} <text:s/>&amp;</text:p>
          </table:table-cell>
          <table:table-cell table:style-name="Default" table:formula="of:=CONCATENATE(&quot;\ipa{&quot;;[.D60];&quot;}  &amp;&quot;)" office:value-type="string" office:string-value="\ipa{*ɕɐk}  &amp;">
            <text:p>\ipa{*ɕɐk} <text:s/>&amp;</text:p>
          </table:table-cell>
          <table:table-cell table:style-name="Default" table:formula="of:=CONCATENATE(&quot;\zh{&quot;;[.E60];&quot;}  &amp;&quot;)" office:value-type="string" office:string-value="\zh{新}  &amp;">
            <text:p>\zh{新} <text:s/>&amp;</text:p>
          </table:table-cell>
          <table:table-cell table:style-name="Default" table:formula="of:=CONCATENATE([.F60];&quot;  &amp;&quot;)" office:value-type="string" office:string-value="nouveau  &amp;">
            <text:p>nouveau <text:s/>&amp;</text:p>
          </table:table-cell>
          <table:table-cell table:style-name="Default" table:formula="of:=CONCATENATE(&quot;\ipa{&quot;;[.G60];&quot;}  &amp;&quot;)" office:value-type="string" office:string-value="\ipa{}  &amp;">
            <text:p>\ipa{} <text:s/>&amp;</text:p>
          </table:table-cell>
          <table:table-cell table:style-name="Default" table:formula="of:=CONCATENATE(&quot;\zh{&quot;;[.H60];&quot;}  &amp;&quot;)" office:value-type="string" office:string-value="\zh{新}  &amp;">
            <text:p>\zh{新} <text:s/>&amp;</text:p>
          </table:table-cell>
          <table:table-cell table:style-name="Default" table:formula="of:=CONCATENATE(&quot;\ipa{&quot;;[.I60];&quot;}  &amp;&quot;)" office:value-type="string" office:string-value="\ipa{*siŋ}  &amp;">
            <text:p>\ipa{*siŋ} <text:s/>&amp;</text:p>
          </table:table-cell>
          <table:table-cell table:style-name="Default" table:formula="of:=CONCATENATE(&quot;\ipa{&quot;;[.J60];&quot;}  &amp;&quot;)" office:value-type="string" office:string-value="\ipa{iŋ}  &amp;">
            <text:p>\ipa{iŋ} <text:s/>&amp;</text:p>
          </table:table-cell>
          <table:table-cell table:style-name="Default" table:formula="of:=CONCATENATE([.K6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1];&quot;}  &amp;&quot;)" office:value-type="string" office:string-value="\ipa{si}  &amp;">
            <text:p>\ipa{si} <text:s/>&amp;</text:p>
          </table:table-cell>
          <table:table-cell table:style-name="Default" table:formula="of:=CONCATENATE(&quot;\ipa{&quot;;[.B61];&quot;}  &amp;&quot;)" office:value-type="string" office:string-value="\ipa{ɕé}  &amp;">
            <text:p>\ipa{ɕé} <text:s/>&amp;</text:p>
          </table:table-cell>
          <table:table-cell table:style-name="Default" table:formula="of:=CONCATENATE(&quot;\ipa{&quot;;[.C61];&quot;}  &amp;&quot;)" office:value-type="string" office:string-value="\ipa{}  &amp;">
            <text:p>\ipa{} <text:s/>&amp;</text:p>
          </table:table-cell>
          <table:table-cell table:style-name="Default" table:formula="of:=CONCATENATE(&quot;\ipa{&quot;;[.D61];&quot;}  &amp;&quot;)" office:value-type="string" office:string-value="\ipa{*sij}  &amp;">
            <text:p>\ipa{*sij} <text:s/>&amp;</text:p>
          </table:table-cell>
          <table:table-cell table:style-name="Default" table:formula="of:=CONCATENATE(&quot;\zh{&quot;;[.E61];&quot;}  &amp;&quot;)" office:value-type="string" office:string-value="\zh{树}  &amp;">
            <text:p>\zh{树} <text:s/>&amp;</text:p>
          </table:table-cell>
          <table:table-cell table:style-name="Default" table:formula="of:=CONCATENATE([.F61];&quot;  &amp;&quot;)" office:value-type="string" office:string-value="arbre  &amp;">
            <text:p>arbre <text:s/>&amp;</text:p>
          </table:table-cell>
          <table:table-cell table:style-name="Default" table:formula="of:=CONCATENATE(&quot;\ipa{&quot;;[.G61];&quot;}  &amp;&quot;)" office:value-type="string" office:string-value="\ipa{ɕiŋ}  &amp;">
            <text:p>\ipa{ɕiŋ} <text:s/>&amp;</text:p>
          </table:table-cell>
          <table:table-cell table:style-name="Default" table:formula="of:=CONCATENATE(&quot;\zh{&quot;;[.H61];&quot;}  &amp;&quot;)" office:value-type="string" office:string-value="\zh{薪}  &amp;">
            <text:p>\zh{薪} <text:s/>&amp;</text:p>
          </table:table-cell>
          <table:table-cell table:style-name="Default" table:formula="of:=CONCATENATE(&quot;\ipa{&quot;;[.I61];&quot;}  &amp;&quot;)" office:value-type="string" office:string-value="\ipa{*siŋ}  &amp;">
            <text:p>\ipa{*siŋ} <text:s/>&amp;</text:p>
          </table:table-cell>
          <table:table-cell table:style-name="Default" table:formula="of:=CONCATENATE(&quot;\ipa{&quot;;[.J61];&quot;}  &amp;&quot;)" office:value-type="string" office:string-value="\ipa{iŋ}  &amp;">
            <text:p>\ipa{iŋ} <text:s/>&amp;</text:p>
          </table:table-cell>
          <table:table-cell table:style-name="Default" table:formula="of:=CONCATENATE([.K6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2];&quot;}  &amp;&quot;)" office:value-type="string" office:string-value="\ipa{tɯ-ji}  &amp;">
            <text:p>\ipa{tɯ-ji} <text:s/>&amp;</text:p>
          </table:table-cell>
          <table:table-cell table:style-name="Default" table:formula="of:=CONCATENATE(&quot;\ipa{&quot;;[.B62];&quot;}  &amp;&quot;)" office:value-type="string" office:string-value="\ipa{}  &amp;">
            <text:p>\ipa{} <text:s/>&amp;</text:p>
          </table:table-cell>
          <table:table-cell table:style-name="Default" table:formula="of:=CONCATENATE(&quot;\ipa{&quot;;[.C62];&quot;}  &amp;&quot;)" office:value-type="string" office:string-value="\ipa{tə-ji}  &amp;">
            <text:p>\ipa{tə-ji} <text:s/>&amp;</text:p>
          </table:table-cell>
          <table:table-cell table:style-name="Default" table:formula="of:=CONCATENATE(&quot;\ipa{&quot;;[.D62];&quot;}  &amp;&quot;)" office:value-type="string" office:string-value="\ipa{*ljij}  &amp;">
            <text:p>\ipa{*ljij} <text:s/>&amp;</text:p>
          </table:table-cell>
          <table:table-cell table:style-name="Default" table:formula="of:=CONCATENATE(&quot;\zh{&quot;;[.E62];&quot;}  &amp;&quot;)" office:value-type="string" office:string-value="\zh{田}  &amp;">
            <text:p>\zh{田} <text:s/>&amp;</text:p>
          </table:table-cell>
          <table:table-cell table:style-name="Default" table:formula="of:=CONCATENATE([.F62];&quot;  &amp;&quot;)" office:value-type="string" office:string-value="champs  &amp;">
            <text:p>champs <text:s/>&amp;</text:p>
          </table:table-cell>
          <table:table-cell table:style-name="Default" table:formula="of:=CONCATENATE(&quot;\ipa{&quot;;[.G62];&quot;}  &amp;&quot;)" office:value-type="string" office:string-value="\ipa{ʑiŋ-ka}  &amp;">
            <text:p>\ipa{ʑiŋ-ka} <text:s/>&amp;</text:p>
          </table:table-cell>
          <table:table-cell table:style-name="Default" table:formula="of:=CONCATENATE(&quot;\zh{&quot;;[.H62];&quot;}  &amp;&quot;)" office:value-type="string" office:string-value="\zh{田}  &amp;">
            <text:p>\zh{田} <text:s/>&amp;</text:p>
          </table:table-cell>
          <table:table-cell table:style-name="Default" table:formula="of:=CONCATENATE(&quot;\ipa{&quot;;[.I62];&quot;}  &amp;&quot;)" office:value-type="string" office:string-value="\ipa{*ˁliŋ}  &amp;">
            <text:p>\ipa{*ˁliŋ} <text:s/>&amp;</text:p>
          </table:table-cell>
          <table:table-cell table:style-name="Default" table:formula="of:=CONCATENATE(&quot;\ipa{&quot;;[.J62];&quot;}  &amp;&quot;)" office:value-type="string" office:string-value="\ipa{iŋ}  &amp;">
            <text:p>\ipa{iŋ} <text:s/>&amp;</text:p>
          </table:table-cell>
          <table:table-cell table:style-name="Default" table:formula="of:=CONCATENATE([.K6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3];&quot;}  &amp;&quot;)" office:value-type="string" office:string-value="\ipa{tɯ-sni}  &amp;">
            <text:p>\ipa{tɯ-sni} <text:s/>&amp;</text:p>
          </table:table-cell>
          <table:table-cell table:style-name="Default" table:formula="of:=CONCATENATE(&quot;\ipa{&quot;;[.B63];&quot;}  &amp;&quot;)" office:value-type="string" office:string-value="\ipa{tə-ɕné}  &amp;">
            <text:p>\ipa{tə-ɕné} <text:s/>&amp;</text:p>
          </table:table-cell>
          <table:table-cell table:style-name="Default" table:formula="of:=CONCATENATE(&quot;\ipa{&quot;;[.C63];&quot;}  &amp;&quot;)" office:value-type="string" office:string-value="\ipa{tə-sneʔ}  &amp;">
            <text:p>\ipa{tə-sneʔ} <text:s/>&amp;</text:p>
          </table:table-cell>
          <table:table-cell table:style-name="Default" table:formula="of:=CONCATENATE(&quot;\ipa{&quot;;[.D63];&quot;}  &amp;&quot;)" office:value-type="string" office:string-value="\ipa{*(s,ɕ)nij}  &amp;">
            <text:p>\ipa{*(s,ɕ)nij} <text:s/>&amp;</text:p>
          </table:table-cell>
          <table:table-cell table:style-name="Default" table:formula="of:=CONCATENATE(&quot;\zh{&quot;;[.E63];&quot;}  &amp;&quot;)" office:value-type="string" office:string-value="\zh{心脏}  &amp;">
            <text:p>\zh{心脏} <text:s/>&amp;</text:p>
          </table:table-cell>
          <table:table-cell table:style-name="Default" table:formula="of:=CONCATENATE([.F63];&quot;  &amp;&quot;)" office:value-type="string" office:string-value="coeur  &amp;">
            <text:p>coeur <text:s/>&amp;</text:p>
          </table:table-cell>
          <table:table-cell table:style-name="Default" table:formula="of:=CONCATENATE(&quot;\ipa{&quot;;[.G63];&quot;}  &amp;&quot;)" office:value-type="string" office:string-value="\ipa{sɲiŋ}  &amp;">
            <text:p>\ipa{sɲiŋ} <text:s/>&amp;</text:p>
          </table:table-cell>
          <table:table-cell table:style-name="Default" table:formula="of:=CONCATENATE(&quot;\zh{&quot;;[.H63];&quot;}  &amp;&quot;)" office:value-type="string" office:string-value="\zh{身}  &amp;">
            <text:p>\zh{身} <text:s/>&amp;</text:p>
          </table:table-cell>
          <table:table-cell table:style-name="Default" table:formula="of:=CONCATENATE(&quot;\ipa{&quot;;[.I63];&quot;}  &amp;&quot;)" office:value-type="string" office:string-value="\ipa{*hniŋ}  &amp;">
            <text:p>\ipa{*hniŋ} <text:s/>&amp;</text:p>
          </table:table-cell>
          <table:table-cell table:style-name="Default" table:formula="of:=CONCATENATE(&quot;\ipa{&quot;;[.J63];&quot;}  &amp;&quot;)" office:value-type="string" office:string-value="\ipa{iŋ}  &amp;">
            <text:p>\ipa{iŋ} <text:s/>&amp;</text:p>
          </table:table-cell>
          <table:table-cell table:style-name="Default" table:formula="of:=CONCATENATE([.K6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4];&quot;}  &amp;&quot;)" office:value-type="string" office:string-value="\ipa{qa-ndʐe}  &amp;">
            <text:p>\ipa{qa-ndʐe} <text:s/>&amp;</text:p>
          </table:table-cell>
          <table:table-cell table:style-name="Default" table:formula="of:=CONCATENATE(&quot;\ipa{&quot;;[.B64];&quot;}  &amp;&quot;)" office:value-type="string" office:string-value="\ipa{}  &amp;">
            <text:p>\ipa{} <text:s/>&amp;</text:p>
          </table:table-cell>
          <table:table-cell table:style-name="Default" table:formula="of:=CONCATENATE(&quot;\ipa{&quot;;[.C64];&quot;}  &amp;&quot;)" office:value-type="string" office:string-value="\ipa{ʁɐ-ndʑeʔ}  &amp;">
            <text:p>\ipa{ʁɐ-ndʑeʔ} <text:s/>&amp;</text:p>
          </table:table-cell>
          <table:table-cell table:style-name="Default" table:formula="of:=CONCATENATE(&quot;\ipa{&quot;;[.D64];&quot;}  &amp;&quot;)" office:value-type="string" office:string-value="\ipa{*n-rej}  &amp;">
            <text:p>\ipa{*n-rej} <text:s/>&amp;</text:p>
          </table:table-cell>
          <table:table-cell table:style-name="Default" table:formula="of:=CONCATENATE(&quot;\zh{&quot;;[.E64];&quot;}  &amp;&quot;)" office:value-type="string" office:string-value="\zh{蚯蚓}  &amp;">
            <text:p>\zh{蚯蚓} <text:s/>&amp;</text:p>
          </table:table-cell>
          <table:table-cell table:style-name="Default" table:formula="of:=CONCATENATE([.F64];&quot;  &amp;&quot;)" office:value-type="string" office:string-value="lombric  &amp;">
            <text:p>lombric <text:s/>&amp;</text:p>
          </table:table-cell>
          <table:table-cell table:style-name="Default" table:formula="of:=CONCATENATE(&quot;\ipa{&quot;;[.G64];&quot;}  &amp;&quot;)" office:value-type="string" office:string-value="\ipa{sril}  &amp;">
            <text:p>\ipa{sril} <text:s/>&amp;</text:p>
          </table:table-cell>
          <table:table-cell table:style-name="Default" table:formula="of:=CONCATENATE(&quot;\zh{&quot;;[.H64];&quot;}  &amp;&quot;)" office:value-type="string" office:string-value="\zh{蚓}  &amp;">
            <text:p>\zh{蚓} <text:s/>&amp;</text:p>
          </table:table-cell>
          <table:table-cell table:style-name="Default" table:formula="of:=CONCATENATE(&quot;\ipa{&quot;;[.I64];&quot;}  &amp;&quot;)" office:value-type="string" office:string-value="\ipa{*lir}  &amp;">
            <text:p>\ipa{*lir} <text:s/>&amp;</text:p>
          </table:table-cell>
          <table:table-cell table:style-name="Default" table:formula="of:=CONCATENATE(&quot;\ipa{&quot;;[.J64];&quot;}  &amp;&quot;)" office:value-type="string" office:string-value="\ipa{ir}  &amp;">
            <text:p>\ipa{ir} <text:s/>&amp;</text:p>
          </table:table-cell>
          <table:table-cell table:style-name="Default" table:formula="of:=CONCATENATE([.K6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5];&quot;}  &amp;&quot;)" office:value-type="string" office:string-value="\ipa{kɯɕnɯz}  &amp;">
            <text:p>\ipa{kɯɕnɯz} <text:s/>&amp;</text:p>
          </table:table-cell>
          <table:table-cell table:style-name="Default" table:formula="of:=CONCATENATE(&quot;\ipa{&quot;;[.B65];&quot;}  &amp;&quot;)" office:value-type="string" office:string-value="\ipa{kə-ɕnə́s}  &amp;">
            <text:p>\ipa{kə-ɕnə́s} <text:s/>&amp;</text:p>
          </table:table-cell>
          <table:table-cell table:style-name="Default" table:formula="of:=CONCATENATE(&quot;\ipa{&quot;;[.C65];&quot;}  &amp;&quot;)" office:value-type="string" office:string-value="\ipa{kə-snâs}  &amp;">
            <text:p>\ipa{kə-snâs} <text:s/>&amp;</text:p>
          </table:table-cell>
          <table:table-cell table:style-name="Default" table:formula="of:=CONCATENATE(&quot;\ipa{&quot;;[.D65];&quot;}  &amp;&quot;)" office:value-type="string" office:string-value="\ipa{*ɕnis}  &amp;">
            <text:p>\ipa{*ɕnis} <text:s/>&amp;</text:p>
          </table:table-cell>
          <table:table-cell table:style-name="Default" table:formula="of:=CONCATENATE(&quot;\zh{&quot;;[.E65];&quot;}  &amp;&quot;)" office:value-type="string" office:string-value="\zh{七}  &amp;">
            <text:p>\zh{七} <text:s/>&amp;</text:p>
          </table:table-cell>
          <table:table-cell table:style-name="Default" table:formula="of:=CONCATENATE([.F65];&quot;  &amp;&quot;)" office:value-type="string" office:string-value="sept  &amp;">
            <text:p>sept <text:s/>&amp;</text:p>
          </table:table-cell>
          <table:table-cell table:style-name="Default" table:formula="of:=CONCATENATE(&quot;\ipa{&quot;;[.G65];&quot;}  &amp;&quot;)" office:value-type="string" office:string-value="\ipa{}  &amp;">
            <text:p>\ipa{} <text:s/>&amp;</text:p>
          </table:table-cell>
          <table:table-cell table:style-name="Default" table:formula="of:=CONCATENATE(&quot;\zh{&quot;;[.H65];&quot;}  &amp;&quot;)" office:value-type="string" office:string-value="\zh{七}  &amp;">
            <text:p>\zh{七} <text:s/>&amp;</text:p>
          </table:table-cell>
          <table:table-cell table:style-name="Default" table:formula="of:=CONCATENATE(&quot;\ipa{&quot;;[.I65];&quot;}  &amp;&quot;)" office:value-type="string" office:string-value="\ipa{*s-hnit}  &amp;">
            <text:p>\ipa{*s-hnit} <text:s/>&amp;</text:p>
          </table:table-cell>
          <table:table-cell table:style-name="Default" table:formula="of:=CONCATENATE(&quot;\ipa{&quot;;[.J65];&quot;}  &amp;&quot;)" office:value-type="string" office:string-value="\ipa{it}  &amp;">
            <text:p>\ipa{it} <text:s/>&amp;</text:p>
          </table:table-cell>
          <table:table-cell table:style-name="Default" table:formula="of:=CONCATENATE([.K6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6];&quot;}  &amp;&quot;)" office:value-type="string" office:string-value="\ipa{aʁdɤt}  &amp;">
            <text:p>\ipa{aʁdɤt} <text:s/>&amp;</text:p>
          </table:table-cell>
          <table:table-cell table:style-name="Default" table:formula="of:=CONCATENATE(&quot;\ipa{&quot;;[.B66];&quot;}  &amp;&quot;)" office:value-type="string" office:string-value="\ipa{}  &amp;">
            <text:p>\ipa{} <text:s/>&amp;</text:p>
          </table:table-cell>
          <table:table-cell table:style-name="Default" table:formula="of:=CONCATENATE(&quot;\ipa{&quot;;[.C66];&quot;}  &amp;&quot;)" office:value-type="string" office:string-value="\ipa{kɐ-ʁʎdɣêt,ʁʎdɣə́t}  &amp;">
            <text:p>\ipa{kɐ-ʁʎdɣêt,ʁʎdɣə́t} <text:s/>&amp;</text:p>
          </table:table-cell>
          <table:table-cell table:style-name="Default" table:formula="of:=CONCATENATE(&quot;\ipa{&quot;;[.D66];&quot;}  &amp;&quot;)" office:value-type="string" office:string-value="\ipa{*q-tlet}  &amp;">
            <text:p>\ipa{*q-tlet} <text:s/>&amp;</text:p>
          </table:table-cell>
          <table:table-cell table:style-name="Default" table:formula="of:=CONCATENATE(&quot;\zh{&quot;;[.E66];&quot;}  &amp;&quot;)" office:value-type="string" office:string-value="\zh{跌倒}  &amp;">
            <text:p>\zh{跌倒} <text:s/>&amp;</text:p>
          </table:table-cell>
          <table:table-cell table:style-name="Default" table:formula="of:=CONCATENATE([.F66];&quot;  &amp;&quot;)" office:value-type="string" office:string-value="glisser  &amp;">
            <text:p>glisser <text:s/>&amp;</text:p>
          </table:table-cell>
          <table:table-cell table:style-name="Default" table:formula="of:=CONCATENATE(&quot;\ipa{&quot;;[.G66];&quot;}  &amp;&quot;)" office:value-type="string" office:string-value="\ipa{}  &amp;">
            <text:p>\ipa{} <text:s/>&amp;</text:p>
          </table:table-cell>
          <table:table-cell table:style-name="Default" table:formula="of:=CONCATENATE(&quot;\zh{&quot;;[.H66];&quot;}  &amp;&quot;)" office:value-type="string" office:string-value="\zh{躓}  &amp;">
            <text:p>\zh{躓} <text:s/>&amp;</text:p>
          </table:table-cell>
          <table:table-cell table:style-name="Default" table:formula="of:=CONCATENATE(&quot;\ipa{&quot;;[.I66];&quot;}  &amp;&quot;)" office:value-type="string" office:string-value="\ipa{*tr-lit-s}  &amp;">
            <text:p>\ipa{*tr-lit-s} <text:s/>&amp;</text:p>
          </table:table-cell>
          <table:table-cell table:style-name="Default" table:formula="of:=CONCATENATE(&quot;\ipa{&quot;;[.J66];&quot;}  &amp;&quot;)" office:value-type="string" office:string-value="\ipa{it}  &amp;">
            <text:p>\ipa{it} <text:s/>&amp;</text:p>
          </table:table-cell>
          <table:table-cell table:style-name="Default" table:formula="of:=CONCATENATE([.K66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7];&quot;}  &amp;&quot;)" office:value-type="string" office:string-value="\ipa{mi}  &amp;">
            <text:p>\ipa{mi} <text:s/>&amp;</text:p>
          </table:table-cell>
          <table:table-cell table:style-name="Default" table:formula="of:=CONCATENATE(&quot;\ipa{&quot;;[.B67];&quot;}  &amp;&quot;)" office:value-type="string" office:string-value="\ipa{kɐ-rmék}  &amp;">
            <text:p>\ipa{kɐ-rmék} <text:s/>&amp;</text:p>
          </table:table-cell>
          <table:table-cell table:style-name="Default" table:formula="of:=CONCATENATE(&quot;\ipa{&quot;;[.C67];&quot;}  &amp;&quot;)" office:value-type="string" office:string-value="\ipa{}  &amp;">
            <text:p>\ipa{} <text:s/>&amp;</text:p>
          </table:table-cell>
          <table:table-cell table:style-name="Default" table:formula="of:=CONCATENATE(&quot;\ipa{&quot;;[.D67];&quot;}  &amp;&quot;)" office:value-type="string" office:string-value="\ipa{*[r]mik}  &amp;">
            <text:p>\ipa{*[r]mik} <text:s/>&amp;</text:p>
          </table:table-cell>
          <table:table-cell table:style-name="Default" table:formula="of:=CONCATENATE(&quot;\zh{&quot;;[.E67];&quot;}  &amp;&quot;)" office:value-type="string" office:string-value="\zh{灭火}  &amp;">
            <text:p>\zh{灭火} <text:s/>&amp;</text:p>
          </table:table-cell>
          <table:table-cell table:style-name="Default" table:formula="of:=CONCATENATE([.F67];&quot;  &amp;&quot;)" office:value-type="string" office:string-value="détruire  &amp;">
            <text:p>détruire <text:s/>&amp;</text:p>
          </table:table-cell>
          <table:table-cell table:style-name="Default" table:formula="of:=CONCATENATE(&quot;\ipa{&quot;;[.G67];&quot;}  &amp;&quot;)" office:value-type="string" office:string-value="\ipa{}  &amp;">
            <text:p>\ipa{} <text:s/>&amp;</text:p>
          </table:table-cell>
          <table:table-cell table:style-name="Default" table:formula="of:=CONCATENATE(&quot;\zh{&quot;;[.H67];&quot;}  &amp;&quot;)" office:value-type="string" office:string-value="\zh{滅}  &amp;">
            <text:p>\zh{滅} <text:s/>&amp;</text:p>
          </table:table-cell>
          <table:table-cell table:style-name="Default" table:formula="of:=CONCATENATE(&quot;\ipa{&quot;;[.I67];&quot;}  &amp;&quot;)" office:value-type="string" office:string-value="\ipa{*mit}  &amp;">
            <text:p>\ipa{*mit} <text:s/>&amp;</text:p>
          </table:table-cell>
          <table:table-cell table:style-name="Default" table:formula="of:=CONCATENATE(&quot;\ipa{&quot;;[.J67];&quot;}  &amp;&quot;)" office:value-type="string" office:string-value="\ipa{it}  &amp;">
            <text:p>\ipa{it} <text:s/>&amp;</text:p>
          </table:table-cell>
          <table:table-cell table:style-name="Default" table:formula="of:=CONCATENATE([.K6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8];&quot;}  &amp;&quot;)" office:value-type="string" office:string-value="\ipa{pɣɤkhɯ}  &amp;">
            <text:p>\ipa{pɣɤkhɯ} <text:s/>&amp;</text:p>
          </table:table-cell>
          <table:table-cell table:style-name="Default" table:formula="of:=CONCATENATE(&quot;\ipa{&quot;;[.B68];&quot;}  &amp;&quot;)" office:value-type="string" office:string-value="\ipa{pkakʰú}  &amp;">
            <text:p>\ipa{pkakʰú} <text:s/>&amp;</text:p>
          </table:table-cell>
          <table:table-cell table:style-name="Default" table:formula="of:=CONCATENATE(&quot;\ipa{&quot;;[.C68];&quot;}  &amp;&quot;)" office:value-type="string" office:string-value="\ipa{pu-ku}  &amp;">
            <text:p>\ipa{pu-ku} <text:s/>&amp;</text:p>
          </table:table-cell>
          <table:table-cell table:style-name="Default" table:formula="of:=CONCATENATE(&quot;\ipa{&quot;;[.D68];&quot;}  &amp;&quot;)" office:value-type="string" office:string-value="\ipa{*khu}  &amp;">
            <text:p>\ipa{*khu} <text:s/>&amp;</text:p>
          </table:table-cell>
          <table:table-cell table:style-name="Default" table:formula="of:=CONCATENATE(&quot;\zh{&quot;;[.E68];&quot;}  &amp;&quot;)" office:value-type="string" office:string-value="\zh{猫头鹰}  &amp;">
            <text:p>\zh{猫头鹰} <text:s/>&amp;</text:p>
          </table:table-cell>
          <table:table-cell table:style-name="Default" table:formula="of:=CONCATENATE([.F68];&quot;  &amp;&quot;)" office:value-type="string" office:string-value="hibou  &amp;">
            <text:p>hibou <text:s/>&amp;</text:p>
          </table:table-cell>
          <table:table-cell table:style-name="Default" table:formula="of:=CONCATENATE(&quot;\ipa{&quot;;[.G68];&quot;}  &amp;&quot;)" office:value-type="string" office:string-value="\ipa{}  &amp;">
            <text:p>\ipa{} <text:s/>&amp;</text:p>
          </table:table-cell>
          <table:table-cell table:style-name="Default" table:formula="of:=CONCATENATE(&quot;\zh{&quot;;[.H68];&quot;}  &amp;&quot;)" office:value-type="string" office:string-value="\zh{梟}  &amp;">
            <text:p>\zh{梟} <text:s/>&amp;</text:p>
          </table:table-cell>
          <table:table-cell table:style-name="Default" table:formula="of:=CONCATENATE(&quot;\ipa{&quot;;[.I68];&quot;}  &amp;&quot;)" office:value-type="string" office:string-value="\ipa{*ˁkiw}  &amp;">
            <text:p>\ipa{*ˁkiw} <text:s/>&amp;</text:p>
          </table:table-cell>
          <table:table-cell table:style-name="Default" table:formula="of:=CONCATENATE(&quot;\ipa{&quot;;[.J68];&quot;}  &amp;&quot;)" office:value-type="string" office:string-value="\ipa{iw}  &amp;">
            <text:p>\ipa{iw} <text:s/>&amp;</text:p>
          </table:table-cell>
          <table:table-cell table:style-name="Default" table:formula="of:=CONCATENATE([.K6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69];&quot;}  &amp;&quot;)" office:value-type="string" office:string-value="\ipa{amdzɯ}  &amp;">
            <text:p>\ipa{amdzɯ} <text:s/>&amp;</text:p>
          </table:table-cell>
          <table:table-cell table:style-name="Default" table:formula="of:=CONCATENATE(&quot;\ipa{&quot;;[.B69];&quot;}  &amp;&quot;)" office:value-type="string" office:string-value="\ipa{}  &amp;">
            <text:p>\ipa{} <text:s/>&amp;</text:p>
          </table:table-cell>
          <table:table-cell table:style-name="Default" table:formula="of:=CONCATENATE(&quot;\ipa{&quot;;[.C69];&quot;}  &amp;&quot;)" office:value-type="string" office:string-value="\ipa{kɐ-mdzoʔ}  &amp;">
            <text:p>\ipa{kɐ-mdzoʔ} <text:s/>&amp;</text:p>
          </table:table-cell>
          <table:table-cell table:style-name="Default" table:formula="of:=CONCATENATE(&quot;\ipa{&quot;;[.D69];&quot;}  &amp;&quot;)" office:value-type="string" office:string-value="\ipa{*mdzu}  &amp;">
            <text:p>\ipa{*mdzu} <text:s/>&amp;</text:p>
          </table:table-cell>
          <table:table-cell table:style-name="Default" table:formula="of:=CONCATENATE(&quot;\zh{&quot;;[.E69];&quot;}  &amp;&quot;)" office:value-type="string" office:string-value="\zh{坐}  &amp;">
            <text:p>\zh{坐} <text:s/>&amp;</text:p>
          </table:table-cell>
          <table:table-cell table:style-name="Default" table:formula="of:=CONCATENATE([.F69];&quot;  &amp;&quot;)" office:value-type="string" office:string-value="s'asseoir  &amp;">
            <text:p>s'asseoir <text:s/>&amp;</text:p>
          </table:table-cell>
          <table:table-cell table:style-name="Default" table:formula="of:=CONCATENATE(&quot;\ipa{&quot;;[.G69];&quot;}  &amp;&quot;)" office:value-type="string" office:string-value="\ipa{}  &amp;">
            <text:p>\ipa{} <text:s/>&amp;</text:p>
          </table:table-cell>
          <table:table-cell table:style-name="Default" table:formula="of:=CONCATENATE(&quot;\zh{&quot;;[.H69];&quot;}  &amp;&quot;)" office:value-type="string" office:string-value="\zh{坐}  &amp;">
            <text:p>\zh{坐} <text:s/>&amp;</text:p>
          </table:table-cell>
          <table:table-cell table:style-name="Default" table:formula="of:=CONCATENATE(&quot;\ipa{&quot;;[.I69];&quot;}  &amp;&quot;)" office:value-type="string" office:string-value="\ipa{*ˁdzoʔ}  &amp;">
            <text:p>\ipa{*ˁdzoʔ} <text:s/>&amp;</text:p>
          </table:table-cell>
          <table:table-cell table:style-name="Default" table:formula="of:=CONCATENATE(&quot;\ipa{&quot;;[.J69];&quot;}  &amp;&quot;)" office:value-type="string" office:string-value="\ipa{o}  &amp;">
            <text:p>\ipa{o} <text:s/>&amp;</text:p>
          </table:table-cell>
          <table:table-cell table:style-name="Default" table:formula="of:=CONCATENATE([.K6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0];&quot;}  &amp;&quot;)" office:value-type="string" office:string-value="\ipa{tɯ-nɯ}  &amp;">
            <text:p>\ipa{tɯ-nɯ} <text:s/>&amp;</text:p>
          </table:table-cell>
          <table:table-cell table:style-name="Default" table:formula="of:=CONCATENATE(&quot;\ipa{&quot;;[.B70];&quot;}  &amp;&quot;)" office:value-type="string" office:string-value="\ipa{tə-nú}  &amp;">
            <text:p>\ipa{tə-nú} <text:s/>&amp;</text:p>
          </table:table-cell>
          <table:table-cell table:style-name="Default" table:formula="of:=CONCATENATE(&quot;\ipa{&quot;;[.C70];&quot;}  &amp;&quot;)" office:value-type="string" office:string-value="\ipa{tə-nôx}  &amp;">
            <text:p>\ipa{tə-nôx} <text:s/>&amp;</text:p>
          </table:table-cell>
          <table:table-cell table:style-name="Default" table:formula="of:=CONCATENATE(&quot;\ipa{&quot;;[.D70];&quot;}  &amp;&quot;)" office:value-type="string" office:string-value="\ipa{*nu[k]}  &amp;">
            <text:p>\ipa{*nu[k]} <text:s/>&amp;</text:p>
          </table:table-cell>
          <table:table-cell table:style-name="Default" table:formula="of:=CONCATENATE(&quot;\zh{&quot;;[.E70];&quot;}  &amp;&quot;)" office:value-type="string" office:string-value="\zh{乳􁠓}  &amp;">
            <text:p>\zh{乳􁠓} <text:s/>&amp;</text:p>
          </table:table-cell>
          <table:table-cell table:style-name="Default" table:formula="of:=CONCATENATE([.F70];&quot;  &amp;&quot;)" office:value-type="string" office:string-value="sein  &amp;">
            <text:p>sein <text:s/>&amp;</text:p>
          </table:table-cell>
          <table:table-cell table:style-name="Default" table:formula="of:=CONCATENATE(&quot;\ipa{&quot;;[.G70];&quot;}  &amp;&quot;)" office:value-type="string" office:string-value="\ipa{nu-ma}  &amp;">
            <text:p>\ipa{nu-ma} <text:s/>&amp;</text:p>
          </table:table-cell>
          <table:table-cell table:style-name="Default" table:formula="of:=CONCATENATE(&quot;\zh{&quot;;[.H70];&quot;}  &amp;&quot;)" office:value-type="string" office:string-value="\zh{乳}  &amp;">
            <text:p>\zh{乳} <text:s/>&amp;</text:p>
          </table:table-cell>
          <table:table-cell table:style-name="Default" table:formula="of:=CONCATENATE(&quot;\ipa{&quot;;[.I70];&quot;}  &amp;&quot;)" office:value-type="string" office:string-value="\ipa{*noʔ}  &amp;">
            <text:p>\ipa{*noʔ} <text:s/>&amp;</text:p>
          </table:table-cell>
          <table:table-cell table:style-name="Default" table:formula="of:=CONCATENATE(&quot;\ipa{&quot;;[.J70];&quot;}  &amp;&quot;)" office:value-type="string" office:string-value="\ipa{o}  &amp;">
            <text:p>\ipa{o} <text:s/>&amp;</text:p>
          </table:table-cell>
          <table:table-cell table:style-name="Default" table:formula="of:=CONCATENATE([.K7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1];&quot;}  &amp;&quot;)" office:value-type="string" office:string-value="\ipa{tɯ-ku}  &amp;">
            <text:p>\ipa{tɯ-ku} <text:s/>&amp;</text:p>
          </table:table-cell>
          <table:table-cell table:style-name="Default" table:formula="of:=CONCATENATE(&quot;\ipa{&quot;;[.B71];&quot;}  &amp;&quot;)" office:value-type="string" office:string-value="\ipa{ta-kó}  &amp;">
            <text:p>\ipa{ta-kó} <text:s/>&amp;</text:p>
          </table:table-cell>
          <table:table-cell table:style-name="Default" table:formula="of:=CONCATENATE(&quot;\ipa{&quot;;[.C71];&quot;}  &amp;&quot;)" office:value-type="string" office:string-value="\ipa{tə-kuʔ}  &amp;">
            <text:p>\ipa{tə-kuʔ} <text:s/>&amp;</text:p>
          </table:table-cell>
          <table:table-cell table:style-name="Default" table:formula="of:=CONCATENATE(&quot;\ipa{&quot;;[.D71];&quot;}  &amp;&quot;)" office:value-type="string" office:string-value="\ipa{*ko}  &amp;">
            <text:p>\ipa{*ko} <text:s/>&amp;</text:p>
          </table:table-cell>
          <table:table-cell table:style-name="Default" table:formula="of:=CONCATENATE(&quot;\zh{&quot;;[.E71];&quot;}  &amp;&quot;)" office:value-type="string" office:string-value="\zh{头}  &amp;">
            <text:p>\zh{头} <text:s/>&amp;</text:p>
          </table:table-cell>
          <table:table-cell table:style-name="Default" table:formula="of:=CONCATENATE([.F71];&quot;  &amp;&quot;)" office:value-type="string" office:string-value="tête  &amp;">
            <text:p>tête <text:s/>&amp;</text:p>
          </table:table-cell>
          <table:table-cell table:style-name="Default" table:formula="of:=CONCATENATE(&quot;\ipa{&quot;;[.G71];&quot;}  &amp;&quot;)" office:value-type="string" office:string-value="\ipa{mgo}  &amp;">
            <text:p>\ipa{mgo} <text:s/>&amp;</text:p>
          </table:table-cell>
          <table:table-cell table:style-name="Default" table:formula="of:=CONCATENATE(&quot;\zh{&quot;;[.H71];&quot;}  &amp;&quot;)" office:value-type="string" office:string-value="\zh{后}  &amp;">
            <text:p>\zh{后} <text:s/>&amp;</text:p>
          </table:table-cell>
          <table:table-cell table:style-name="Default" table:formula="of:=CONCATENATE(&quot;\ipa{&quot;;[.I71];&quot;}  &amp;&quot;)" office:value-type="string" office:string-value="\ipa{*ˁgoʔ}  &amp;">
            <text:p>\ipa{*ˁgoʔ} <text:s/>&amp;</text:p>
          </table:table-cell>
          <table:table-cell table:style-name="Default" table:formula="of:=CONCATENATE(&quot;\ipa{&quot;;[.J71];&quot;}  &amp;&quot;)" office:value-type="string" office:string-value="\ipa{o}  &amp;">
            <text:p>\ipa{o} <text:s/>&amp;</text:p>
          </table:table-cell>
          <table:table-cell table:style-name="Default" table:formula="of:=CONCATENATE([.K7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2];&quot;}  &amp;&quot;)" office:value-type="string" office:string-value="\ipa{tɯ-pu}  &amp;">
            <text:p>\ipa{tɯ-pu} <text:s/>&amp;</text:p>
          </table:table-cell>
          <table:table-cell table:style-name="Default" table:formula="of:=CONCATENATE(&quot;\ipa{&quot;;[.B72];&quot;}  &amp;&quot;)" office:value-type="string" office:string-value="\ipa{tə-pô}  &amp;">
            <text:p>\ipa{tə-pô} <text:s/>&amp;</text:p>
          </table:table-cell>
          <table:table-cell table:style-name="Default" table:formula="of:=CONCATENATE(&quot;\ipa{&quot;;[.C72];&quot;}  &amp;&quot;)" office:value-type="string" office:string-value="\ipa{}  &amp;">
            <text:p>\ipa{} <text:s/>&amp;</text:p>
          </table:table-cell>
          <table:table-cell table:style-name="Default" table:formula="of:=CONCATENATE(&quot;\ipa{&quot;;[.D72];&quot;}  &amp;&quot;)" office:value-type="string" office:string-value="\ipa{*po}  &amp;">
            <text:p>\ipa{*po} <text:s/>&amp;</text:p>
          </table:table-cell>
          <table:table-cell table:style-name="Default" table:formula="of:=CONCATENATE(&quot;\zh{&quot;;[.E72];&quot;}  &amp;&quot;)" office:value-type="string" office:string-value="\zh{肠子}  &amp;">
            <text:p>\zh{肠子} <text:s/>&amp;</text:p>
          </table:table-cell>
          <table:table-cell table:style-name="Default" table:formula="of:=CONCATENATE([.F72];&quot;  &amp;&quot;)" office:value-type="string" office:string-value="intestin  &amp;">
            <text:p>intestin <text:s/>&amp;</text:p>
          </table:table-cell>
          <table:table-cell table:style-name="Default" table:formula="of:=CONCATENATE(&quot;\ipa{&quot;;[.G72];&quot;}  &amp;&quot;)" office:value-type="string" office:string-value="\ipa{pʰo-ba}  &amp;">
            <text:p>\ipa{pʰo-ba} <text:s/>&amp;</text:p>
          </table:table-cell>
          <table:table-cell table:style-name="Default" table:formula="of:=CONCATENATE(&quot;\zh{&quot;;[.H72];&quot;}  &amp;&quot;)" office:value-type="string" office:string-value="\zh{腑}  &amp;">
            <text:p>\zh{腑} <text:s/>&amp;</text:p>
          </table:table-cell>
          <table:table-cell table:style-name="Default" table:formula="of:=CONCATENATE(&quot;\ipa{&quot;;[.I72];&quot;}  &amp;&quot;)" office:value-type="string" office:string-value="\ipa{*poʔ}  &amp;">
            <text:p>\ipa{*poʔ} <text:s/>&amp;</text:p>
          </table:table-cell>
          <table:table-cell table:style-name="Default" table:formula="of:=CONCATENATE(&quot;\ipa{&quot;;[.J72];&quot;}  &amp;&quot;)" office:value-type="string" office:string-value="\ipa{o}  &amp;">
            <text:p>\ipa{o} <text:s/>&amp;</text:p>
          </table:table-cell>
          <table:table-cell table:style-name="Default" table:formula="of:=CONCATENATE([.K7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3];&quot;}  &amp;&quot;)" office:value-type="string" office:string-value="\ipa{qioʁ}  &amp;">
            <text:p>\ipa{qioʁ} <text:s/>&amp;</text:p>
          </table:table-cell>
          <table:table-cell table:style-name="Default" table:formula="of:=CONCATENATE(&quot;\ipa{&quot;;[.B73];&quot;}  &amp;&quot;)" office:value-type="string" office:string-value="\ipa{}  &amp;">
            <text:p>\ipa{} <text:s/>&amp;</text:p>
          </table:table-cell>
          <table:table-cell table:style-name="Default" table:formula="of:=CONCATENATE(&quot;\ipa{&quot;;[.C73];&quot;}  &amp;&quot;)" office:value-type="string" office:string-value="\ipa{}  &amp;">
            <text:p>\ipa{} <text:s/>&amp;</text:p>
          </table:table-cell>
          <table:table-cell table:style-name="Default" table:formula="of:=CONCATENATE(&quot;\ipa{&quot;;[.D73];&quot;}  &amp;&quot;)" office:value-type="string" office:string-value="\ipa{*qjoq}  &amp;">
            <text:p>\ipa{*qjoq} <text:s/>&amp;</text:p>
          </table:table-cell>
          <table:table-cell table:style-name="Default" table:formula="of:=CONCATENATE(&quot;\zh{&quot;;[.E73];&quot;}  &amp;&quot;)" office:value-type="string" office:string-value="\zh{呕吐}  &amp;">
            <text:p>\zh{呕吐} <text:s/>&amp;</text:p>
          </table:table-cell>
          <table:table-cell table:style-name="Default" table:formula="of:=CONCATENATE([.F73];&quot;  &amp;&quot;)" office:value-type="string" office:string-value="vomit  &amp;">
            <text:p>vomit <text:s/>&amp;</text:p>
          </table:table-cell>
          <table:table-cell table:style-name="Default" table:formula="of:=CONCATENATE(&quot;\ipa{&quot;;[.G73];&quot;}  &amp;&quot;)" office:value-type="string" office:string-value="\ipa{skʲug}  &amp;">
            <text:p>\ipa{skʲug} <text:s/>&amp;</text:p>
          </table:table-cell>
          <table:table-cell table:style-name="Default" table:formula="of:=CONCATENATE(&quot;\zh{&quot;;[.H73];&quot;}  &amp;&quot;)" office:value-type="string" office:string-value="\zh{嘔}  &amp;">
            <text:p>\zh{嘔} <text:s/>&amp;</text:p>
          </table:table-cell>
          <table:table-cell table:style-name="Default" table:formula="of:=CONCATENATE(&quot;\ipa{&quot;;[.I73];&quot;}  &amp;&quot;)" office:value-type="string" office:string-value="\ipa{*qoʔ}  &amp;">
            <text:p>\ipa{*qoʔ} <text:s/>&amp;</text:p>
          </table:table-cell>
          <table:table-cell table:style-name="Default" table:formula="of:=CONCATENATE(&quot;\ipa{&quot;;[.J73];&quot;}  &amp;&quot;)" office:value-type="string" office:string-value="\ipa{o}  &amp;">
            <text:p>\ipa{o} <text:s/>&amp;</text:p>
          </table:table-cell>
          <table:table-cell table:style-name="Default" table:formula="of:=CONCATENATE([.K7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4];&quot;}  &amp;&quot;)" office:value-type="string" office:string-value="\ipa{mɯrkɯ}  &amp;">
            <text:p>\ipa{mɯrkɯ} <text:s/>&amp;</text:p>
          </table:table-cell>
          <table:table-cell table:style-name="Default" table:formula="of:=CONCATENATE(&quot;\ipa{&quot;;[.B74];&quot;}  &amp;&quot;)" office:value-type="string" office:string-value="\ipa{}  &amp;">
            <text:p>\ipa{} <text:s/>&amp;</text:p>
          </table:table-cell>
          <table:table-cell table:style-name="Default" table:formula="of:=CONCATENATE(&quot;\ipa{&quot;;[.C74];&quot;}  &amp;&quot;)" office:value-type="string" office:string-value="\ipa{kɐ-mərkəʔ,mərkʰiʔ}  &amp;">
            <text:p>\ipa{kɐ-mərkəʔ,mərkʰiʔ} <text:s/>&amp;</text:p>
          </table:table-cell>
          <table:table-cell table:style-name="Default" table:formula="of:=CONCATENATE(&quot;\ipa{&quot;;[.D74];&quot;}  &amp;&quot;)" office:value-type="string" office:string-value="\ipa{*rkə}  &amp;">
            <text:p>\ipa{*rkə} <text:s/>&amp;</text:p>
          </table:table-cell>
          <table:table-cell table:style-name="Default" table:formula="of:=CONCATENATE(&quot;\zh{&quot;;[.E74];&quot;}  &amp;&quot;)" office:value-type="string" office:string-value="\zh{偷}  &amp;">
            <text:p>\zh{偷} <text:s/>&amp;</text:p>
          </table:table-cell>
          <table:table-cell table:style-name="Default" table:formula="of:=CONCATENATE([.F74];&quot;  &amp;&quot;)" office:value-type="string" office:string-value="voler  &amp;">
            <text:p>voler <text:s/>&amp;</text:p>
          </table:table-cell>
          <table:table-cell table:style-name="Default" table:formula="of:=CONCATENATE(&quot;\ipa{&quot;;[.G74];&quot;}  &amp;&quot;)" office:value-type="string" office:string-value="\ipa{rku}  &amp;">
            <text:p>\ipa{rku} <text:s/>&amp;</text:p>
          </table:table-cell>
          <table:table-cell table:style-name="Default" table:formula="of:=CONCATENATE(&quot;\zh{&quot;;[.H74];&quot;}  &amp;&quot;)" office:value-type="string" office:string-value="\zh{寇}  &amp;">
            <text:p>\zh{寇} <text:s/>&amp;</text:p>
          </table:table-cell>
          <table:table-cell table:style-name="Default" table:formula="of:=CONCATENATE(&quot;\ipa{&quot;;[.I74];&quot;}  &amp;&quot;)" office:value-type="string" office:string-value="\ipa{*ˁkho-s}  &amp;">
            <text:p>\ipa{*ˁkho-s} <text:s/>&amp;</text:p>
          </table:table-cell>
          <table:table-cell table:style-name="Default" table:formula="of:=CONCATENATE(&quot;\ipa{&quot;;[.J74];&quot;}  &amp;&quot;)" office:value-type="string" office:string-value="\ipa{o}  &amp;">
            <text:p>\ipa{o} <text:s/>&amp;</text:p>
          </table:table-cell>
          <table:table-cell table:style-name="Default" table:formula="of:=CONCATENATE([.K7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5];&quot;}  &amp;&quot;)" office:value-type="string" office:string-value="\ipa{maqhu}  &amp;">
            <text:p>\ipa{maqhu} <text:s/>&amp;</text:p>
          </table:table-cell>
          <table:table-cell table:style-name="Default" table:formula="of:=CONCATENATE(&quot;\ipa{&quot;;[.B75];&quot;}  &amp;&quot;)" office:value-type="string" office:string-value="\ipa{}  &amp;">
            <text:p>\ipa{} <text:s/>&amp;</text:p>
          </table:table-cell>
          <table:table-cell table:style-name="Default" table:formula="of:=CONCATENATE(&quot;\ipa{&quot;;[.C75];&quot;}  &amp;&quot;)" office:value-type="string" office:string-value="\ipa{kə-mɐʁû,&lt;mɐʁoʔ}  &amp;">
            <text:p>\ipa{kə-mɐʁû,&lt;mɐʁoʔ} <text:s/>&amp;</text:p>
          </table:table-cell>
          <table:table-cell table:style-name="Default" table:formula="of:=CONCATENATE(&quot;\ipa{&quot;;[.D75];&quot;}  &amp;&quot;)" office:value-type="string" office:string-value="\ipa{*qho}  &amp;">
            <text:p>\ipa{*qho} <text:s/>&amp;</text:p>
          </table:table-cell>
          <table:table-cell table:style-name="Default" table:formula="of:=CONCATENATE(&quot;\zh{&quot;;[.E75];&quot;}  &amp;&quot;)" office:value-type="string" office:string-value="\zh{后来}  &amp;">
            <text:p>\zh{后来} <text:s/>&amp;</text:p>
          </table:table-cell>
          <table:table-cell table:style-name="Default" table:formula="of:=CONCATENATE([.F75];&quot;  &amp;&quot;)" office:value-type="string" office:string-value="après  &amp;">
            <text:p>après <text:s/>&amp;</text:p>
          </table:table-cell>
          <table:table-cell table:style-name="Default" table:formula="of:=CONCATENATE(&quot;\ipa{&quot;;[.G75];&quot;}  &amp;&quot;)" office:value-type="string" office:string-value="\ipa{}  &amp;">
            <text:p>\ipa{} <text:s/>&amp;</text:p>
          </table:table-cell>
          <table:table-cell table:style-name="Default" table:formula="of:=CONCATENATE(&quot;\zh{&quot;;[.H75];&quot;}  &amp;&quot;)" office:value-type="string" office:string-value="\zh{後}  &amp;">
            <text:p>\zh{後} <text:s/>&amp;</text:p>
          </table:table-cell>
          <table:table-cell table:style-name="Default" table:formula="of:=CONCATENATE(&quot;\ipa{&quot;;[.I75];&quot;}  &amp;&quot;)" office:value-type="string" office:string-value="\ipa{*ˁgoʔ}  &amp;">
            <text:p>\ipa{*ˁgoʔ} <text:s/>&amp;</text:p>
          </table:table-cell>
          <table:table-cell table:style-name="Default" table:formula="of:=CONCATENATE(&quot;\ipa{&quot;;[.J75];&quot;}  &amp;&quot;)" office:value-type="string" office:string-value="\ipa{o}  &amp;">
            <text:p>\ipa{o} <text:s/>&amp;</text:p>
          </table:table-cell>
          <table:table-cell table:style-name="Default" table:formula="of:=CONCATENATE([.K7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6];&quot;}  &amp;&quot;)" office:value-type="string" office:string-value="\ipa{tɯ-skʰrɯ}  &amp;">
            <text:p>\ipa{tɯ-skʰrɯ} <text:s/>&amp;</text:p>
          </table:table-cell>
          <table:table-cell table:style-name="Default" table:formula="of:=CONCATENATE(&quot;\ipa{&quot;;[.B76];&quot;}  &amp;&quot;)" office:value-type="string" office:string-value="\ipa{ta-skhrú}  &amp;">
            <text:p>\ipa{ta-skhrú} <text:s/>&amp;</text:p>
          </table:table-cell>
          <table:table-cell table:style-name="Default" table:formula="of:=CONCATENATE(&quot;\ipa{&quot;;[.C76];&quot;}  &amp;&quot;)" office:value-type="string" office:string-value="\ipa{}  &amp;">
            <text:p>\ipa{} <text:s/>&amp;</text:p>
          </table:table-cell>
          <table:table-cell table:style-name="Default" table:formula="of:=CONCATENATE(&quot;\ipa{&quot;;[.D76];&quot;}  &amp;&quot;)" office:value-type="string" office:string-value="\ipa{*skhru}  &amp;">
            <text:p>\ipa{*skhru} <text:s/>&amp;</text:p>
          </table:table-cell>
          <table:table-cell table:style-name="Default" table:formula="of:=CONCATENATE(&quot;\zh{&quot;;[.E76];&quot;}  &amp;&quot;)" office:value-type="string" office:string-value="\zh{身体}  &amp;">
            <text:p>\zh{身体} <text:s/>&amp;</text:p>
          </table:table-cell>
          <table:table-cell table:style-name="Default" table:formula="of:=CONCATENATE([.F76];&quot;  &amp;&quot;)" office:value-type="string" office:string-value="corps  &amp;">
            <text:p>corps <text:s/>&amp;</text:p>
          </table:table-cell>
          <table:table-cell table:style-name="Default" table:formula="of:=CONCATENATE(&quot;\ipa{&quot;;[.G76];&quot;}  &amp;&quot;)" office:value-type="string" office:string-value="\ipa{sku}  &amp;">
            <text:p>\ipa{sku} <text:s/>&amp;</text:p>
          </table:table-cell>
          <table:table-cell table:style-name="Default" table:formula="of:=CONCATENATE(&quot;\zh{&quot;;[.H76];&quot;}  &amp;&quot;)" office:value-type="string" office:string-value="\zh{軀}  &amp;">
            <text:p>\zh{軀} <text:s/>&amp;</text:p>
          </table:table-cell>
          <table:table-cell table:style-name="Default" table:formula="of:=CONCATENATE(&quot;\ipa{&quot;;[.I76];&quot;}  &amp;&quot;)" office:value-type="string" office:string-value="\ipa{*kh(r)o}  &amp;">
            <text:p>\ipa{*kh(r)o} <text:s/>&amp;</text:p>
          </table:table-cell>
          <table:table-cell table:style-name="Default" table:formula="of:=CONCATENATE(&quot;\ipa{&quot;;[.J76];&quot;}  &amp;&quot;)" office:value-type="string" office:string-value="\ipa{o}  &amp;">
            <text:p>\ipa{o} <text:s/>&amp;</text:p>
          </table:table-cell>
          <table:table-cell table:style-name="Default" table:formula="of:=CONCATENATE([.K76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7];&quot;}  &amp;&quot;)" office:value-type="string" office:string-value="\ipa{kɤɣ}  &amp;">
            <text:p>\ipa{kɤɣ} <text:s/>&amp;</text:p>
          </table:table-cell>
          <table:table-cell table:style-name="Default" table:formula="of:=CONCATENATE(&quot;\ipa{&quot;;[.B77];&quot;}  &amp;&quot;)" office:value-type="string" office:string-value="\ipa{}  &amp;">
            <text:p>\ipa{} <text:s/>&amp;</text:p>
          </table:table-cell>
          <table:table-cell table:style-name="Default" table:formula="of:=CONCATENATE(&quot;\ipa{&quot;;[.C77];&quot;}  &amp;&quot;)" office:value-type="string" office:string-value="\ipa{}  &amp;">
            <text:p>\ipa{} <text:s/>&amp;</text:p>
          </table:table-cell>
          <table:table-cell table:style-name="Default" table:formula="of:=CONCATENATE(&quot;\ipa{&quot;;[.D77];&quot;}  &amp;&quot;)" office:value-type="string" office:string-value="\ipa{*k[ɐ,o]k}  &amp;">
            <text:p>\ipa{*k[ɐ,o]k} <text:s/>&amp;</text:p>
          </table:table-cell>
          <table:table-cell table:style-name="Default" table:formula="of:=CONCATENATE(&quot;\zh{&quot;;[.E77];&quot;}  &amp;&quot;)" office:value-type="string" office:string-value="\zh{(使)弯曲}  &amp;">
            <text:p>\zh{(使)弯曲} <text:s/>&amp;</text:p>
          </table:table-cell>
          <table:table-cell table:style-name="Default" table:formula="of:=CONCATENATE([.F77];&quot;  &amp;&quot;)" office:value-type="string" office:string-value="courber  &amp;">
            <text:p>courber <text:s/>&amp;</text:p>
          </table:table-cell>
          <table:table-cell table:style-name="Default" table:formula="of:=CONCATENATE(&quot;\ipa{&quot;;[.G77];&quot;}  &amp;&quot;)" office:value-type="string" office:string-value="\ipa{}  &amp;">
            <text:p>\ipa{} <text:s/>&amp;</text:p>
          </table:table-cell>
          <table:table-cell table:style-name="Default" table:formula="of:=CONCATENATE(&quot;\zh{&quot;;[.H77];&quot;}  &amp;&quot;)" office:value-type="string" office:string-value="\zh{曲}  &amp;">
            <text:p>\zh{曲} <text:s/>&amp;</text:p>
          </table:table-cell>
          <table:table-cell table:style-name="Default" table:formula="of:=CONCATENATE(&quot;\ipa{&quot;;[.I77];&quot;}  &amp;&quot;)" office:value-type="string" office:string-value="\ipa{*khok}  &amp;">
            <text:p>\ipa{*khok} <text:s/>&amp;</text:p>
          </table:table-cell>
          <table:table-cell table:style-name="Default" table:formula="of:=CONCATENATE(&quot;\ipa{&quot;;[.J77];&quot;}  &amp;&quot;)" office:value-type="string" office:string-value="\ipa{ok}  &amp;">
            <text:p>\ipa{ok} <text:s/>&amp;</text:p>
          </table:table-cell>
          <table:table-cell table:style-name="Default" table:formula="of:=CONCATENATE([.K7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8];&quot;}  &amp;&quot;)" office:value-type="string" office:string-value="\ipa{ɯ-rqhu}  &amp;">
            <text:p>\ipa{ɯ-rqhu} <text:s/>&amp;</text:p>
          </table:table-cell>
          <table:table-cell table:style-name="Default" table:formula="of:=CONCATENATE(&quot;\ipa{&quot;;[.B78];&quot;}  &amp;&quot;)" office:value-type="string" office:string-value="\ipa{tə-rkʰó}  &amp;">
            <text:p>\ipa{tə-rkʰó} <text:s/>&amp;</text:p>
          </table:table-cell>
          <table:table-cell table:style-name="Default" table:formula="of:=CONCATENATE(&quot;\ipa{&quot;;[.C78];&quot;}  &amp;&quot;)" office:value-type="string" office:string-value="\ipa{}  &amp;">
            <text:p>\ipa{} <text:s/>&amp;</text:p>
          </table:table-cell>
          <table:table-cell table:style-name="Default" table:formula="of:=CONCATENATE(&quot;\ipa{&quot;;[.D78];&quot;}  &amp;&quot;)" office:value-type="string" office:string-value="\ipa{*rqho}  &amp;">
            <text:p>\ipa{*rqho} <text:s/>&amp;</text:p>
          </table:table-cell>
          <table:table-cell table:style-name="Default" table:formula="of:=CONCATENATE(&quot;\zh{&quot;;[.E78];&quot;}  &amp;&quot;)" office:value-type="string" office:string-value="\zh{壳}  &amp;">
            <text:p>\zh{壳} <text:s/>&amp;</text:p>
          </table:table-cell>
          <table:table-cell table:style-name="Default" table:formula="of:=CONCATENATE([.F78];&quot;  &amp;&quot;)" office:value-type="string" office:string-value="écorce  &amp;">
            <text:p>écorce <text:s/>&amp;</text:p>
          </table:table-cell>
          <table:table-cell table:style-name="Default" table:formula="of:=CONCATENATE(&quot;\ipa{&quot;;[.G78];&quot;}  &amp;&quot;)" office:value-type="string" office:string-value="\ipa{skogs-pa}  &amp;">
            <text:p>\ipa{skogs-pa} <text:s/>&amp;</text:p>
          </table:table-cell>
          <table:table-cell table:style-name="Default" table:formula="of:=CONCATENATE(&quot;\zh{&quot;;[.H78];&quot;}  &amp;&quot;)" office:value-type="string" office:string-value="\zh{殼}  &amp;">
            <text:p>\zh{殼} <text:s/>&amp;</text:p>
          </table:table-cell>
          <table:table-cell table:style-name="Default" table:formula="of:=CONCATENATE(&quot;\ipa{&quot;;[.I78];&quot;}  &amp;&quot;)" office:value-type="string" office:string-value="\ipa{*ˁkhrok}  &amp;">
            <text:p>\ipa{*ˁkhrok} <text:s/>&amp;</text:p>
          </table:table-cell>
          <table:table-cell table:style-name="Default" table:formula="of:=CONCATENATE(&quot;\ipa{&quot;;[.J78];&quot;}  &amp;&quot;)" office:value-type="string" office:string-value="\ipa{ok}  &amp;">
            <text:p>\ipa{ok} <text:s/>&amp;</text:p>
          </table:table-cell>
          <table:table-cell table:style-name="Default" table:formula="of:=CONCATENATE([.K7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79];&quot;}  &amp;&quot;)" office:value-type="string" office:string-value="\ipa{ʁndɯ}  &amp;">
            <text:p>\ipa{ʁndɯ} <text:s/>&amp;</text:p>
          </table:table-cell>
          <table:table-cell table:style-name="Default" table:formula="of:=CONCATENATE(&quot;\ipa{&quot;;[.B79];&quot;}  &amp;&quot;)" office:value-type="string" office:string-value="\ipa{}  &amp;">
            <text:p>\ipa{} <text:s/>&amp;</text:p>
          </table:table-cell>
          <table:table-cell table:style-name="Default" table:formula="of:=CONCATENATE(&quot;\ipa{&quot;;[.C79];&quot;}  &amp;&quot;)" office:value-type="string" office:string-value="\ipa{kɐ-ɣdoʔ,ɣdû,ɣdə̂m}  &amp;">
            <text:p>\ipa{kɐ-ɣdoʔ,ɣdû,ɣdə̂m} <text:s/>&amp;</text:p>
          </table:table-cell>
          <table:table-cell table:style-name="Default" table:formula="of:=CONCATENATE(&quot;\ipa{&quot;;[.D79];&quot;}  &amp;&quot;)" office:value-type="string" office:string-value="\ipa{*qndu}  &amp;">
            <text:p>\ipa{*qndu} <text:s/>&amp;</text:p>
          </table:table-cell>
          <table:table-cell table:style-name="Default" table:formula="of:=CONCATENATE(&quot;\zh{&quot;;[.E79];&quot;}  &amp;&quot;)" office:value-type="string" office:string-value="\zh{打}  &amp;">
            <text:p>\zh{打} <text:s/>&amp;</text:p>
          </table:table-cell>
          <table:table-cell table:style-name="Default" table:formula="of:=CONCATENATE([.F79];&quot;  &amp;&quot;)" office:value-type="string" office:string-value="frapper  &amp;">
            <text:p>frapper <text:s/>&amp;</text:p>
          </table:table-cell>
          <table:table-cell table:style-name="Default" table:formula="of:=CONCATENATE(&quot;\ipa{&quot;;[.G79];&quot;}  &amp;&quot;)" office:value-type="string" office:string-value="\ipa{rduŋ}  &amp;">
            <text:p>\ipa{rduŋ} <text:s/>&amp;</text:p>
          </table:table-cell>
          <table:table-cell table:style-name="Default" table:formula="of:=CONCATENATE(&quot;\zh{&quot;;[.H79];&quot;}  &amp;&quot;)" office:value-type="string" office:string-value="\zh{撞}  &amp;">
            <text:p>\zh{撞} <text:s/>&amp;</text:p>
          </table:table-cell>
          <table:table-cell table:style-name="Default" table:formula="of:=CONCATENATE(&quot;\ipa{&quot;;[.I79];&quot;}  &amp;&quot;)" office:value-type="string" office:string-value="\ipa{*ˁdroŋ-s}  &amp;">
            <text:p>\ipa{*ˁdroŋ-s} <text:s/>&amp;</text:p>
          </table:table-cell>
          <table:table-cell table:style-name="Default" table:formula="of:=CONCATENATE(&quot;\ipa{&quot;;[.J79];&quot;}  &amp;&quot;)" office:value-type="string" office:string-value="\ipa{oŋ}  &amp;">
            <text:p>\ipa{oŋ} <text:s/>&amp;</text:p>
          </table:table-cell>
          <table:table-cell table:style-name="Default" table:formula="of:=CONCATENATE([.K7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0];&quot;}  &amp;&quot;)" office:value-type="string" office:string-value="\ipa{qhrɯt}  &amp;">
            <text:p>\ipa{qhrɯt} <text:s/>&amp;</text:p>
          </table:table-cell>
          <table:table-cell table:style-name="Default" table:formula="of:=CONCATENATE(&quot;\ipa{&quot;;[.B80];&quot;}  &amp;&quot;)" office:value-type="string" office:string-value="\ipa{}  &amp;">
            <text:p>\ipa{} <text:s/>&amp;</text:p>
          </table:table-cell>
          <table:table-cell table:style-name="Default" table:formula="of:=CONCATENATE(&quot;\ipa{&quot;;[.C80];&quot;}  &amp;&quot;)" office:value-type="string" office:string-value="\ipa{ka-kʰrôt}  &amp;">
            <text:p>\ipa{ka-kʰrôt} <text:s/>&amp;</text:p>
          </table:table-cell>
          <table:table-cell table:style-name="Default" table:formula="of:=CONCATENATE(&quot;\ipa{&quot;;[.D80];&quot;}  &amp;&quot;)" office:value-type="string" office:string-value="\ipa{*qhrot}  &amp;">
            <text:p>\ipa{*qhrot} <text:s/>&amp;</text:p>
          </table:table-cell>
          <table:table-cell table:style-name="Default" table:formula="of:=CONCATENATE(&quot;\zh{&quot;;[.E80];&quot;}  &amp;&quot;)" office:value-type="string" office:string-value="\zh{刮}  &amp;">
            <text:p>\zh{刮} <text:s/>&amp;</text:p>
          </table:table-cell>
          <table:table-cell table:style-name="Default" table:formula="of:=CONCATENATE([.F80];&quot;  &amp;&quot;)" office:value-type="string" office:string-value="gratter  &amp;">
            <text:p>gratter <text:s/>&amp;</text:p>
          </table:table-cell>
          <table:table-cell table:style-name="Default" table:formula="of:=CONCATENATE(&quot;\ipa{&quot;;[.G80];&quot;}  &amp;&quot;)" office:value-type="string" office:string-value="\ipa{}  &amp;">
            <text:p>\ipa{} <text:s/>&amp;</text:p>
          </table:table-cell>
          <table:table-cell table:style-name="Default" table:formula="of:=CONCATENATE(&quot;\zh{&quot;;[.H80];&quot;}  &amp;&quot;)" office:value-type="string" office:string-value="\zh{刮}  &amp;">
            <text:p>\zh{刮} <text:s/>&amp;</text:p>
          </table:table-cell>
          <table:table-cell table:style-name="Default" table:formula="of:=CONCATENATE(&quot;\ipa{&quot;;[.I80];&quot;}  &amp;&quot;)" office:value-type="string" office:string-value="\ipa{*ˁkhrot}  &amp;">
            <text:p>\ipa{*ˁkhrot} <text:s/>&amp;</text:p>
          </table:table-cell>
          <table:table-cell table:style-name="Default" table:formula="of:=CONCATENATE(&quot;\ipa{&quot;;[.J80];&quot;}  &amp;&quot;)" office:value-type="string" office:string-value="\ipa{ot}  &amp;">
            <text:p>\ipa{ot} <text:s/>&amp;</text:p>
          </table:table-cell>
          <table:table-cell table:style-name="Default" table:formula="of:=CONCATENATE([.K8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1];&quot;}  &amp;&quot;)" office:value-type="string" office:string-value="\ipa{skɯ}  &amp;">
            <text:p>\ipa{skɯ} <text:s/>&amp;</text:p>
          </table:table-cell>
          <table:table-cell table:style-name="Default" table:formula="of:=CONCATENATE(&quot;\ipa{&quot;;[.B81];&quot;}  &amp;&quot;)" office:value-type="string" office:string-value="\ipa{ka-səkú}  &amp;">
            <text:p>\ipa{ka-səkú} <text:s/>&amp;</text:p>
          </table:table-cell>
          <table:table-cell table:style-name="Default" table:formula="of:=CONCATENATE(&quot;\ipa{&quot;;[.C81];&quot;}  &amp;&quot;)" office:value-type="string" office:string-value="\ipa{kɐ-skûs,skʰoʔ}  &amp;">
            <text:p>\ipa{kɐ-skûs,skʰoʔ} <text:s/>&amp;</text:p>
          </table:table-cell>
          <table:table-cell table:style-name="Default" table:formula="of:=CONCATENATE(&quot;\ipa{&quot;;[.D81];&quot;}  &amp;&quot;)" office:value-type="string" office:string-value="\ipa{*sə-ku}  &amp;">
            <text:p>\ipa{*sə-ku} <text:s/>&amp;</text:p>
          </table:table-cell>
          <table:table-cell table:style-name="Default" table:formula="of:=CONCATENATE(&quot;\zh{&quot;;[.E81];&quot;}  &amp;&quot;)" office:value-type="string" office:string-value="\zh{埋}  &amp;">
            <text:p>\zh{埋} <text:s/>&amp;</text:p>
          </table:table-cell>
          <table:table-cell table:style-name="Default" table:formula="of:=CONCATENATE([.F81];&quot;  &amp;&quot;)" office:value-type="string" office:string-value="enterrer  &amp;">
            <text:p>enterrer <text:s/>&amp;</text:p>
          </table:table-cell>
          <table:table-cell table:style-name="Default" table:formula="of:=CONCATENATE(&quot;\ipa{&quot;;[.G81];&quot;}  &amp;&quot;)" office:value-type="string" office:string-value="\ipa{rko}  &amp;">
            <text:p>\ipa{rko} <text:s/>&amp;</text:p>
          </table:table-cell>
          <table:table-cell table:style-name="Default" table:formula="of:=CONCATENATE(&quot;\zh{&quot;;[.H81];&quot;}  &amp;&quot;)" office:value-type="string" office:string-value="\zh{掘}  &amp;">
            <text:p>\zh{掘} <text:s/>&amp;</text:p>
          </table:table-cell>
          <table:table-cell table:style-name="Default" table:formula="of:=CONCATENATE(&quot;\ipa{&quot;;[.I81];&quot;}  &amp;&quot;)" office:value-type="string" office:string-value="\ipa{*kot}  &amp;">
            <text:p>\ipa{*kot} <text:s/>&amp;</text:p>
          </table:table-cell>
          <table:table-cell table:style-name="Default" table:formula="of:=CONCATENATE(&quot;\ipa{&quot;;[.J81];&quot;}  &amp;&quot;)" office:value-type="string" office:string-value="\ipa{ot}  &amp;">
            <text:p>\ipa{ot} <text:s/>&amp;</text:p>
          </table:table-cell>
          <table:table-cell table:style-name="Default" table:formula="of:=CONCATENATE([.K8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2];&quot;}  &amp;&quot;)" office:value-type="string" office:string-value="\ipa{tɯ-rnoʁ}  &amp;">
            <text:p>\ipa{tɯ-rnoʁ} <text:s/>&amp;</text:p>
          </table:table-cell>
          <table:table-cell table:style-name="Default" table:formula="of:=CONCATENATE(&quot;\ipa{&quot;;[.B82];&quot;}  &amp;&quot;)" office:value-type="string" office:string-value="\ipa{tə-rnók}  &amp;">
            <text:p>\ipa{tə-rnók} <text:s/>&amp;</text:p>
          </table:table-cell>
          <table:table-cell table:style-name="Default" table:formula="of:=CONCATENATE(&quot;\ipa{&quot;;[.C82];&quot;}  &amp;&quot;)" office:value-type="string" office:string-value="\ipa{tə-rnôχ}  &amp;">
            <text:p>\ipa{tə-rnôχ} <text:s/>&amp;</text:p>
          </table:table-cell>
          <table:table-cell table:style-name="Default" table:formula="of:=CONCATENATE(&quot;\ipa{&quot;;[.D82];&quot;}  &amp;&quot;)" office:value-type="string" office:string-value="\ipa{*rnoq}  &amp;">
            <text:p>\ipa{*rnoq} <text:s/>&amp;</text:p>
          </table:table-cell>
          <table:table-cell table:style-name="Default" table:formula="of:=CONCATENATE(&quot;\zh{&quot;;[.E82];&quot;}  &amp;&quot;)" office:value-type="string" office:string-value="\zh{脑子}  &amp;">
            <text:p>\zh{脑子} <text:s/>&amp;</text:p>
          </table:table-cell>
          <table:table-cell table:style-name="Default" table:formula="of:=CONCATENATE([.F82];&quot;  &amp;&quot;)" office:value-type="string" office:string-value="cerveau  &amp;">
            <text:p>cerveau <text:s/>&amp;</text:p>
          </table:table-cell>
          <table:table-cell table:style-name="Default" table:formula="of:=CONCATENATE(&quot;\ipa{&quot;;[.G82];&quot;}  &amp;&quot;)" office:value-type="string" office:string-value="\ipa{}  &amp;">
            <text:p>\ipa{} <text:s/>&amp;</text:p>
          </table:table-cell>
          <table:table-cell table:style-name="Default" table:formula="of:=CONCATENATE(&quot;\zh{&quot;;[.H82];&quot;}  &amp;&quot;)" office:value-type="string" office:string-value="\zh{腦}  &amp;">
            <text:p>\zh{腦} <text:s/>&amp;</text:p>
          </table:table-cell>
          <table:table-cell table:style-name="Default" table:formula="of:=CONCATENATE(&quot;\ipa{&quot;;[.I82];&quot;}  &amp;&quot;)" office:value-type="string" office:string-value="\ipa{*ˁnuʔ}  &amp;">
            <text:p>\ipa{*ˁnuʔ} <text:s/>&amp;</text:p>
          </table:table-cell>
          <table:table-cell table:style-name="Default" table:formula="of:=CONCATENATE(&quot;\ipa{&quot;;[.J82];&quot;}  &amp;&quot;)" office:value-type="string" office:string-value="\ipa{u}  &amp;">
            <text:p>\ipa{u} <text:s/>&amp;</text:p>
          </table:table-cell>
          <table:table-cell table:style-name="Default" table:formula="of:=CONCATENATE([.K8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3];&quot;}  &amp;&quot;)" office:value-type="string" office:string-value="\ipa{tɯ-ndzrɯ}  &amp;">
            <text:p>\ipa{tɯ-ndzrɯ} <text:s/>&amp;</text:p>
          </table:table-cell>
          <table:table-cell table:style-name="Default" table:formula="of:=CONCATENATE(&quot;\ipa{&quot;;[.B83];&quot;}  &amp;&quot;)" office:value-type="string" office:string-value="\ipa{tə-ndzrúʔ}  &amp;">
            <text:p>\ipa{tə-ndzrúʔ} <text:s/>&amp;</text:p>
          </table:table-cell>
          <table:table-cell table:style-name="Default" table:formula="of:=CONCATENATE(&quot;\ipa{&quot;;[.C83];&quot;}  &amp;&quot;)" office:value-type="string" office:string-value="\ipa{tə-ndzrû}  &amp;">
            <text:p>\ipa{tə-ndzrû} <text:s/>&amp;</text:p>
          </table:table-cell>
          <table:table-cell table:style-name="Default" table:formula="of:=CONCATENATE(&quot;\ipa{&quot;;[.D83];&quot;}  &amp;&quot;)" office:value-type="string" office:string-value="\ipa{*ndzru}  &amp;">
            <text:p>\ipa{*ndzru} <text:s/>&amp;</text:p>
          </table:table-cell>
          <table:table-cell table:style-name="Default" table:formula="of:=CONCATENATE(&quot;\zh{&quot;;[.E83];&quot;}  &amp;&quot;)" office:value-type="string" office:string-value="\zh{指甲}  &amp;">
            <text:p>\zh{指甲} <text:s/>&amp;</text:p>
          </table:table-cell>
          <table:table-cell table:style-name="Default" table:formula="of:=CONCATENATE([.F83];&quot;  &amp;&quot;)" office:value-type="string" office:string-value="ongle  &amp;">
            <text:p>ongle <text:s/>&amp;</text:p>
          </table:table-cell>
          <table:table-cell table:style-name="Default" table:formula="of:=CONCATENATE(&quot;\ipa{&quot;;[.G83];&quot;}  &amp;&quot;)" office:value-type="string" office:string-value="\ipa{}  &amp;">
            <text:p>\ipa{} <text:s/>&amp;</text:p>
          </table:table-cell>
          <table:table-cell table:style-name="Default" table:formula="of:=CONCATENATE(&quot;\zh{&quot;;[.H83];&quot;}  &amp;&quot;)" office:value-type="string" office:string-value="\zh{爪}  &amp;">
            <text:p>\zh{爪} <text:s/>&amp;</text:p>
          </table:table-cell>
          <table:table-cell table:style-name="Default" table:formula="of:=CONCATENATE(&quot;\ipa{&quot;;[.I83];&quot;}  &amp;&quot;)" office:value-type="string" office:string-value="\ipa{*tsruʔ}  &amp;">
            <text:p>\ipa{*tsruʔ} <text:s/>&amp;</text:p>
          </table:table-cell>
          <table:table-cell table:style-name="Default" table:formula="of:=CONCATENATE(&quot;\ipa{&quot;;[.J83];&quot;}  &amp;&quot;)" office:value-type="string" office:string-value="\ipa{u}  &amp;">
            <text:p>\ipa{u} <text:s/>&amp;</text:p>
          </table:table-cell>
          <table:table-cell table:style-name="Default" table:formula="of:=CONCATENATE([.K83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4];&quot;}  &amp;&quot;)" office:value-type="string" office:string-value="\ipa{ngɯt}  &amp;">
            <text:p>\ipa{ngɯt} <text:s/>&amp;</text:p>
          </table:table-cell>
          <table:table-cell table:style-name="Default" table:formula="of:=CONCATENATE(&quot;\ipa{&quot;;[.B84];&quot;}  &amp;&quot;)" office:value-type="string" office:string-value="\ipa{kə-ŋgû}  &amp;">
            <text:p>\ipa{kə-ŋgû} <text:s/>&amp;</text:p>
          </table:table-cell>
          <table:table-cell table:style-name="Default" table:formula="of:=CONCATENATE(&quot;\ipa{&quot;;[.C84];&quot;}  &amp;&quot;)" office:value-type="string" office:string-value="\ipa{kə-ngít}  &amp;">
            <text:p>\ipa{kə-ngít} <text:s/>&amp;</text:p>
          </table:table-cell>
          <table:table-cell table:style-name="Default" table:formula="of:=CONCATENATE(&quot;\ipa{&quot;;[.D84];&quot;}  &amp;&quot;)" office:value-type="string" office:string-value="\ipa{*ng?11}  &amp;">
            <text:p>\ipa{*ng?11} <text:s/>&amp;</text:p>
          </table:table-cell>
          <table:table-cell table:style-name="Default" table:formula="of:=CONCATENATE(&quot;\zh{&quot;;[.E84];&quot;}  &amp;&quot;)" office:value-type="string" office:string-value="\zh{九}  &amp;">
            <text:p>\zh{九} <text:s/>&amp;</text:p>
          </table:table-cell>
          <table:table-cell table:style-name="Default" table:formula="of:=CONCATENATE([.F84];&quot;  &amp;&quot;)" office:value-type="string" office:string-value="neuf  &amp;">
            <text:p>neuf <text:s/>&amp;</text:p>
          </table:table-cell>
          <table:table-cell table:style-name="Default" table:formula="of:=CONCATENATE(&quot;\ipa{&quot;;[.G84];&quot;}  &amp;&quot;)" office:value-type="string" office:string-value="\ipa{dgu}  &amp;">
            <text:p>\ipa{dgu} <text:s/>&amp;</text:p>
          </table:table-cell>
          <table:table-cell table:style-name="Default" table:formula="of:=CONCATENATE(&quot;\zh{&quot;;[.H84];&quot;}  &amp;&quot;)" office:value-type="string" office:string-value="\zh{九}  &amp;">
            <text:p>\zh{九} <text:s/>&amp;</text:p>
          </table:table-cell>
          <table:table-cell table:style-name="Default" table:formula="of:=CONCATENATE(&quot;\ipa{&quot;;[.I84];&quot;}  &amp;&quot;)" office:value-type="string" office:string-value="\ipa{*kuʔ}  &amp;">
            <text:p>\ipa{*kuʔ} <text:s/>&amp;</text:p>
          </table:table-cell>
          <table:table-cell table:style-name="Default" table:formula="of:=CONCATENATE(&quot;\ipa{&quot;;[.J84];&quot;}  &amp;&quot;)" office:value-type="string" office:string-value="\ipa{u}  &amp;">
            <text:p>\ipa{u} <text:s/>&amp;</text:p>
          </table:table-cell>
          <table:table-cell table:style-name="Default" table:formula="of:=CONCATENATE([.K84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5];&quot;}  &amp;&quot;)" office:value-type="string" office:string-value="\ipa{tɯ-zgrɯ (tɯ-ɣru)}  &amp;">
            <text:p>\ipa{tɯ-zgrɯ (tɯ-ɣru)} <text:s/>&amp;</text:p>
          </table:table-cell>
          <table:table-cell table:style-name="Default" table:formula="of:=CONCATENATE(&quot;\ipa{&quot;;[.B85];&quot;}  &amp;&quot;)" office:value-type="string" office:string-value="\ipa{tə-krú}  &amp;">
            <text:p>\ipa{tə-krú} <text:s/>&amp;</text:p>
          </table:table-cell>
          <table:table-cell table:style-name="Default" table:formula="of:=CONCATENATE(&quot;\ipa{&quot;;[.C85];&quot;}  &amp;&quot;)" office:value-type="string" office:string-value="\ipa{tə-krəvzuʔ}  &amp;">
            <text:p>\ipa{tə-krəvzuʔ} <text:s/>&amp;</text:p>
          </table:table-cell>
          <table:table-cell table:style-name="Default" table:formula="of:=CONCATENATE(&quot;\ipa{&quot;;[.D85];&quot;}  &amp;&quot;)" office:value-type="string" office:string-value="\ipa{*[s]kru}  &amp;">
            <text:p>\ipa{*[s]kru} <text:s/>&amp;</text:p>
          </table:table-cell>
          <table:table-cell table:style-name="Default" table:formula="of:=CONCATENATE(&quot;\zh{&quot;;[.E85];&quot;}  &amp;&quot;)" office:value-type="string" office:string-value="\zh{肘}  &amp;">
            <text:p>\zh{肘} <text:s/>&amp;</text:p>
          </table:table-cell>
          <table:table-cell table:style-name="Default" table:formula="of:=CONCATENATE([.F85];&quot;  &amp;&quot;)" office:value-type="string" office:string-value="coude  &amp;">
            <text:p>coude <text:s/>&amp;</text:p>
          </table:table-cell>
          <table:table-cell table:style-name="Default" table:formula="of:=CONCATENATE(&quot;\ipa{&quot;;[.G85];&quot;}  &amp;&quot;)" office:value-type="string" office:string-value="\ipa{gru-mo}  &amp;">
            <text:p>\ipa{gru-mo} <text:s/>&amp;</text:p>
          </table:table-cell>
          <table:table-cell table:style-name="Default" table:formula="of:=CONCATENATE(&quot;\zh{&quot;;[.H85];&quot;}  &amp;&quot;)" office:value-type="string" office:string-value="\zh{肘}  &amp;">
            <text:p>\zh{肘} <text:s/>&amp;</text:p>
          </table:table-cell>
          <table:table-cell table:style-name="Default" table:formula="of:=CONCATENATE(&quot;\ipa{&quot;;[.I85];&quot;}  &amp;&quot;)" office:value-type="string" office:string-value="\ipa{*t-r-kuʔ}  &amp;">
            <text:p>\ipa{*t-r-kuʔ} <text:s/>&amp;</text:p>
          </table:table-cell>
          <table:table-cell table:style-name="Default" table:formula="of:=CONCATENATE(&quot;\ipa{&quot;;[.J85];&quot;}  &amp;&quot;)" office:value-type="string" office:string-value="\ipa{u}  &amp;">
            <text:p>\ipa{u} <text:s/>&amp;</text:p>
          </table:table-cell>
          <table:table-cell table:style-name="Default" table:formula="of:=CONCATENATE([.K85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6];&quot;}  &amp;&quot;)" office:value-type="string" office:string-value="\ipa{ɕku}  &amp;">
            <text:p>\ipa{ɕku} <text:s/>&amp;</text:p>
          </table:table-cell>
          <table:table-cell table:style-name="Default" table:formula="of:=CONCATENATE(&quot;\ipa{&quot;;[.B86];&quot;}  &amp;&quot;)" office:value-type="string" office:string-value="\ipa{ɕkó}  &amp;">
            <text:p>\ipa{ɕkó} <text:s/>&amp;</text:p>
          </table:table-cell>
          <table:table-cell table:style-name="Default" table:formula="of:=CONCATENATE(&quot;\ipa{&quot;;[.C86];&quot;}  &amp;&quot;)" office:value-type="string" office:string-value="\ipa{skwəʔ}  &amp;">
            <text:p>\ipa{skwəʔ} <text:s/>&amp;</text:p>
          </table:table-cell>
          <table:table-cell table:style-name="Default" table:formula="of:=CONCATENATE(&quot;\ipa{&quot;;[.D86];&quot;}  &amp;&quot;)" office:value-type="string" office:string-value="\ipa{*ɕko}  &amp;">
            <text:p>\ipa{*ɕko} <text:s/>&amp;</text:p>
          </table:table-cell>
          <table:table-cell table:style-name="Default" table:formula="of:=CONCATENATE(&quot;\zh{&quot;;[.E86];&quot;}  &amp;&quot;)" office:value-type="string" office:string-value="\zh{葱}  &amp;">
            <text:p>\zh{葱} <text:s/>&amp;</text:p>
          </table:table-cell>
          <table:table-cell table:style-name="Default" table:formula="of:=CONCATENATE([.F86];&quot;  &amp;&quot;)" office:value-type="string" office:string-value="oignon  &amp;">
            <text:p>oignon <text:s/>&amp;</text:p>
          </table:table-cell>
          <table:table-cell table:style-name="Default" table:formula="of:=CONCATENATE(&quot;\ipa{&quot;;[.G86];&quot;}  &amp;&quot;)" office:value-type="string" office:string-value="\ipa{sgog-pa}  &amp;">
            <text:p>\ipa{sgog-pa} <text:s/>&amp;</text:p>
          </table:table-cell>
          <table:table-cell table:style-name="Default" table:formula="of:=CONCATENATE(&quot;\zh{&quot;;[.H86];&quot;}  &amp;&quot;)" office:value-type="string" office:string-value="\zh{韭}  &amp;">
            <text:p>\zh{韭} <text:s/>&amp;</text:p>
          </table:table-cell>
          <table:table-cell table:style-name="Default" table:formula="of:=CONCATENATE(&quot;\ipa{&quot;;[.I86];&quot;}  &amp;&quot;)" office:value-type="string" office:string-value="\ipa{*kuʔ}  &amp;">
            <text:p>\ipa{*kuʔ} <text:s/>&amp;</text:p>
          </table:table-cell>
          <table:table-cell table:style-name="Default" table:formula="of:=CONCATENATE(&quot;\ipa{&quot;;[.J86];&quot;}  &amp;&quot;)" office:value-type="string" office:string-value="\ipa{u}  &amp;">
            <text:p>\ipa{u} <text:s/>&amp;</text:p>
          </table:table-cell>
          <table:table-cell table:style-name="Default" table:formula="of:=CONCATENATE([.K86];&quot;  \\&quot;)" office:value-type="string" office:string-value="1  \\">
            <text:p>1 <text:s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7];&quot;}  &amp;&quot;)" office:value-type="string" office:string-value="\ipa{stʰoʁ}  &amp;">
            <text:p>\ipa{stʰoʁ} <text:s/>&amp;</text:p>
          </table:table-cell>
          <table:table-cell table:style-name="Default" table:formula="of:=CONCATENATE(&quot;\ipa{&quot;;[.B87];&quot;}  &amp;&quot;)" office:value-type="string" office:string-value="\ipa{}  &amp;">
            <text:p>\ipa{} <text:s/>&amp;</text:p>
          </table:table-cell>
          <table:table-cell table:style-name="Default" table:formula="of:=CONCATENATE(&quot;\ipa{&quot;;[.C87];&quot;}  &amp;&quot;)" office:value-type="string" office:string-value="\ipa{kɐ-stɐ̂χ,stɐ̂χ,stə́χ}  &amp;">
            <text:p>\ipa{kɐ-stɐ̂χ,stɐ̂χ,stə́χ} <text:s/>&amp;</text:p>
          </table:table-cell>
          <table:table-cell table:style-name="Default" table:formula="of:=CONCATENATE(&quot;\ipa{&quot;;[.D87];&quot;}  &amp;&quot;)" office:value-type="string" office:string-value="\ipa{*st[h]oq}  &amp;">
            <text:p>\ipa{*st[h]oq} <text:s/>&amp;</text:p>
          </table:table-cell>
          <table:table-cell table:style-name="Default" table:formula="of:=CONCATENATE(&quot;\zh{&quot;;[.E87];&quot;}  &amp;&quot;)" office:value-type="string" office:string-value="\zh{按}  &amp;">
            <text:p>\zh{按} <text:s/>&amp;</text:p>
          </table:table-cell>
          <table:table-cell table:style-name="Default" table:formula="of:=CONCATENATE([.F87];&quot;  &amp;&quot;)" office:value-type="string" office:string-value="appuyer  &amp;">
            <text:p>appuyer <text:s/>&amp;</text:p>
          </table:table-cell>
          <table:table-cell table:style-name="Default" table:formula="of:=CONCATENATE(&quot;\ipa{&quot;;[.G87];&quot;}  &amp;&quot;)" office:value-type="string" office:string-value="\ipa{}  &amp;">
            <text:p>\ipa{} <text:s/>&amp;</text:p>
          </table:table-cell>
          <table:table-cell table:style-name="Default" table:formula="of:=CONCATENATE(&quot;\zh{&quot;;[.H87];&quot;}  &amp;&quot;)" office:value-type="string" office:string-value="\zh{蹙}  &amp;">
            <text:p>\zh{蹙} <text:s/>&amp;</text:p>
          </table:table-cell>
          <table:table-cell table:style-name="Default" table:formula="of:=CONCATENATE(&quot;\ipa{&quot;;[.I87];&quot;}  &amp;&quot;)" office:value-type="string" office:string-value="\ipa{*sthuk}  &amp;">
            <text:p>\ipa{*sthuk} <text:s/>&amp;</text:p>
          </table:table-cell>
          <table:table-cell table:style-name="Default" table:formula="of:=CONCATENATE(&quot;\ipa{&quot;;[.J87];&quot;}  &amp;&quot;)" office:value-type="string" office:string-value="\ipa{uk}  &amp;">
            <text:p>\ipa{uk} <text:s/>&amp;</text:p>
          </table:table-cell>
          <table:table-cell table:style-name="Default" table:formula="of:=CONCATENATE([.K87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8];&quot;}  &amp;&quot;)" office:value-type="string" office:string-value="\ipa{tɤ-ndɤɣ}  &amp;">
            <text:p>\ipa{tɤ-ndɤɣ} <text:s/>&amp;</text:p>
          </table:table-cell>
          <table:table-cell table:style-name="Default" table:formula="of:=CONCATENATE(&quot;\ipa{&quot;;[.B88];&quot;}  &amp;&quot;)" office:value-type="string" office:string-value="\ipa{}  &amp;">
            <text:p>\ipa{} <text:s/>&amp;</text:p>
          </table:table-cell>
          <table:table-cell table:style-name="Default" table:formula="of:=CONCATENATE(&quot;\ipa{&quot;;[.C88];&quot;}  &amp;&quot;)" office:value-type="string" office:string-value="\ipa{tə-dók}  &amp;">
            <text:p>\ipa{tə-dók} <text:s/>&amp;</text:p>
          </table:table-cell>
          <table:table-cell table:style-name="Default" table:formula="of:=CONCATENATE(&quot;\ipa{&quot;;[.D88];&quot;}  &amp;&quot;)" office:value-type="string" office:string-value="\ipa{*ndɔk}  &amp;">
            <text:p>\ipa{*ndɔk} <text:s/>&amp;</text:p>
          </table:table-cell>
          <table:table-cell table:style-name="Default" table:formula="of:=CONCATENATE(&quot;\zh{&quot;;[.E88];&quot;}  &amp;&quot;)" office:value-type="string" office:string-value="\zh{毒}  &amp;">
            <text:p>\zh{毒} <text:s/>&amp;</text:p>
          </table:table-cell>
          <table:table-cell table:style-name="Default" table:formula="of:=CONCATENATE([.F88];&quot;  &amp;&quot;)" office:value-type="string" office:string-value="poison  &amp;">
            <text:p>poison <text:s/>&amp;</text:p>
          </table:table-cell>
          <table:table-cell table:style-name="Default" table:formula="of:=CONCATENATE(&quot;\ipa{&quot;;[.G88];&quot;}  &amp;&quot;)" office:value-type="string" office:string-value="\ipa{dug}  &amp;">
            <text:p>\ipa{dug} <text:s/>&amp;</text:p>
          </table:table-cell>
          <table:table-cell table:style-name="Default" table:formula="of:=CONCATENATE(&quot;\zh{&quot;;[.H88];&quot;}  &amp;&quot;)" office:value-type="string" office:string-value="\zh{毒}  &amp;">
            <text:p>\zh{毒} <text:s/>&amp;</text:p>
          </table:table-cell>
          <table:table-cell table:style-name="Default" table:formula="of:=CONCATENATE(&quot;\ipa{&quot;;[.I88];&quot;}  &amp;&quot;)" office:value-type="string" office:string-value="\ipa{*ˁluk}  &amp;">
            <text:p>\ipa{*ˁluk} <text:s/>&amp;</text:p>
          </table:table-cell>
          <table:table-cell table:style-name="Default" table:formula="of:=CONCATENATE(&quot;\ipa{&quot;;[.J88];&quot;}  &amp;&quot;)" office:value-type="string" office:string-value="\ipa{uk}  &amp;">
            <text:p>\ipa{uk} <text:s/>&amp;</text:p>
          </table:table-cell>
          <table:table-cell table:style-name="Default" table:formula="of:=CONCATENATE([.K88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89];&quot;}  &amp;&quot;)" office:value-type="string" office:string-value="\ipa{kɯtʂɤɣ}  &amp;">
            <text:p>\ipa{kɯtʂɤɣ} <text:s/>&amp;</text:p>
          </table:table-cell>
          <table:table-cell table:style-name="Default" table:formula="of:=CONCATENATE(&quot;\ipa{&quot;;[.B89];&quot;}  &amp;&quot;)" office:value-type="string" office:string-value="\ipa{kə-t􀄅ók}  &amp;">
            <text:p>\ipa{kə-t􀄅ók} <text:s/>&amp;</text:p>
          </table:table-cell>
          <table:table-cell table:style-name="Default" table:formula="of:=CONCATENATE(&quot;\ipa{&quot;;[.C89];&quot;}  &amp;&quot;)" office:value-type="string" office:string-value="\ipa{kə-tɕôx}  &amp;">
            <text:p>\ipa{kə-tɕôx} <text:s/>&amp;</text:p>
          </table:table-cell>
          <table:table-cell table:style-name="Default" table:formula="of:=CONCATENATE(&quot;\ipa{&quot;;[.D89];&quot;}  &amp;&quot;)" office:value-type="string" office:string-value="\ipa{*trɔk}  &amp;">
            <text:p>\ipa{*trɔk} <text:s/>&amp;</text:p>
          </table:table-cell>
          <table:table-cell table:style-name="Default" table:formula="of:=CONCATENATE(&quot;\zh{&quot;;[.E89];&quot;}  &amp;&quot;)" office:value-type="string" office:string-value="\zh{六}  &amp;">
            <text:p>\zh{六} <text:s/>&amp;</text:p>
          </table:table-cell>
          <table:table-cell table:style-name="Default" table:formula="of:=CONCATENATE([.F89];&quot;  &amp;&quot;)" office:value-type="string" office:string-value="six  &amp;">
            <text:p>six <text:s/>&amp;</text:p>
          </table:table-cell>
          <table:table-cell table:style-name="Default" table:formula="of:=CONCATENATE(&quot;\ipa{&quot;;[.G89];&quot;}  &amp;&quot;)" office:value-type="string" office:string-value="\ipa{drug}  &amp;">
            <text:p>\ipa{drug} <text:s/>&amp;</text:p>
          </table:table-cell>
          <table:table-cell table:style-name="Default" table:formula="of:=CONCATENATE(&quot;\zh{&quot;;[.H89];&quot;}  &amp;&quot;)" office:value-type="string" office:string-value="\zh{六}  &amp;">
            <text:p>\zh{六} <text:s/>&amp;</text:p>
          </table:table-cell>
          <table:table-cell table:style-name="Default" table:formula="of:=CONCATENATE(&quot;\ipa{&quot;;[.I89];&quot;}  &amp;&quot;)" office:value-type="string" office:string-value="\ipa{*Cə-ruk}  &amp;">
            <text:p>\ipa{*Cə-ruk} <text:s/>&amp;</text:p>
          </table:table-cell>
          <table:table-cell table:style-name="Default" table:formula="of:=CONCATENATE(&quot;\ipa{&quot;;[.J89];&quot;}  &amp;&quot;)" office:value-type="string" office:string-value="\ipa{uk}  &amp;">
            <text:p>\ipa{uk} <text:s/>&amp;</text:p>
          </table:table-cell>
          <table:table-cell table:style-name="Default" table:formula="of:=CONCATENATE([.K89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90];&quot;}  &amp;&quot;)" office:value-type="string" office:string-value="\ipa{}  &amp;">
            <text:p>\ipa{} <text:s/>&amp;</text:p>
          </table:table-cell>
          <table:table-cell table:style-name="Default" table:formula="of:=CONCATENATE(&quot;\ipa{&quot;;[.B90];&quot;}  &amp;&quot;)" office:value-type="string" office:string-value="\ipa{tɯ-pók}  &amp;">
            <text:p>\ipa{tɯ-pók} <text:s/>&amp;</text:p>
          </table:table-cell>
          <table:table-cell table:style-name="Default" table:formula="of:=CONCATENATE(&quot;\ipa{&quot;;[.C90];&quot;}  &amp;&quot;)" office:value-type="string" office:string-value="\ipa{}  &amp;">
            <text:p>\ipa{} <text:s/>&amp;</text:p>
          </table:table-cell>
          <table:table-cell table:style-name="Default" table:formula="of:=CONCATENATE(&quot;\ipa{&quot;;[.D90];&quot;}  &amp;&quot;)" office:value-type="string" office:string-value="\ipa{*poq}  &amp;">
            <text:p>\ipa{*poq} <text:s/>&amp;</text:p>
          </table:table-cell>
          <table:table-cell table:style-name="Default" table:formula="of:=CONCATENATE(&quot;\zh{&quot;;[.E90];&quot;}  &amp;&quot;)" office:value-type="string" office:string-value="\zh{肚子}  &amp;">
            <text:p>\zh{肚子} <text:s/>&amp;</text:p>
          </table:table-cell>
          <table:table-cell table:style-name="Default" table:formula="of:=CONCATENATE([.F90];&quot;  &amp;&quot;)" office:value-type="string" office:string-value="ventre  &amp;">
            <text:p>ventre <text:s/>&amp;</text:p>
          </table:table-cell>
          <table:table-cell table:style-name="Default" table:formula="of:=CONCATENATE(&quot;\ipa{&quot;;[.G90];&quot;}  &amp;&quot;)" office:value-type="string" office:string-value="\ipa{bug}  &amp;">
            <text:p>\ipa{bug} <text:s/>&amp;</text:p>
          </table:table-cell>
          <table:table-cell table:style-name="Default" table:formula="of:=CONCATENATE(&quot;\zh{&quot;;[.H90];&quot;}  &amp;&quot;)" office:value-type="string" office:string-value="\zh{腹}  &amp;">
            <text:p>\zh{腹} <text:s/>&amp;</text:p>
          </table:table-cell>
          <table:table-cell table:style-name="Default" table:formula="of:=CONCATENATE(&quot;\ipa{&quot;;[.I90];&quot;}  &amp;&quot;)" office:value-type="string" office:string-value="\ipa{*puk}  &amp;">
            <text:p>\ipa{*puk} <text:s/>&amp;</text:p>
          </table:table-cell>
          <table:table-cell table:style-name="Default" table:formula="of:=CONCATENATE(&quot;\ipa{&quot;;[.J90];&quot;}  &amp;&quot;)" office:value-type="string" office:string-value="\ipa{uk}  &amp;">
            <text:p>\ipa{uk} <text:s/>&amp;</text:p>
          </table:table-cell>
          <table:table-cell table:style-name="Default" table:formula="of:=CONCATENATE([.K90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91];&quot;}  &amp;&quot;)" office:value-type="string" office:string-value="\ipa{tɤ-khɯ}  &amp;">
            <text:p>\ipa{tɤ-khɯ} <text:s/>&amp;</text:p>
          </table:table-cell>
          <table:table-cell table:style-name="Default" table:formula="of:=CONCATENATE(&quot;\ipa{&quot;;[.B91];&quot;}  &amp;&quot;)" office:value-type="string" office:string-value="\ipa{ta-kʰə̂}  &amp;">
            <text:p>\ipa{ta-kʰə̂} <text:s/>&amp;</text:p>
          </table:table-cell>
          <table:table-cell table:style-name="Default" table:formula="of:=CONCATENATE(&quot;\ipa{&quot;;[.C91];&quot;}  &amp;&quot;)" office:value-type="string" office:string-value="\ipa{tɐ-kə́t}  &amp;">
            <text:p>\ipa{tɐ-kə́t} <text:s/>&amp;</text:p>
          </table:table-cell>
          <table:table-cell table:style-name="Default" table:formula="of:=CONCATENATE(&quot;\ipa{&quot;;[.D91];&quot;}  &amp;&quot;)" office:value-type="string" office:string-value="\ipa{*k[h]ə}  &amp;">
            <text:p>\ipa{*k[h]ə} <text:s/>&amp;</text:p>
          </table:table-cell>
          <table:table-cell table:style-name="Default" table:formula="of:=CONCATENATE(&quot;\zh{&quot;;[.E91];&quot;}  &amp;&quot;)" office:value-type="string" office:string-value="\zh{烟}  &amp;">
            <text:p>\zh{烟} <text:s/>&amp;</text:p>
          </table:table-cell>
          <table:table-cell table:style-name="Default" table:formula="of:=CONCATENATE([.F91];&quot;  &amp;&quot;)" office:value-type="string" office:string-value="fumée  &amp;">
            <text:p>fumée <text:s/>&amp;</text:p>
          </table:table-cell>
          <table:table-cell table:style-name="Default" table:formula="of:=CONCATENATE(&quot;\ipa{&quot;;[.G91];&quot;}  &amp;&quot;)" office:value-type="string" office:string-value="\ipa{}  &amp;">
            <text:p>\ipa{} <text:s/>&amp;</text:p>
          </table:table-cell>
          <table:table-cell table:style-name="Default" table:formula="of:=CONCATENATE(&quot;\zh{&quot;;[.H91];&quot;}  &amp;&quot;)" office:value-type="string" office:string-value="\zh{熏}  &amp;">
            <text:p>\zh{熏} <text:s/>&amp;</text:p>
          </table:table-cell>
          <table:table-cell table:style-name="Default" table:formula="of:=CONCATENATE(&quot;\ipa{&quot;;[.I91];&quot;}  &amp;&quot;)" office:value-type="string" office:string-value="\ipa{*xun}  &amp;">
            <text:p>\ipa{*xun} <text:s/>&amp;</text:p>
          </table:table-cell>
          <table:table-cell table:style-name="Default" table:formula="of:=CONCATENATE(&quot;\ipa{&quot;;[.J91];&quot;}  &amp;&quot;)" office:value-type="string" office:string-value="\ipa{un}  &amp;">
            <text:p>\ipa{un} <text:s/>&amp;</text:p>
          </table:table-cell>
          <table:table-cell table:style-name="Default" table:formula="of:=CONCATENATE([.K91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5">
          <table:table-cell table:style-name="Default" table:formula="of:=CONCATENATE(&quot;\ipa{&quot;;[.A92];&quot;}  &amp;&quot;)" office:value-type="string" office:string-value="\ipa{tɯ-jmŋo}  &amp;">
            <text:p>\ipa{tɯ-jmŋo} <text:s/>&amp;</text:p>
          </table:table-cell>
          <table:table-cell table:style-name="Default" table:formula="of:=CONCATENATE(&quot;\ipa{&quot;;[.B92];&quot;}  &amp;&quot;)" office:value-type="string" office:string-value="\ipa{ta-rmô}  &amp;">
            <text:p>\ipa{ta-rmô} <text:s/>&amp;</text:p>
          </table:table-cell>
          <table:table-cell table:style-name="Default" table:formula="of:=CONCATENATE(&quot;\ipa{&quot;;[.C92];&quot;}  &amp;&quot;)" office:value-type="string" office:string-value="\ipa{tə-lmɐʔ}  &amp;">
            <text:p>\ipa{tə-lmɐʔ} <text:s/>&amp;</text:p>
          </table:table-cell>
          <table:table-cell table:style-name="Default" table:formula="of:=CONCATENATE(&quot;\ipa{&quot;;[.D92];&quot;}  &amp;&quot;)" office:value-type="string" office:string-value="\ipa{*lmaˠŋ}  &amp;">
            <text:p>\ipa{*lmaˠŋ} <text:s/>&amp;</text:p>
          </table:table-cell>
          <table:table-cell table:style-name="Default" table:formula="of:=CONCATENATE(&quot;\zh{&quot;;[.E92];&quot;}  &amp;&quot;)" office:value-type="string" office:string-value="\zh{梦}  &amp;">
            <text:p>\zh{梦} <text:s/>&amp;</text:p>
          </table:table-cell>
          <table:table-cell table:style-name="Default" table:formula="of:=CONCATENATE([.F92];&quot;  &amp;&quot;)" office:value-type="string" office:string-value="rêve  &amp;">
            <text:p>rêve <text:s/>&amp;</text:p>
          </table:table-cell>
          <table:table-cell table:style-name="Default" table:formula="of:=CONCATENATE(&quot;\ipa{&quot;;[.G92];&quot;}  &amp;&quot;)" office:value-type="string" office:string-value="\ipa{rmaŋ-lam}  &amp;">
            <text:p>\ipa{rmaŋ-lam} <text:s/>&amp;</text:p>
          </table:table-cell>
          <table:table-cell table:style-name="Default" table:formula="of:=CONCATENATE(&quot;\zh{&quot;;[.H92];&quot;}  &amp;&quot;)" office:value-type="string" office:string-value="\zh{夢}  &amp;">
            <text:p>\zh{夢} <text:s/>&amp;</text:p>
          </table:table-cell>
          <table:table-cell table:style-name="Default" table:formula="of:=CONCATENATE(&quot;\ipa{&quot;;[.I92];&quot;}  &amp;&quot;)" office:value-type="string" office:string-value="\ipa{*muŋs}  &amp;">
            <text:p>\ipa{*muŋs} <text:s/>&amp;</text:p>
          </table:table-cell>
          <table:table-cell table:style-name="Default" table:formula="of:=CONCATENATE(&quot;\ipa{&quot;;[.J92];&quot;}  &amp;&quot;)" office:value-type="string" office:string-value="\ipa{uŋ}  &amp;">
            <text:p>\ipa{uŋ} <text:s/>&amp;</text:p>
          </table:table-cell>
          <table:table-cell table:style-name="Default" table:formula="of:=CONCATENATE([.K92];&quot;  \\&quot;)" office:value-type="string" office:string-value="  \\">
            <text:p><text:s text:c="2"/>\\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1"/>
          <table:table-cell table:number-columns-repeated="1013"/>
        </table:table-row>
        <table:table-row table:style-name="ro2" table:number-rows-repeated="65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PANNEW" svg:font-family="IPAPANNEW"/>
    <style:font-face style:name="IPAPANNEW-Identity-H" svg:font-family="IPAPANNEW-Identity-H"/>
    <style:font-face style:name="PMingLiU-Identity-H" svg:font-family="PMingLiU-Identity-H"/>
    <style:font-face style:name="SimSun-Identity-H" svg:font-family="SimSun-Identity-H"/>
    <style:font-face style:name="F" svg:font-family="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haris SIL" svg:font-family="'Charis SIL'" style:font-pitch="variable"/>
    <style:font-face style:name="Gentium" svg:font-family="Gent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/09/2014</text:date>, <text:time>14:1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30T12:13:59.82</meta:creation-date>
    <dc:date>2014-09-30T14:18:50.43</dc:date>
    <meta:editing-duration>PT00H46M47S</meta:editing-duration>
    <meta:editing-cycles>16</meta:editing-cycles>
    <meta:generator>OpenOffice.org/3.0$Win32 OpenOffice.org_project/300m15$Build-9379</meta:generator>
    <meta:document-statistic meta:table-count="3" meta:cell-count="1719" meta:object-count="0"/>
    <meta:user-defined meta:name="Info 1"/>
    <meta:user-defined meta:name="Info 2"/>
    <meta:user-defined meta:name="Info 3"/>
    <meta:user-defined meta:name="Info 4"/>
  </office:meta>
</office:document-meta>
</file>